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svg:stroke-width="0.18cm" svg:stroke-color="#ffcc99" draw:marker-start-width="0.57cm" draw:marker-end-width="0.57cm" svg:stroke-opacity="75%" draw:textarea-horizontal-align="center" draw:textarea-vertical-align="middle" fo:padding-top="0.215cm" fo:padding-bottom="0.215cm" fo:padding-left="0.34cm" fo:padding-right="0.34cm"/>
    </style:style>
    <style:style style:name="gr2" style:family="graphic" style:parent-style-name="Default_5f_1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078cm"/>
    </style:style>
    <style:style style:name="gr4" style:family="graphic" style:parent-style-name="objectwithoutfill">
      <style:graphic-properties svg:stroke-width="0.25cm" svg:stroke-color="#ff6600" draw:marker-start-width="1.055cm" draw:marker-end-width="1.055cm" draw:fill="none" draw:textarea-horizontal-align="center" draw:textarea-vertical-align="middle" fo:padding-top="0.25cm" fo:padding-bottom="0.25cm" fo:padding-left="0.375cm" fo:padding-right="0.375cm"/>
    </style:style>
    <style:style style:name="gr5" style:family="graphic" style:parent-style-name="Default_5f_1">
      <style:graphic-properties draw:opacity="50%" draw:textarea-horizontal-align="justify" draw:textarea-vertical-align="middle" draw:auto-grow-height="false" fo:min-height="4.07cm" fo:min-width="1.35cm" draw:shadow-opacity="50%"/>
    </style:style>
    <style:style style:name="gr6" style:family="graphic" style:parent-style-name="Default_5f_1">
      <style:graphic-properties draw:fill-color="#6699cc" draw:textarea-horizontal-align="justify" draw:textarea-vertical-align="middle" draw:auto-grow-height="false" fo:min-height="0cm" fo:min-width="0cm"/>
    </style:style>
    <style:style style:name="gr7" style:family="graphic" style:parent-style-name="Default_5f_1">
      <style:graphic-properties draw:textarea-horizontal-align="justify" draw:textarea-vertical-align="middle" draw:auto-grow-height="false" fo:min-height="0.296cm" fo:min-width="0.007cm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158cm" fo:min-width="0.315cm"/>
    </style:style>
    <style:style style:name="gr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158cm" fo:min-width="0.171cm"/>
    </style:style>
    <style:style style:name="gr10" style:family="graphic" style:parent-style-name="Default_5f_1">
      <style:graphic-properties draw:fill-color="#999999" draw:opacity="50%" draw:textarea-horizontal-align="justify" draw:textarea-vertical-align="middle" draw:auto-grow-height="false" fo:min-height="0.104cm" fo:min-width="0cm" draw:shadow-opacity="50%"/>
    </style:style>
    <style:style style:name="gr11" style:family="graphic" style:parent-style-name="Default_5f_1">
      <style:graphic-properties draw:opacity="50%" draw:textarea-horizontal-align="justify" draw:textarea-vertical-align="middle" draw:auto-grow-height="false" fo:min-height="2.75cm" fo:min-width="1cm" draw:shadow-opacity="50%"/>
    </style:style>
    <style:style style:name="gr12" style:family="graphic" style:parent-style-name="objectwithoutfill">
      <style:graphic-properties svg:stroke-width="0.07cm" svg:stroke-color="#ff6600" draw:marker-start-width="0.53cm" draw:marker-end-width="0.53cm" draw:fill="none" draw:textarea-horizontal-align="center" draw:textarea-vertical-align="middle" fo:padding-top="0.16cm" fo:padding-bottom="0.16cm" fo:padding-left="0.285cm" fo:padding-right="0.285cm"/>
    </style:style>
    <style:style style:name="gr13" style:family="graphic" style:parent-style-name="Default_5f_1">
      <style:graphic-properties draw:fill-color="#999999" draw:opacity="50%" draw:textarea-horizontal-align="justify" draw:textarea-vertical-align="middle" draw:auto-grow-height="false" fo:min-height="0.252cm" fo:min-width="0cm" draw:shadow-opacity="50%"/>
    </style:style>
    <style:style style:name="gr14" style:family="graphic" style:parent-style-name="Default_5f_1">
      <style:graphic-properties draw:fill-color="#80808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svg:stroke-width="0.05cm" draw:marker-start-width="0.45cm" draw:marker-end-width="0.45cm" draw:fill="none" draw:textarea-horizontal-align="justify" draw:textarea-vertical-align="middle" draw:auto-grow-height="false" fo:min-height="6.4cm" fo:min-width="4.85cm" fo:padding-top="0.15cm" fo:padding-bottom="0.15cm" fo:padding-left="0.275cm" fo:padding-right="0.275cm"/>
    </style:style>
    <style:style style:name="gr16" style:family="graphic" style:parent-style-name="Default_5f_1">
      <style:graphic-properties draw:fill-color="#eeeeee" draw:opacity="50%" draw:textarea-horizontal-align="justify" draw:textarea-vertical-align="middle" draw:auto-grow-height="false" fo:min-height="0.417cm" fo:min-width="1.405cm" draw:shadow-opacity="50%"/>
    </style:style>
    <style:style style:name="gr17" style:family="graphic" style:parent-style-name="Default_5f_1">
      <style:graphic-properties draw:stroke="none" draw:fill="none" fo:min-height="0.159cm"/>
    </style:style>
    <style:style style:name="gr18" style:family="graphic" style:parent-style-name="Default_5f_1">
      <style:graphic-properties draw:stroke="none" draw:fill="none" fo:min-height="0.158cm"/>
    </style:style>
    <style:style style:name="gr19" style:family="graphic" style:parent-style-name="Default_5f_1">
      <style:graphic-properties draw:fill-color="#ff8080" draw:opacity="50%" draw:textarea-horizontal-align="justify" draw:textarea-vertical-align="middle" draw:auto-grow-height="false" fo:min-height="0cm" fo:min-width="1.8cm" draw:shadow-opacity="50%"/>
    </style:style>
    <style:style style:name="gr20" style:family="graphic" style:parent-style-name="Default_5f_1">
      <style:graphic-properties draw:opacity="50%" draw:textarea-horizontal-align="justify" draw:textarea-vertical-align="middle" draw:auto-grow-height="false" fo:min-height="0.239cm" fo:min-width="0.225cm" draw:shadow-opacity="50%"/>
    </style:style>
    <style:style style:name="gr21" style:family="graphic" style:parent-style-name="Default_5f_1">
      <style:graphic-properties draw:opacity="50%" draw:textarea-horizontal-align="justify" draw:textarea-vertical-align="middle" draw:auto-grow-height="false" fo:min-height="0cm" fo:min-width="1cm" draw:shadow-opacity="50%"/>
    </style:style>
    <style:style style:name="gr2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488cm" fo:min-width="10.814cm"/>
    </style:style>
    <style:style style:name="gr23" style:family="graphic" style:parent-style-name="standard">
      <style:graphic-properties svg:stroke-width="0.03cm" svg:stroke-color="#666666" draw:marker-start-width="0.395cm" draw:marker-end-width="0.395cm" draw:fill="none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24" style:family="graphic" style:parent-style-name="standard">
      <style:graphic-properties draw:stroke="none" svg:stroke-width="0.03cm" svg:stroke-color="#666666" draw:marker-start-width="0.395cm" draw:marker-end-width="0.395cm" draw:fill="solid" draw:fill-color="#666666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25" style:family="graphic" style:parent-style-name="objectwithoutfill">
      <style:graphic-properties svg:stroke-width="0.03cm" svg:stroke-color="#666666" draw:marker-start-width="0.395cm" draw:marker-end-width="0.395cm" draw:fill="solid" draw:fill-color="#666666" draw:textarea-horizontal-align="center" draw:textarea-vertical-align="middle" fo:padding-top="0cm" fo:padding-bottom="0.2cm" fo:padding-left="0cm" fo:padding-right="0cm"/>
    </style:style>
    <style:style style:name="gr26" style:family="graphic" style:parent-style-name="standard">
      <style:graphic-properties draw:fill-color="#666666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draw:fill-color="#ffcc00" draw:opacity="50%" draw:textarea-horizontal-align="justify" draw:textarea-vertical-align="middle" draw:auto-grow-height="false" fo:min-height="0cm" fo:min-width="0cm" draw:shadow="hidden" draw:shadow-opacity="50%"/>
    </style:style>
    <style:style style:name="gr28" style:family="graphic" style:parent-style-name="standard">
      <style:graphic-properties draw:fill-color="#ffcc00" draw:opacity="50%" draw:textarea-horizontal-align="justify" draw:textarea-vertical-align="middle" draw:auto-grow-height="false" fo:min-height="0cm" fo:min-width="0cm" draw:shadow-opacity="50%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gr30" style:family="graphic" style:parent-style-name="objectwithoutfill">
      <style:graphic-properties svg:stroke-width="0.03cm" svg:stroke-color="#666666" draw:marker-start-width="0.391cm" draw:marker-end-width="0.391cm" draw:fill="none" draw:textarea-horizontal-align="center" draw:textarea-vertical-align="middle" fo:padding-top="0.141cm" fo:padding-bottom="0.141cm" fo:padding-left="0.266cm" fo:padding-right="0.266cm"/>
    </style:style>
    <style:style style:name="gr31" style:family="graphic" style:parent-style-name="objectwithoutfill">
      <style:graphic-properties svg:stroke-width="0.03cm" svg:stroke-color="#666666" draw:marker-start-width="0.395cm" draw:marker-end="Circle" draw:marker-end-width="0.08cm" draw:fill="solid" draw:fill-color="#666666" draw:textarea-horizontal-align="center" draw:textarea-vertical-align="middle" fo:padding-top="0cm" fo:padding-bottom="0.2cm" fo:padding-left="0cm" fo:padding-right="0cm"/>
    </style:style>
    <style:style style:name="gr32" style:family="graphic" style:parent-style-name="standard">
      <style:graphic-properties draw:fill-color="#3399ff" draw:opacity="50%" draw:textarea-horizontal-align="justify" draw:textarea-vertical-align="middle" draw:auto-grow-height="false" fo:min-height="0cm" fo:min-width="0cm" draw:shadow="hidden" draw:shadow-opacity="50%"/>
    </style:style>
    <style:style style:name="gr33" style:family="graphic" style:parent-style-name="standard">
      <style:graphic-properties draw:fill-color="#3399ff" draw:opacity="50%" draw:textarea-horizontal-align="justify" draw:textarea-vertical-align="middle" draw:auto-grow-height="false" fo:min-height="0cm" fo:min-width="0cm" draw:shadow-opacity="50%"/>
    </style:style>
    <style:style style:name="gr34" style:family="graphic" style:parent-style-name="objectwithoutfill">
      <style:graphic-properties svg:stroke-width="0.03cm" svg:stroke-color="#000000" draw:marker-start="Circle" draw:marker-start-width="0.08cm" draw:marker-end="Circle" draw:marker-end-width="0.08cm" draw:fill="solid" draw:fill-color="#00cc00" draw:textarea-horizontal-align="center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4pt" style:font-size-asian="4pt" style:font-size-complex="4pt"/>
    </style:style>
    <style:style style:name="P4" style:family="paragraph">
      <loext:graphic-properties draw:opacity="50%"/>
      <style:paragraph-properties fo:text-align="center"/>
      <style:text-properties fo:color="#004586" fo:font-size="4pt" style:font-size-asian="4pt" style:font-size-complex="4pt"/>
    </style:style>
    <style:style style:name="P5" style:family="paragraph">
      <loext:graphic-properties draw:fill-color="#6699cc"/>
      <style:paragraph-properties fo:text-align="center"/>
      <style:text-properties fo:color="#004586" fo:font-size="4pt" style:font-size-asian="4pt" style:font-size-complex="4pt"/>
    </style:style>
    <style:style style:name="P6" style:family="paragraph">
      <style:paragraph-properties fo:text-align="center"/>
      <style:text-properties fo:color="#004586" fo:font-size="4pt" style:font-size-asian="4pt" style:font-size-complex="4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color="#004586" fo:font-size="4pt" style:font-size-asian="4pt" style:font-size-complex="4pt"/>
    </style:style>
    <style:style style:name="P9" style:family="paragraph">
      <loext:graphic-properties draw:fill="none" draw:fill-color="#ffffff"/>
      <style:text-properties fo:color="#004586" fo:font-size="4pt" style:font-size-asian="4pt" style:font-size-complex="4pt"/>
    </style:style>
    <style:style style:name="P10" style:family="paragraph">
      <loext:graphic-properties draw:fill-color="#999999" draw:opacity="50%"/>
      <style:paragraph-properties fo:text-align="center"/>
    </style:style>
    <style:style style:name="P11" style:family="paragraph">
      <loext:graphic-properties draw:opacity="50%"/>
      <style:paragraph-properties fo:text-align="center"/>
    </style:style>
    <style:style style:name="P12" style:family="paragraph">
      <loext:graphic-properties draw:fill-color="#6699cc"/>
      <style:paragraph-properties fo:text-align="center"/>
    </style:style>
    <style:style style:name="P13" style:family="paragraph">
      <loext:graphic-properties draw:fill-color="#808080"/>
      <style:paragraph-properties fo:text-align="center"/>
    </style:style>
    <style:style style:name="P14" style:family="paragraph">
      <loext:graphic-properties draw:fill-color="#eeeeee" draw:opacity="50%"/>
      <style:paragraph-properties fo:text-align="center"/>
    </style:style>
    <style:style style:name="P15" style:family="paragraph">
      <loext:graphic-properties draw:fill="none"/>
      <style:paragraph-properties fo:text-align="end"/>
    </style:style>
    <style:style style:name="P16" style:family="paragraph">
      <loext:graphic-properties draw:fill-color="#ff8080" draw:opacity="50%"/>
      <style:paragraph-properties fo:text-align="center"/>
    </style:style>
    <style:style style:name="P17" style:family="paragraph">
      <style:paragraph-properties fo:margin-top="0cm" fo:margin-bottom="0.2cm"/>
    </style:style>
    <style:style style:name="P18" style:family="paragraph">
      <loext:graphic-properties draw:fill="none" draw:fill-color="#ffffff"/>
      <style:paragraph-properties fo:margin-top="0cm" fo:margin-bottom="0.2cm"/>
      <style:text-properties style:font-name="Cantarell" fo:font-size="12pt" style:font-size-asian="12pt" style:font-size-complex="12pt"/>
    </style:style>
    <style:style style:name="P19" style:family="paragraph">
      <loext:graphic-properties draw:fill="solid" draw:fill-color="#666666"/>
      <style:paragraph-properties fo:text-align="center"/>
    </style:style>
    <style:style style:name="P20" style:family="paragraph">
      <loext:graphic-properties draw:fill-color="#666666"/>
      <style:paragraph-properties fo:text-align="center"/>
    </style:style>
    <style:style style:name="P21" style:family="paragraph">
      <loext:graphic-properties draw:fill-color="#ffcc00" draw:opacity="50%"/>
      <style:paragraph-properties fo:text-align="center"/>
    </style:style>
    <style:style style:name="P22" style:family="paragraph">
      <style:text-properties fo:font-size="3pt"/>
    </style:style>
    <style:style style:name="P23" style:family="paragraph">
      <loext:graphic-properties draw:fill="none" draw:fill-color="#ffffff"/>
      <style:text-properties fo:font-size="3pt" style:font-size-asian="18pt" style:font-size-complex="18pt"/>
    </style:style>
    <style:style style:name="P24" style:family="paragraph">
      <loext:graphic-properties draw:fill-color="#3399ff" draw:opacity="50%"/>
      <style:paragraph-properties fo:text-align="center"/>
    </style:style>
    <style:style style:name="P25" style:family="paragraph">
      <loext:graphic-properties draw:fill="solid" draw:fill-color="#00cc00"/>
      <style:paragraph-properties fo:text-align="center"/>
    </style:style>
    <style:style style:name="T1" style:family="text">
      <style:text-properties fo:font-size="4pt" style:font-size-asian="4pt" style:font-size-complex="4pt"/>
    </style:style>
    <style:style style:name="T2" style:family="text">
      <style:text-properties fo:color="#004586" fo:font-size="4.40000009536743pt" style:font-size-asian="4.40000009536743pt" style:font-size-complex="4.40000009536743pt"/>
    </style:style>
    <style:style style:name="T3" style:family="text">
      <style:text-properties fo:color="#004586" fo:font-size="4pt" style:font-size-asian="4pt" style:font-size-complex="4pt"/>
    </style:style>
    <style:style style:name="T4" style:family="text">
      <style:text-properties style:font-name="Cantarell" fo:font-size="11pt" fo:font-weight="bold" style:font-size-asian="12pt" style:font-weight-asian="bold" style:font-size-complex="12pt" style:font-weight-complex="bold"/>
    </style:style>
    <style:style style:name="T5" style:family="text">
      <style:text-properties style:font-name="Cantarell" fo:font-size="10pt" style:font-size-asian="12pt" style:font-size-complex="12pt"/>
    </style:style>
    <style:style style:name="T6" style:family="text">
      <style:text-properties style:font-name="Cantarell" fo:font-size="10pt" fo:font-style="italic" style:font-size-asian="12pt" style:font-style-asian="italic" style:font-size-complex="12pt" style:font-style-complex="italic"/>
    </style:style>
    <style:style style:name="T7" style:family="text">
      <style:text-properties fo:color="#333333" style:font-name="Cantarell" fo:font-size="4pt" style:font-size-asian="18pt" style:font-size-complex="18pt"/>
    </style:style>
    <style:style style:name="T8" style:family="text">
      <style:text-properties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circuit imprimé" svg:x1="15.291cm" svg:y1="15.655cm" svg:x2="15.291cm" svg:y2="7.672cm">
          <text:p/>
        </draw:line>
        <draw:line draw:style-name="gr1" draw:text-style-name="P1" draw:layer="circuit imprimé" svg:x1="15.541cm" svg:y1="15.655cm" svg:x2="15.541cm" svg:y2="7.672cm">
          <text:p/>
        </draw:line>
        <draw:line draw:style-name="gr1" draw:text-style-name="P1" draw:layer="circuit imprimé" svg:x1="15.8cm" svg:y1="15.655cm" svg:x2="15.8cm" svg:y2="7.672cm">
          <text:p/>
        </draw:line>
        <draw:line draw:style-name="gr1" draw:text-style-name="P1" draw:layer="circuit imprimé" svg:x1="16.05cm" svg:y1="15.655cm" svg:x2="16.05cm" svg:y2="7.672cm">
          <text:p/>
        </draw:line>
        <draw:line draw:style-name="gr1" draw:text-style-name="P1" draw:layer="circuit imprimé" svg:x1="14.034cm" svg:y1="15.664cm" svg:x2="14.034cm" svg:y2="7.681cm">
          <text:p/>
        </draw:line>
        <draw:line draw:style-name="gr1" draw:text-style-name="P1" draw:layer="circuit imprimé" svg:x1="14.284cm" svg:y1="15.664cm" svg:x2="14.284cm" svg:y2="7.681cm">
          <text:p/>
        </draw:line>
        <draw:line draw:style-name="gr1" draw:text-style-name="P1" draw:layer="circuit imprimé" svg:x1="14.543cm" svg:y1="15.664cm" svg:x2="14.543cm" svg:y2="7.681cm">
          <text:p/>
        </draw:line>
        <draw:line draw:style-name="gr1" draw:text-style-name="P1" draw:layer="circuit imprimé" svg:x1="14.793cm" svg:y1="15.664cm" svg:x2="14.793cm" svg:y2="7.681cm">
          <text:p/>
        </draw:line>
        <draw:line draw:style-name="gr1" draw:text-style-name="P1" draw:layer="circuit imprimé" svg:x1="15.047cm" svg:y1="15.672cm" svg:x2="15.047cm" svg:y2="7.689cm">
          <text:p/>
        </draw:line>
        <draw:line draw:style-name="gr1" draw:text-style-name="P1" draw:layer="circuit imprimé" svg:x1="13.271cm" svg:y1="15.655cm" svg:x2="13.271cm" svg:y2="7.672cm">
          <text:p/>
        </draw:line>
        <draw:line draw:style-name="gr1" draw:text-style-name="P1" draw:layer="circuit imprimé" svg:x1="13.521cm" svg:y1="15.655cm" svg:x2="13.521cm" svg:y2="7.672cm">
          <text:p/>
        </draw:line>
        <draw:line draw:style-name="gr1" draw:text-style-name="P1" draw:layer="circuit imprimé" svg:x1="13.78cm" svg:y1="15.655cm" svg:x2="13.78cm" svg:y2="7.672cm">
          <text:p/>
        </draw:line>
        <draw:line draw:style-name="gr1" draw:text-style-name="P1" draw:layer="circuit imprimé" svg:x1="12.264cm" svg:y1="15.664cm" svg:x2="12.264cm" svg:y2="7.681cm">
          <text:p/>
        </draw:line>
        <draw:line draw:style-name="gr1" draw:text-style-name="P1" draw:layer="circuit imprimé" svg:x1="12.523cm" svg:y1="15.664cm" svg:x2="12.523cm" svg:y2="7.681cm">
          <text:p/>
        </draw:line>
        <draw:line draw:style-name="gr1" draw:text-style-name="P1" draw:layer="circuit imprimé" svg:x1="12.773cm" svg:y1="15.664cm" svg:x2="12.773cm" svg:y2="7.681cm">
          <text:p/>
        </draw:line>
        <draw:line draw:style-name="gr1" draw:text-style-name="P1" draw:layer="circuit imprimé" svg:x1="13.027cm" svg:y1="15.672cm" svg:x2="13.027cm" svg:y2="7.689cm">
          <text:p/>
        </draw:line>
        <draw:line draw:style-name="gr1" draw:text-style-name="P1" draw:layer="circuit imprimé" svg:x1="19.582cm" svg:y1="10.572cm" svg:x2="19.582cm" svg:y2="8.528cm">
          <text:p/>
        </draw:line>
        <draw:line draw:style-name="gr1" draw:text-style-name="P1" draw:layer="circuit imprimé" svg:x1="18.837cm" svg:y1="15.664cm" svg:x2="18.837cm" svg:y2="7.681cm">
          <text:p/>
        </draw:line>
        <draw:line draw:style-name="gr1" draw:text-style-name="P1" draw:layer="circuit imprimé" svg:x1="19.087cm" svg:y1="15.664cm" svg:x2="19.087cm" svg:y2="7.681cm">
          <text:p/>
        </draw:line>
        <draw:line draw:style-name="gr1" draw:text-style-name="P1" draw:layer="circuit imprimé" svg:x1="19.346cm" svg:y1="15.664cm" svg:x2="19.346cm" svg:y2="7.681cm">
          <text:p/>
        </draw:line>
        <draw:line draw:style-name="gr1" draw:text-style-name="P1" draw:layer="circuit imprimé" svg:x1="17.561cm" svg:y1="15.655cm" svg:x2="17.561cm" svg:y2="7.672cm">
          <text:p/>
        </draw:line>
        <draw:line draw:style-name="gr1" draw:text-style-name="P1" draw:layer="circuit imprimé" svg:x1="17.811cm" svg:y1="15.655cm" svg:x2="17.811cm" svg:y2="7.672cm">
          <text:p/>
        </draw:line>
        <draw:line draw:style-name="gr1" draw:text-style-name="P1" draw:layer="circuit imprimé" svg:x1="18.07cm" svg:y1="15.655cm" svg:x2="18.07cm" svg:y2="7.672cm">
          <text:p/>
        </draw:line>
        <draw:line draw:style-name="gr1" draw:text-style-name="P1" draw:layer="circuit imprimé" svg:x1="18.32cm" svg:y1="15.655cm" svg:x2="18.32cm" svg:y2="7.672cm">
          <text:p/>
        </draw:line>
        <draw:line draw:style-name="gr1" draw:text-style-name="P1" draw:layer="circuit imprimé" svg:x1="18.574cm" svg:y1="15.664cm" svg:x2="18.574cm" svg:y2="7.681cm">
          <text:p/>
        </draw:line>
        <draw:line draw:style-name="gr1" draw:text-style-name="P1" draw:layer="circuit imprimé" svg:x1="16.304cm" svg:y1="15.664cm" svg:x2="16.304cm" svg:y2="7.681cm">
          <text:p/>
        </draw:line>
        <draw:line draw:style-name="gr1" draw:text-style-name="P1" draw:layer="circuit imprimé" svg:x1="16.554cm" svg:y1="15.664cm" svg:x2="16.554cm" svg:y2="7.681cm">
          <text:p/>
        </draw:line>
        <draw:line draw:style-name="gr1" draw:text-style-name="P1" draw:layer="circuit imprimé" svg:x1="16.813cm" svg:y1="15.664cm" svg:x2="16.813cm" svg:y2="7.681cm">
          <text:p/>
        </draw:line>
        <draw:line draw:style-name="gr1" draw:text-style-name="P1" draw:layer="circuit imprimé" svg:x1="17.063cm" svg:y1="15.664cm" svg:x2="17.063cm" svg:y2="7.681cm">
          <text:p/>
        </draw:line>
        <draw:line draw:style-name="gr1" draw:text-style-name="P1" draw:layer="circuit imprimé" svg:x1="17.317cm" svg:y1="15.672cm" svg:x2="17.317cm" svg:y2="7.689cm">
          <text:p/>
        </draw:line>
        <draw:circle draw:style-name="gr2" draw:text-style-name="P2" draw:layer="perçages" svg:width="0.08cm" svg:height="0.08cm" draw:transform="rotate (1.5707963267949) translate (16.253cm 11.229cm)">
          <text:p/>
        </draw:circle>
        <draw:circle draw:style-name="gr2" draw:text-style-name="P2" draw:layer="perçages" svg:width="0.08cm" svg:height="0.08cm" draw:transform="rotate (1.5707963267949) translate (16.253cm 10.975cm)">
          <text:p/>
        </draw:circle>
        <draw:circle draw:style-name="gr2" draw:text-style-name="P2" draw:layer="perçages" svg:width="0.08cm" svg:height="0.08cm" draw:transform="rotate (1.5707963267949) translate (16.253cm 10.721cm)">
          <text:p/>
        </draw:circle>
        <draw:circle draw:style-name="gr2" draw:text-style-name="P2" draw:layer="perçages" svg:width="0.08cm" svg:height="0.08cm" draw:transform="rotate (1.5707963267949) translate (16.253cm 10.467cm)">
          <text:p/>
        </draw:circle>
        <draw:circle draw:style-name="gr2" draw:text-style-name="P2" draw:layer="perçages" svg:width="0.08cm" svg:height="0.08cm" draw:transform="rotate (1.5707963267949) translate (16.253cm 10.213cm)">
          <text:p/>
        </draw:circle>
        <draw:circle draw:style-name="gr2" draw:text-style-name="P2" draw:layer="perçages" svg:width="0.08cm" svg:height="0.08cm" draw:transform="rotate (1.5707963267949) translate (16.253cm 9.959cm)">
          <text:p/>
        </draw:circle>
        <draw:circle draw:style-name="gr2" draw:text-style-name="P2" draw:layer="perçages" svg:width="0.08cm" svg:height="0.08cm" draw:transform="rotate (1.5707963267949) translate (16.253cm 9.705cm)">
          <text:p/>
        </draw:circle>
        <draw:circle draw:style-name="gr2" draw:text-style-name="P2" draw:layer="perçages" svg:width="0.08cm" svg:height="0.08cm" draw:transform="rotate (1.5707963267949) translate (16.253cm 9.451cm)">
          <text:p/>
        </draw:circle>
        <draw:circle draw:style-name="gr2" draw:text-style-name="P2" draw:layer="perçages" svg:width="0.08cm" svg:height="0.08cm" draw:transform="rotate (1.5707963267949) translate (16.253cm 9.197cm)">
          <text:p/>
        </draw:circle>
        <draw:circle draw:style-name="gr2" draw:text-style-name="P2" draw:layer="perçages" svg:width="0.08cm" svg:height="0.08cm" draw:transform="rotate (1.5707963267949) translate (16.253cm 8.943cm)">
          <text:p/>
        </draw:circle>
        <draw:circle draw:style-name="gr2" draw:text-style-name="P2" draw:layer="perçages" svg:width="0.08cm" svg:height="0.08cm" draw:transform="rotate (1.5707963267949) translate (16.253cm 8.689cm)">
          <text:p/>
        </draw:circle>
        <draw:circle draw:style-name="gr2" draw:text-style-name="P2" draw:layer="perçages" svg:width="0.08cm" svg:height="0.08cm" draw:transform="rotate (1.5707963267949) translate (16.253cm 8.435cm)">
          <text:p/>
        </draw:circle>
        <draw:circle draw:style-name="gr2" draw:text-style-name="P2" draw:layer="perçages" svg:width="0.08cm" svg:height="0.08cm" draw:transform="rotate (1.5707963267949) translate (16.253cm 8.181cm)">
          <text:p/>
        </draw:circle>
        <draw:circle draw:style-name="gr2" draw:text-style-name="P2" draw:layer="perçages" svg:width="0.08cm" svg:height="0.08cm" draw:transform="rotate (1.5707963267949) translate (16.253cm 7.927cm)">
          <text:p/>
        </draw:circle>
        <draw:circle draw:style-name="gr2" draw:text-style-name="P2" draw:layer="perçages" svg:width="0.08cm" svg:height="0.08cm" draw:transform="rotate (1.5707963267949) translate (16.507cm 11.229cm)">
          <text:p/>
        </draw:circle>
        <draw:circle draw:style-name="gr2" draw:text-style-name="P2" draw:layer="perçages" svg:width="0.08cm" svg:height="0.08cm" draw:transform="rotate (1.5707963267949) translate (16.507cm 10.975cm)">
          <text:p/>
        </draw:circle>
        <draw:circle draw:style-name="gr2" draw:text-style-name="P2" draw:layer="perçages" svg:width="0.08cm" svg:height="0.08cm" draw:transform="rotate (1.5707963267949) translate (16.507cm 10.721cm)">
          <text:p/>
        </draw:circle>
        <draw:circle draw:style-name="gr2" draw:text-style-name="P2" draw:layer="perçages" svg:width="0.08cm" svg:height="0.08cm" draw:transform="rotate (1.5707963267949) translate (16.507cm 10.467cm)">
          <text:p/>
        </draw:circle>
        <draw:circle draw:style-name="gr2" draw:text-style-name="P2" draw:layer="perçages" svg:width="0.08cm" svg:height="0.08cm" draw:transform="rotate (1.5707963267949) translate (16.507cm 10.213cm)">
          <text:p/>
        </draw:circle>
        <draw:circle draw:style-name="gr2" draw:text-style-name="P2" draw:layer="perçages" svg:width="0.08cm" svg:height="0.08cm" draw:transform="rotate (1.5707963267949) translate (16.507cm 9.959cm)">
          <text:p/>
        </draw:circle>
        <draw:circle draw:style-name="gr2" draw:text-style-name="P2" draw:layer="perçages" svg:width="0.08cm" svg:height="0.08cm" draw:transform="rotate (1.5707963267949) translate (16.507cm 9.705cm)">
          <text:p/>
        </draw:circle>
        <draw:circle draw:style-name="gr2" draw:text-style-name="P2" draw:layer="perçages" svg:width="0.08cm" svg:height="0.08cm" draw:transform="rotate (1.5707963267949) translate (16.507cm 9.451cm)">
          <text:p/>
        </draw:circle>
        <draw:circle draw:style-name="gr2" draw:text-style-name="P2" draw:layer="perçages" svg:width="0.08cm" svg:height="0.08cm" draw:transform="rotate (1.5707963267949) translate (16.507cm 9.197cm)">
          <text:p/>
        </draw:circle>
        <draw:circle draw:style-name="gr2" draw:text-style-name="P2" draw:layer="perçages" svg:width="0.08cm" svg:height="0.08cm" draw:transform="rotate (1.5707963267949) translate (16.507cm 8.943cm)">
          <text:p/>
        </draw:circle>
        <draw:circle draw:style-name="gr2" draw:text-style-name="P2" draw:layer="perçages" svg:width="0.08cm" svg:height="0.08cm" draw:transform="rotate (1.5707963267949) translate (16.507cm 8.689cm)">
          <text:p/>
        </draw:circle>
        <draw:circle draw:style-name="gr2" draw:text-style-name="P2" draw:layer="perçages" svg:width="0.08cm" svg:height="0.08cm" draw:transform="rotate (1.5707963267949) translate (16.507cm 8.435cm)">
          <text:p/>
        </draw:circle>
        <draw:circle draw:style-name="gr2" draw:text-style-name="P2" draw:layer="perçages" svg:width="0.08cm" svg:height="0.08cm" draw:transform="rotate (1.5707963267949) translate (16.507cm 8.181cm)">
          <text:p/>
        </draw:circle>
        <draw:circle draw:style-name="gr2" draw:text-style-name="P2" draw:layer="perçages" svg:width="0.08cm" svg:height="0.08cm" draw:transform="rotate (1.5707963267949) translate (16.507cm 7.927cm)">
          <text:p/>
        </draw:circle>
        <draw:circle draw:style-name="gr2" draw:text-style-name="P2" draw:layer="perçages" svg:width="0.08cm" svg:height="0.08cm" draw:transform="rotate (1.5707963267949) translate (16.761cm 11.229cm)">
          <text:p/>
        </draw:circle>
        <draw:circle draw:style-name="gr2" draw:text-style-name="P2" draw:layer="perçages" svg:width="0.08cm" svg:height="0.08cm" draw:transform="rotate (1.5707963267949) translate (16.761cm 10.975cm)">
          <text:p/>
        </draw:circle>
        <draw:circle draw:style-name="gr2" draw:text-style-name="P2" draw:layer="perçages" svg:width="0.08cm" svg:height="0.08cm" draw:transform="rotate (1.5707963267949) translate (16.761cm 10.721cm)">
          <text:p/>
        </draw:circle>
        <draw:circle draw:style-name="gr2" draw:text-style-name="P2" draw:layer="perçages" svg:width="0.08cm" svg:height="0.08cm" draw:transform="rotate (1.5707963267949) translate (16.761cm 10.467cm)">
          <text:p/>
        </draw:circle>
        <draw:circle draw:style-name="gr2" draw:text-style-name="P2" draw:layer="perçages" svg:width="0.08cm" svg:height="0.08cm" draw:transform="rotate (1.5707963267949) translate (16.761cm 10.213cm)">
          <text:p/>
        </draw:circle>
        <draw:circle draw:style-name="gr2" draw:text-style-name="P2" draw:layer="perçages" svg:width="0.08cm" svg:height="0.08cm" draw:transform="rotate (1.5707963267949) translate (16.761cm 9.959cm)">
          <text:p/>
        </draw:circle>
        <draw:circle draw:style-name="gr2" draw:text-style-name="P2" draw:layer="perçages" svg:width="0.08cm" svg:height="0.08cm" draw:transform="rotate (1.5707963267949) translate (16.761cm 9.705cm)">
          <text:p/>
        </draw:circle>
        <draw:circle draw:style-name="gr2" draw:text-style-name="P2" draw:layer="perçages" svg:width="0.08cm" svg:height="0.08cm" draw:transform="rotate (1.5707963267949) translate (16.761cm 9.451cm)">
          <text:p/>
        </draw:circle>
        <draw:circle draw:style-name="gr2" draw:text-style-name="P2" draw:layer="perçages" svg:width="0.08cm" svg:height="0.08cm" draw:transform="rotate (1.5707963267949) translate (16.761cm 9.197cm)">
          <text:p/>
        </draw:circle>
        <draw:circle draw:style-name="gr2" draw:text-style-name="P2" draw:layer="perçages" svg:width="0.08cm" svg:height="0.08cm" draw:transform="rotate (1.5707963267949) translate (16.761cm 8.943cm)">
          <text:p/>
        </draw:circle>
        <draw:circle draw:style-name="gr2" draw:text-style-name="P2" draw:layer="perçages" svg:width="0.08cm" svg:height="0.08cm" draw:transform="rotate (1.5707963267949) translate (16.761cm 8.689cm)">
          <text:p/>
        </draw:circle>
        <draw:circle draw:style-name="gr2" draw:text-style-name="P2" draw:layer="perçages" svg:width="0.08cm" svg:height="0.08cm" draw:transform="rotate (1.5707963267949) translate (16.761cm 8.435cm)">
          <text:p/>
        </draw:circle>
        <draw:circle draw:style-name="gr2" draw:text-style-name="P2" draw:layer="perçages" svg:width="0.08cm" svg:height="0.08cm" draw:transform="rotate (1.5707963267949) translate (16.761cm 8.181cm)">
          <text:p/>
        </draw:circle>
        <draw:circle draw:style-name="gr2" draw:text-style-name="P2" draw:layer="perçages" svg:width="0.08cm" svg:height="0.08cm" draw:transform="rotate (1.5707963267949) translate (16.761cm 7.927cm)">
          <text:p/>
        </draw:circle>
        <draw:circle draw:style-name="gr2" draw:text-style-name="P2" draw:layer="perçages" svg:width="0.08cm" svg:height="0.08cm" draw:transform="rotate (1.5707963267949) translate (17.015cm 11.229cm)">
          <text:p/>
        </draw:circle>
        <draw:circle draw:style-name="gr2" draw:text-style-name="P2" draw:layer="perçages" svg:width="0.08cm" svg:height="0.08cm" draw:transform="rotate (1.5707963267949) translate (17.015cm 10.975cm)">
          <text:p/>
        </draw:circle>
        <draw:circle draw:style-name="gr2" draw:text-style-name="P2" draw:layer="perçages" svg:width="0.08cm" svg:height="0.08cm" draw:transform="rotate (1.5707963267949) translate (17.015cm 10.721cm)">
          <text:p/>
        </draw:circle>
        <draw:circle draw:style-name="gr2" draw:text-style-name="P2" draw:layer="perçages" svg:width="0.08cm" svg:height="0.08cm" draw:transform="rotate (1.5707963267949) translate (17.015cm 10.467cm)">
          <text:p/>
        </draw:circle>
        <draw:circle draw:style-name="gr2" draw:text-style-name="P2" draw:layer="perçages" svg:width="0.08cm" svg:height="0.08cm" draw:transform="rotate (1.5707963267949) translate (17.015cm 10.213cm)">
          <text:p/>
        </draw:circle>
        <draw:circle draw:style-name="gr2" draw:text-style-name="P2" draw:layer="perçages" svg:width="0.08cm" svg:height="0.08cm" draw:transform="rotate (1.5707963267949) translate (17.015cm 9.959cm)">
          <text:p/>
        </draw:circle>
        <draw:circle draw:style-name="gr2" draw:text-style-name="P2" draw:layer="perçages" svg:width="0.08cm" svg:height="0.08cm" draw:transform="rotate (1.5707963267949) translate (17.015cm 9.705cm)">
          <text:p/>
        </draw:circle>
        <draw:circle draw:style-name="gr2" draw:text-style-name="P2" draw:layer="perçages" svg:width="0.08cm" svg:height="0.08cm" draw:transform="rotate (1.5707963267949) translate (17.015cm 9.451cm)">
          <text:p/>
        </draw:circle>
        <draw:circle draw:style-name="gr2" draw:text-style-name="P2" draw:layer="perçages" svg:width="0.08cm" svg:height="0.08cm" draw:transform="rotate (1.5707963267949) translate (17.015cm 9.197cm)">
          <text:p/>
        </draw:circle>
        <draw:circle draw:style-name="gr2" draw:text-style-name="P2" draw:layer="perçages" svg:width="0.08cm" svg:height="0.08cm" draw:transform="rotate (1.5707963267949) translate (17.015cm 8.943cm)">
          <text:p/>
        </draw:circle>
        <draw:circle draw:style-name="gr2" draw:text-style-name="P2" draw:layer="perçages" svg:width="0.08cm" svg:height="0.08cm" draw:transform="rotate (1.5707963267949) translate (17.015cm 8.689cm)">
          <text:p/>
        </draw:circle>
        <draw:circle draw:style-name="gr2" draw:text-style-name="P2" draw:layer="perçages" svg:width="0.08cm" svg:height="0.08cm" draw:transform="rotate (1.5707963267949) translate (17.015cm 8.435cm)">
          <text:p/>
        </draw:circle>
        <draw:circle draw:style-name="gr2" draw:text-style-name="P2" draw:layer="perçages" svg:width="0.08cm" svg:height="0.08cm" draw:transform="rotate (1.5707963267949) translate (17.015cm 8.181cm)">
          <text:p/>
        </draw:circle>
        <draw:circle draw:style-name="gr2" draw:text-style-name="P2" draw:layer="perçages" svg:width="0.08cm" svg:height="0.08cm" draw:transform="rotate (1.5707963267949) translate (17.015cm 7.927cm)">
          <text:p/>
        </draw:circle>
        <draw:circle draw:style-name="gr2" draw:text-style-name="P2" draw:layer="perçages" svg:width="0.08cm" svg:height="0.08cm" draw:transform="rotate (1.5707963267949) translate (17.269cm 11.229cm)">
          <text:p/>
        </draw:circle>
        <draw:circle draw:style-name="gr2" draw:text-style-name="P2" draw:layer="perçages" svg:width="0.08cm" svg:height="0.08cm" draw:transform="rotate (1.5707963267949) translate (17.269cm 10.975cm)">
          <text:p/>
        </draw:circle>
        <draw:circle draw:style-name="gr2" draw:text-style-name="P2" draw:layer="perçages" svg:width="0.08cm" svg:height="0.08cm" draw:transform="rotate (1.5707963267949) translate (17.269cm 10.721cm)">
          <text:p/>
        </draw:circle>
        <draw:circle draw:style-name="gr2" draw:text-style-name="P2" draw:layer="perçages" svg:width="0.08cm" svg:height="0.08cm" draw:transform="rotate (1.5707963267949) translate (17.269cm 10.467cm)">
          <text:p/>
        </draw:circle>
        <draw:circle draw:style-name="gr2" draw:text-style-name="P2" draw:layer="perçages" svg:width="0.08cm" svg:height="0.08cm" draw:transform="rotate (1.5707963267949) translate (17.269cm 10.213cm)">
          <text:p/>
        </draw:circle>
        <draw:circle draw:style-name="gr2" draw:text-style-name="P2" draw:layer="perçages" svg:width="0.08cm" svg:height="0.08cm" draw:transform="rotate (1.5707963267949) translate (17.269cm 9.959cm)">
          <text:p/>
        </draw:circle>
        <draw:circle draw:style-name="gr2" draw:text-style-name="P2" draw:layer="perçages" svg:width="0.08cm" svg:height="0.08cm" draw:transform="rotate (1.5707963267949) translate (17.269cm 9.705cm)">
          <text:p/>
        </draw:circle>
        <draw:circle draw:style-name="gr2" draw:text-style-name="P2" draw:layer="perçages" svg:width="0.08cm" svg:height="0.08cm" draw:transform="rotate (1.5707963267949) translate (17.269cm 9.451cm)">
          <text:p/>
        </draw:circle>
        <draw:circle draw:style-name="gr2" draw:text-style-name="P2" draw:layer="perçages" svg:width="0.08cm" svg:height="0.08cm" draw:transform="rotate (1.5707963267949) translate (17.269cm 9.197cm)">
          <text:p/>
        </draw:circle>
        <draw:circle draw:style-name="gr2" draw:text-style-name="P2" draw:layer="perçages" svg:width="0.08cm" svg:height="0.08cm" draw:transform="rotate (1.5707963267949) translate (17.269cm 8.943cm)">
          <text:p/>
        </draw:circle>
        <draw:circle draw:style-name="gr2" draw:text-style-name="P2" draw:layer="perçages" svg:width="0.08cm" svg:height="0.08cm" draw:transform="rotate (1.5707963267949) translate (17.269cm 8.689cm)">
          <text:p/>
        </draw:circle>
        <draw:circle draw:style-name="gr2" draw:text-style-name="P2" draw:layer="perçages" svg:width="0.08cm" svg:height="0.08cm" draw:transform="rotate (1.5707963267949) translate (17.269cm 8.435cm)">
          <text:p/>
        </draw:circle>
        <draw:circle draw:style-name="gr2" draw:text-style-name="P2" draw:layer="perçages" svg:width="0.08cm" svg:height="0.08cm" draw:transform="rotate (1.5707963267949) translate (17.269cm 8.181cm)">
          <text:p/>
        </draw:circle>
        <draw:circle draw:style-name="gr2" draw:text-style-name="P2" draw:layer="perçages" svg:width="0.08cm" svg:height="0.08cm" draw:transform="rotate (1.5707963267949) translate (17.269cm 7.927cm)">
          <text:p/>
        </draw:circle>
        <draw:circle draw:style-name="gr2" draw:text-style-name="P2" draw:layer="perçages" svg:width="0.08cm" svg:height="0.08cm" draw:transform="rotate (1.5707963267949) translate (17.269cm 11.229cm)">
          <text:p/>
        </draw:circle>
        <draw:circle draw:style-name="gr2" draw:text-style-name="P2" draw:layer="perçages" svg:width="0.08cm" svg:height="0.08cm" draw:transform="rotate (1.5707963267949) translate (17.269cm 10.975cm)">
          <text:p/>
        </draw:circle>
        <draw:circle draw:style-name="gr2" draw:text-style-name="P2" draw:layer="perçages" svg:width="0.08cm" svg:height="0.08cm" draw:transform="rotate (1.5707963267949) translate (17.269cm 10.721cm)">
          <text:p/>
        </draw:circle>
        <draw:circle draw:style-name="gr2" draw:text-style-name="P2" draw:layer="perçages" svg:width="0.08cm" svg:height="0.08cm" draw:transform="rotate (1.5707963267949) translate (17.269cm 10.467cm)">
          <text:p/>
        </draw:circle>
        <draw:circle draw:style-name="gr2" draw:text-style-name="P2" draw:layer="perçages" svg:width="0.08cm" svg:height="0.08cm" draw:transform="rotate (1.5707963267949) translate (17.269cm 10.213cm)">
          <text:p/>
        </draw:circle>
        <draw:circle draw:style-name="gr2" draw:text-style-name="P2" draw:layer="perçages" svg:width="0.08cm" svg:height="0.08cm" draw:transform="rotate (1.5707963267949) translate (17.269cm 9.959cm)">
          <text:p/>
        </draw:circle>
        <draw:circle draw:style-name="gr2" draw:text-style-name="P2" draw:layer="perçages" svg:width="0.08cm" svg:height="0.08cm" draw:transform="rotate (1.5707963267949) translate (17.269cm 9.705cm)">
          <text:p/>
        </draw:circle>
        <draw:circle draw:style-name="gr2" draw:text-style-name="P2" draw:layer="perçages" svg:width="0.08cm" svg:height="0.08cm" draw:transform="rotate (1.5707963267949) translate (17.269cm 9.451cm)">
          <text:p/>
        </draw:circle>
        <draw:circle draw:style-name="gr2" draw:text-style-name="P2" draw:layer="perçages" svg:width="0.08cm" svg:height="0.08cm" draw:transform="rotate (1.5707963267949) translate (17.269cm 9.197cm)">
          <text:p/>
        </draw:circle>
        <draw:circle draw:style-name="gr2" draw:text-style-name="P2" draw:layer="perçages" svg:width="0.08cm" svg:height="0.08cm" draw:transform="rotate (1.5707963267949) translate (17.269cm 8.943cm)">
          <text:p/>
        </draw:circle>
        <draw:circle draw:style-name="gr2" draw:text-style-name="P2" draw:layer="perçages" svg:width="0.08cm" svg:height="0.08cm" draw:transform="rotate (1.5707963267949) translate (17.269cm 8.689cm)">
          <text:p/>
        </draw:circle>
        <draw:circle draw:style-name="gr2" draw:text-style-name="P2" draw:layer="perçages" svg:width="0.08cm" svg:height="0.08cm" draw:transform="rotate (1.5707963267949) translate (17.269cm 8.435cm)">
          <text:p/>
        </draw:circle>
        <draw:circle draw:style-name="gr2" draw:text-style-name="P2" draw:layer="perçages" svg:width="0.08cm" svg:height="0.08cm" draw:transform="rotate (1.5707963267949) translate (17.269cm 8.181cm)">
          <text:p/>
        </draw:circle>
        <draw:circle draw:style-name="gr2" draw:text-style-name="P2" draw:layer="perçages" svg:width="0.08cm" svg:height="0.08cm" draw:transform="rotate (1.5707963267949) translate (17.269cm 7.927cm)">
          <text:p/>
        </draw:circle>
        <draw:circle draw:style-name="gr2" draw:text-style-name="P2" draw:layer="perçages" svg:width="0.08cm" svg:height="0.08cm" draw:transform="rotate (1.5707963267949) translate (17.523cm 11.229cm)">
          <text:p/>
        </draw:circle>
        <draw:circle draw:style-name="gr2" draw:text-style-name="P2" draw:layer="perçages" svg:width="0.08cm" svg:height="0.08cm" draw:transform="rotate (1.5707963267949) translate (17.523cm 10.975cm)">
          <text:p/>
        </draw:circle>
        <draw:circle draw:style-name="gr2" draw:text-style-name="P2" draw:layer="perçages" svg:width="0.08cm" svg:height="0.08cm" draw:transform="rotate (1.5707963267949) translate (17.523cm 10.721cm)">
          <text:p/>
        </draw:circle>
        <draw:circle draw:style-name="gr2" draw:text-style-name="P2" draw:layer="perçages" svg:width="0.08cm" svg:height="0.08cm" draw:transform="rotate (1.5707963267949) translate (17.523cm 10.467cm)">
          <text:p/>
        </draw:circle>
        <draw:circle draw:style-name="gr2" draw:text-style-name="P2" draw:layer="perçages" svg:width="0.08cm" svg:height="0.08cm" draw:transform="rotate (1.5707963267949) translate (17.523cm 10.213cm)">
          <text:p/>
        </draw:circle>
        <draw:circle draw:style-name="gr2" draw:text-style-name="P2" draw:layer="perçages" svg:width="0.08cm" svg:height="0.08cm" draw:transform="rotate (1.5707963267949) translate (17.523cm 9.959cm)">
          <text:p/>
        </draw:circle>
        <draw:circle draw:style-name="gr2" draw:text-style-name="P2" draw:layer="perçages" svg:width="0.08cm" svg:height="0.08cm" draw:transform="rotate (1.5707963267949) translate (17.523cm 9.705cm)">
          <text:p/>
        </draw:circle>
        <draw:circle draw:style-name="gr2" draw:text-style-name="P2" draw:layer="perçages" svg:width="0.08cm" svg:height="0.08cm" draw:transform="rotate (1.5707963267949) translate (17.523cm 9.451cm)">
          <text:p/>
        </draw:circle>
        <draw:circle draw:style-name="gr2" draw:text-style-name="P2" draw:layer="perçages" svg:width="0.08cm" svg:height="0.08cm" draw:transform="rotate (1.5707963267949) translate (17.523cm 9.197cm)">
          <text:p/>
        </draw:circle>
        <draw:circle draw:style-name="gr2" draw:text-style-name="P2" draw:layer="perçages" svg:width="0.08cm" svg:height="0.08cm" draw:transform="rotate (1.5707963267949) translate (17.523cm 8.943cm)">
          <text:p/>
        </draw:circle>
        <draw:circle draw:style-name="gr2" draw:text-style-name="P2" draw:layer="perçages" svg:width="0.08cm" svg:height="0.08cm" draw:transform="rotate (1.5707963267949) translate (17.523cm 8.689cm)">
          <text:p/>
        </draw:circle>
        <draw:circle draw:style-name="gr2" draw:text-style-name="P2" draw:layer="perçages" svg:width="0.08cm" svg:height="0.08cm" draw:transform="rotate (1.5707963267949) translate (17.523cm 8.435cm)">
          <text:p/>
        </draw:circle>
        <draw:circle draw:style-name="gr2" draw:text-style-name="P2" draw:layer="perçages" svg:width="0.08cm" svg:height="0.08cm" draw:transform="rotate (1.5707963267949) translate (17.523cm 8.181cm)">
          <text:p/>
        </draw:circle>
        <draw:circle draw:style-name="gr2" draw:text-style-name="P2" draw:layer="perçages" svg:width="0.08cm" svg:height="0.08cm" draw:transform="rotate (1.5707963267949) translate (17.523cm 7.927cm)">
          <text:p/>
        </draw:circle>
        <draw:circle draw:style-name="gr2" draw:text-style-name="P2" draw:layer="perçages" svg:width="0.08cm" svg:height="0.08cm" draw:transform="rotate (1.5707963267949) translate (17.777cm 11.229cm)">
          <text:p/>
        </draw:circle>
        <draw:circle draw:style-name="gr2" draw:text-style-name="P2" draw:layer="perçages" svg:width="0.08cm" svg:height="0.08cm" draw:transform="rotate (1.5707963267949) translate (17.777cm 10.975cm)">
          <text:p/>
        </draw:circle>
        <draw:circle draw:style-name="gr2" draw:text-style-name="P2" draw:layer="perçages" svg:width="0.08cm" svg:height="0.08cm" draw:transform="rotate (1.5707963267949) translate (17.777cm 10.721cm)">
          <text:p/>
        </draw:circle>
        <draw:circle draw:style-name="gr2" draw:text-style-name="P2" draw:layer="perçages" svg:width="0.08cm" svg:height="0.08cm" draw:transform="rotate (1.5707963267949) translate (17.777cm 10.467cm)">
          <text:p/>
        </draw:circle>
        <draw:circle draw:style-name="gr2" draw:text-style-name="P2" draw:layer="perçages" svg:width="0.08cm" svg:height="0.08cm" draw:transform="rotate (1.5707963267949) translate (17.777cm 10.213cm)">
          <text:p/>
        </draw:circle>
        <draw:circle draw:style-name="gr2" draw:text-style-name="P2" draw:layer="perçages" svg:width="0.08cm" svg:height="0.08cm" draw:transform="rotate (1.5707963267949) translate (17.777cm 9.959cm)">
          <text:p/>
        </draw:circle>
        <draw:circle draw:style-name="gr2" draw:text-style-name="P2" draw:layer="perçages" svg:width="0.08cm" svg:height="0.08cm" draw:transform="rotate (1.5707963267949) translate (17.777cm 9.705cm)">
          <text:p/>
        </draw:circle>
        <draw:circle draw:style-name="gr2" draw:text-style-name="P2" draw:layer="perçages" svg:width="0.08cm" svg:height="0.08cm" draw:transform="rotate (1.5707963267949) translate (17.777cm 9.451cm)">
          <text:p/>
        </draw:circle>
        <draw:circle draw:style-name="gr2" draw:text-style-name="P2" draw:layer="perçages" svg:width="0.08cm" svg:height="0.08cm" draw:transform="rotate (1.5707963267949) translate (17.777cm 9.197cm)">
          <text:p/>
        </draw:circle>
        <draw:circle draw:style-name="gr2" draw:text-style-name="P2" draw:layer="perçages" svg:width="0.08cm" svg:height="0.08cm" draw:transform="rotate (1.5707963267949) translate (17.777cm 8.943cm)">
          <text:p/>
        </draw:circle>
        <draw:circle draw:style-name="gr2" draw:text-style-name="P2" draw:layer="perçages" svg:width="0.08cm" svg:height="0.08cm" draw:transform="rotate (1.5707963267949) translate (17.777cm 8.689cm)">
          <text:p/>
        </draw:circle>
        <draw:circle draw:style-name="gr2" draw:text-style-name="P2" draw:layer="perçages" svg:width="0.08cm" svg:height="0.08cm" draw:transform="rotate (1.5707963267949) translate (17.777cm 8.435cm)">
          <text:p/>
        </draw:circle>
        <draw:circle draw:style-name="gr2" draw:text-style-name="P2" draw:layer="perçages" svg:width="0.08cm" svg:height="0.08cm" draw:transform="rotate (1.5707963267949) translate (17.777cm 8.181cm)">
          <text:p/>
        </draw:circle>
        <draw:circle draw:style-name="gr2" draw:text-style-name="P2" draw:layer="perçages" svg:width="0.08cm" svg:height="0.08cm" draw:transform="rotate (1.5707963267949) translate (17.777cm 7.927cm)">
          <text:p/>
        </draw:circle>
        <draw:circle draw:style-name="gr2" draw:text-style-name="P2" draw:layer="perçages" svg:width="0.08cm" svg:height="0.08cm" draw:transform="rotate (1.5707963267949) translate (18.031cm 11.229cm)">
          <text:p/>
        </draw:circle>
        <draw:circle draw:style-name="gr2" draw:text-style-name="P2" draw:layer="perçages" svg:width="0.08cm" svg:height="0.08cm" draw:transform="rotate (1.5707963267949) translate (18.031cm 10.975cm)">
          <text:p/>
        </draw:circle>
        <draw:circle draw:style-name="gr2" draw:text-style-name="P2" draw:layer="perçages" svg:width="0.08cm" svg:height="0.08cm" draw:transform="rotate (1.5707963267949) translate (18.031cm 10.721cm)">
          <text:p/>
        </draw:circle>
        <draw:circle draw:style-name="gr2" draw:text-style-name="P2" draw:layer="perçages" svg:width="0.08cm" svg:height="0.08cm" draw:transform="rotate (1.5707963267949) translate (18.031cm 10.467cm)">
          <text:p/>
        </draw:circle>
        <draw:circle draw:style-name="gr2" draw:text-style-name="P2" draw:layer="perçages" svg:width="0.08cm" svg:height="0.08cm" draw:transform="rotate (1.5707963267949) translate (18.031cm 10.213cm)">
          <text:p/>
        </draw:circle>
        <draw:circle draw:style-name="gr2" draw:text-style-name="P2" draw:layer="perçages" svg:width="0.08cm" svg:height="0.08cm" draw:transform="rotate (1.5707963267949) translate (18.031cm 9.959cm)">
          <text:p/>
        </draw:circle>
        <draw:circle draw:style-name="gr2" draw:text-style-name="P2" draw:layer="perçages" svg:width="0.08cm" svg:height="0.08cm" draw:transform="rotate (1.5707963267949) translate (18.031cm 9.705cm)">
          <text:p/>
        </draw:circle>
        <draw:circle draw:style-name="gr2" draw:text-style-name="P2" draw:layer="perçages" svg:width="0.08cm" svg:height="0.08cm" draw:transform="rotate (1.5707963267949) translate (18.031cm 9.451cm)">
          <text:p/>
        </draw:circle>
        <draw:circle draw:style-name="gr2" draw:text-style-name="P2" draw:layer="perçages" svg:width="0.08cm" svg:height="0.08cm" draw:transform="rotate (1.5707963267949) translate (18.031cm 9.197cm)">
          <text:p/>
        </draw:circle>
        <draw:circle draw:style-name="gr2" draw:text-style-name="P2" draw:layer="perçages" svg:width="0.08cm" svg:height="0.08cm" draw:transform="rotate (1.5707963267949) translate (18.031cm 8.943cm)">
          <text:p/>
        </draw:circle>
        <draw:circle draw:style-name="gr2" draw:text-style-name="P2" draw:layer="perçages" svg:width="0.08cm" svg:height="0.08cm" draw:transform="rotate (1.5707963267949) translate (18.031cm 8.689cm)">
          <text:p/>
        </draw:circle>
        <draw:circle draw:style-name="gr2" draw:text-style-name="P2" draw:layer="perçages" svg:width="0.08cm" svg:height="0.08cm" draw:transform="rotate (1.5707963267949) translate (18.031cm 8.435cm)">
          <text:p/>
        </draw:circle>
        <draw:circle draw:style-name="gr2" draw:text-style-name="P2" draw:layer="perçages" svg:width="0.08cm" svg:height="0.08cm" draw:transform="rotate (1.5707963267949) translate (18.031cm 8.181cm)">
          <text:p/>
        </draw:circle>
        <draw:circle draw:style-name="gr2" draw:text-style-name="P2" draw:layer="perçages" svg:width="0.08cm" svg:height="0.08cm" draw:transform="rotate (1.5707963267949) translate (18.031cm 7.927cm)">
          <text:p/>
        </draw:circle>
        <draw:circle draw:style-name="gr2" draw:text-style-name="P2" draw:layer="perçages" svg:width="0.08cm" svg:height="0.08cm" draw:transform="rotate (1.5707963267949) translate (18.285cm 11.229cm)">
          <text:p/>
        </draw:circle>
        <draw:circle draw:style-name="gr2" draw:text-style-name="P2" draw:layer="perçages" svg:width="0.08cm" svg:height="0.08cm" draw:transform="rotate (1.5707963267949) translate (18.285cm 10.975cm)">
          <text:p/>
        </draw:circle>
        <draw:circle draw:style-name="gr2" draw:text-style-name="P2" draw:layer="perçages" svg:width="0.08cm" svg:height="0.08cm" draw:transform="rotate (1.5707963267949) translate (18.285cm 10.721cm)">
          <text:p/>
        </draw:circle>
        <draw:circle draw:style-name="gr2" draw:text-style-name="P2" draw:layer="perçages" svg:width="0.08cm" svg:height="0.08cm" draw:transform="rotate (1.5707963267949) translate (18.285cm 10.467cm)">
          <text:p/>
        </draw:circle>
        <draw:circle draw:style-name="gr2" draw:text-style-name="P2" draw:layer="perçages" svg:width="0.08cm" svg:height="0.08cm" draw:transform="rotate (1.5707963267949) translate (18.285cm 10.213cm)">
          <text:p/>
        </draw:circle>
        <draw:circle draw:style-name="gr2" draw:text-style-name="P2" draw:layer="perçages" svg:width="0.08cm" svg:height="0.08cm" draw:transform="rotate (1.5707963267949) translate (18.285cm 9.959cm)">
          <text:p/>
        </draw:circle>
        <draw:circle draw:style-name="gr2" draw:text-style-name="P2" draw:layer="perçages" svg:width="0.08cm" svg:height="0.08cm" draw:transform="rotate (1.5707963267949) translate (18.285cm 9.705cm)">
          <text:p/>
        </draw:circle>
        <draw:circle draw:style-name="gr2" draw:text-style-name="P2" draw:layer="perçages" svg:width="0.08cm" svg:height="0.08cm" draw:transform="rotate (1.5707963267949) translate (18.285cm 9.451cm)">
          <text:p/>
        </draw:circle>
        <draw:circle draw:style-name="gr2" draw:text-style-name="P2" draw:layer="perçages" svg:width="0.08cm" svg:height="0.08cm" draw:transform="rotate (1.5707963267949) translate (18.285cm 9.197cm)">
          <text:p/>
        </draw:circle>
        <draw:circle draw:style-name="gr2" draw:text-style-name="P2" draw:layer="perçages" svg:width="0.08cm" svg:height="0.08cm" draw:transform="rotate (1.5707963267949) translate (18.285cm 8.943cm)">
          <text:p/>
        </draw:circle>
        <draw:circle draw:style-name="gr2" draw:text-style-name="P2" draw:layer="perçages" svg:width="0.08cm" svg:height="0.08cm" draw:transform="rotate (1.5707963267949) translate (18.285cm 8.689cm)">
          <text:p/>
        </draw:circle>
        <draw:circle draw:style-name="gr2" draw:text-style-name="P2" draw:layer="perçages" svg:width="0.08cm" svg:height="0.08cm" draw:transform="rotate (1.5707963267949) translate (18.285cm 8.435cm)">
          <text:p/>
        </draw:circle>
        <draw:circle draw:style-name="gr2" draw:text-style-name="P2" draw:layer="perçages" svg:width="0.08cm" svg:height="0.08cm" draw:transform="rotate (1.5707963267949) translate (18.285cm 8.181cm)">
          <text:p/>
        </draw:circle>
        <draw:circle draw:style-name="gr2" draw:text-style-name="P2" draw:layer="perçages" svg:width="0.08cm" svg:height="0.08cm" draw:transform="rotate (1.5707963267949) translate (18.285cm 7.927cm)">
          <text:p/>
        </draw:circle>
        <draw:circle draw:style-name="gr2" draw:text-style-name="P2" draw:layer="perçages" svg:width="0.08cm" svg:height="0.08cm" draw:transform="rotate (1.5707963267949) translate (18.539cm 11.229cm)">
          <text:p/>
        </draw:circle>
        <draw:circle draw:style-name="gr2" draw:text-style-name="P2" draw:layer="perçages" svg:width="0.08cm" svg:height="0.08cm" draw:transform="rotate (1.5707963267949) translate (18.539cm 10.975cm)">
          <text:p/>
        </draw:circle>
        <draw:circle draw:style-name="gr2" draw:text-style-name="P2" draw:layer="perçages" svg:width="0.08cm" svg:height="0.08cm" draw:transform="rotate (1.5707963267949) translate (18.539cm 10.721cm)">
          <text:p/>
        </draw:circle>
        <draw:circle draw:style-name="gr2" draw:text-style-name="P2" draw:layer="perçages" svg:width="0.08cm" svg:height="0.08cm" draw:transform="rotate (1.5707963267949) translate (18.539cm 10.467cm)">
          <text:p/>
        </draw:circle>
        <draw:circle draw:style-name="gr2" draw:text-style-name="P2" draw:layer="perçages" svg:width="0.08cm" svg:height="0.08cm" draw:transform="rotate (1.5707963267949) translate (18.539cm 10.213cm)">
          <text:p/>
        </draw:circle>
        <draw:circle draw:style-name="gr2" draw:text-style-name="P2" draw:layer="perçages" svg:width="0.08cm" svg:height="0.08cm" draw:transform="rotate (1.5707963267949) translate (18.539cm 9.959cm)">
          <text:p/>
        </draw:circle>
        <draw:circle draw:style-name="gr2" draw:text-style-name="P2" draw:layer="perçages" svg:width="0.08cm" svg:height="0.08cm" draw:transform="rotate (1.5707963267949) translate (18.539cm 9.705cm)">
          <text:p/>
        </draw:circle>
        <draw:circle draw:style-name="gr2" draw:text-style-name="P2" draw:layer="perçages" svg:width="0.08cm" svg:height="0.08cm" draw:transform="rotate (1.5707963267949) translate (18.539cm 9.451cm)">
          <text:p/>
        </draw:circle>
        <draw:circle draw:style-name="gr2" draw:text-style-name="P2" draw:layer="perçages" svg:width="0.08cm" svg:height="0.08cm" draw:transform="rotate (1.5707963267949) translate (18.539cm 9.197cm)">
          <text:p/>
        </draw:circle>
        <draw:circle draw:style-name="gr2" draw:text-style-name="P2" draw:layer="perçages" svg:width="0.08cm" svg:height="0.08cm" draw:transform="rotate (1.5707963267949) translate (18.539cm 8.943cm)">
          <text:p/>
        </draw:circle>
        <draw:circle draw:style-name="gr2" draw:text-style-name="P2" draw:layer="perçages" svg:width="0.08cm" svg:height="0.08cm" draw:transform="rotate (1.5707963267949) translate (18.539cm 8.689cm)">
          <text:p/>
        </draw:circle>
        <draw:circle draw:style-name="gr2" draw:text-style-name="P2" draw:layer="perçages" svg:width="0.08cm" svg:height="0.08cm" draw:transform="rotate (1.5707963267949) translate (18.539cm 8.435cm)">
          <text:p/>
        </draw:circle>
        <draw:circle draw:style-name="gr2" draw:text-style-name="P2" draw:layer="perçages" svg:width="0.08cm" svg:height="0.08cm" draw:transform="rotate (1.5707963267949) translate (18.539cm 8.181cm)">
          <text:p/>
        </draw:circle>
        <draw:circle draw:style-name="gr2" draw:text-style-name="P2" draw:layer="perçages" svg:width="0.08cm" svg:height="0.08cm" draw:transform="rotate (1.5707963267949) translate (18.539cm 7.927cm)">
          <text:p/>
        </draw:circle>
        <draw:circle draw:style-name="gr2" draw:text-style-name="P2" draw:layer="perçages" svg:width="0.08cm" svg:height="0.08cm" draw:transform="rotate (1.5707963267949) translate (18.539cm 11.229cm)">
          <text:p/>
        </draw:circle>
        <draw:circle draw:style-name="gr2" draw:text-style-name="P2" draw:layer="perçages" svg:width="0.08cm" svg:height="0.08cm" draw:transform="rotate (1.5707963267949) translate (18.539cm 10.975cm)">
          <text:p/>
        </draw:circle>
        <draw:circle draw:style-name="gr2" draw:text-style-name="P2" draw:layer="perçages" svg:width="0.08cm" svg:height="0.08cm" draw:transform="rotate (1.5707963267949) translate (18.539cm 10.721cm)">
          <text:p/>
        </draw:circle>
        <draw:circle draw:style-name="gr2" draw:text-style-name="P2" draw:layer="perçages" svg:width="0.08cm" svg:height="0.08cm" draw:transform="rotate (1.5707963267949) translate (18.539cm 10.467cm)">
          <text:p/>
        </draw:circle>
        <draw:circle draw:style-name="gr2" draw:text-style-name="P2" draw:layer="perçages" svg:width="0.08cm" svg:height="0.08cm" draw:transform="rotate (1.5707963267949) translate (18.539cm 10.213cm)">
          <text:p/>
        </draw:circle>
        <draw:circle draw:style-name="gr2" draw:text-style-name="P2" draw:layer="perçages" svg:width="0.08cm" svg:height="0.08cm" draw:transform="rotate (1.5707963267949) translate (18.539cm 9.959cm)">
          <text:p/>
        </draw:circle>
        <draw:circle draw:style-name="gr2" draw:text-style-name="P2" draw:layer="perçages" svg:width="0.08cm" svg:height="0.08cm" draw:transform="rotate (1.5707963267949) translate (18.539cm 9.705cm)">
          <text:p/>
        </draw:circle>
        <draw:circle draw:style-name="gr2" draw:text-style-name="P2" draw:layer="perçages" svg:width="0.08cm" svg:height="0.08cm" draw:transform="rotate (1.5707963267949) translate (18.539cm 9.451cm)">
          <text:p/>
        </draw:circle>
        <draw:circle draw:style-name="gr2" draw:text-style-name="P2" draw:layer="perçages" svg:width="0.08cm" svg:height="0.08cm" draw:transform="rotate (1.5707963267949) translate (18.539cm 9.197cm)">
          <text:p/>
        </draw:circle>
        <draw:circle draw:style-name="gr2" draw:text-style-name="P2" draw:layer="perçages" svg:width="0.08cm" svg:height="0.08cm" draw:transform="rotate (1.5707963267949) translate (18.539cm 8.943cm)">
          <text:p/>
        </draw:circle>
        <draw:circle draw:style-name="gr2" draw:text-style-name="P2" draw:layer="perçages" svg:width="0.08cm" svg:height="0.08cm" draw:transform="rotate (1.5707963267949) translate (18.539cm 8.689cm)">
          <text:p/>
        </draw:circle>
        <draw:circle draw:style-name="gr2" draw:text-style-name="P2" draw:layer="perçages" svg:width="0.08cm" svg:height="0.08cm" draw:transform="rotate (1.5707963267949) translate (18.539cm 8.435cm)">
          <text:p/>
        </draw:circle>
        <draw:circle draw:style-name="gr2" draw:text-style-name="P2" draw:layer="perçages" svg:width="0.08cm" svg:height="0.08cm" draw:transform="rotate (1.5707963267949) translate (18.539cm 8.181cm)">
          <text:p/>
        </draw:circle>
        <draw:circle draw:style-name="gr2" draw:text-style-name="P2" draw:layer="perçages" svg:width="0.08cm" svg:height="0.08cm" draw:transform="rotate (1.5707963267949) translate (18.539cm 7.927cm)">
          <text:p/>
        </draw:circle>
        <draw:circle draw:style-name="gr2" draw:text-style-name="P2" draw:layer="perçages" svg:width="0.08cm" svg:height="0.08cm" draw:transform="rotate (1.5707963267949) translate (18.793cm 11.229cm)">
          <text:p/>
        </draw:circle>
        <draw:circle draw:style-name="gr2" draw:text-style-name="P2" draw:layer="perçages" svg:width="0.08cm" svg:height="0.08cm" draw:transform="rotate (1.5707963267949) translate (18.793cm 10.975cm)">
          <text:p/>
        </draw:circle>
        <draw:circle draw:style-name="gr2" draw:text-style-name="P2" draw:layer="perçages" svg:width="0.08cm" svg:height="0.08cm" draw:transform="rotate (1.5707963267949) translate (18.793cm 10.721cm)">
          <text:p/>
        </draw:circle>
        <draw:circle draw:style-name="gr2" draw:text-style-name="P2" draw:layer="perçages" svg:width="0.08cm" svg:height="0.08cm" draw:transform="rotate (1.5707963267949) translate (18.793cm 10.467cm)">
          <text:p/>
        </draw:circle>
        <draw:circle draw:style-name="gr2" draw:text-style-name="P2" draw:layer="perçages" svg:width="0.08cm" svg:height="0.08cm" draw:transform="rotate (1.5707963267949) translate (18.793cm 10.213cm)">
          <text:p/>
        </draw:circle>
        <draw:circle draw:style-name="gr2" draw:text-style-name="P2" draw:layer="perçages" svg:width="0.08cm" svg:height="0.08cm" draw:transform="rotate (1.5707963267949) translate (18.793cm 9.959cm)">
          <text:p/>
        </draw:circle>
        <draw:circle draw:style-name="gr2" draw:text-style-name="P2" draw:layer="perçages" svg:width="0.08cm" svg:height="0.08cm" draw:transform="rotate (1.5707963267949) translate (18.793cm 9.705cm)">
          <text:p/>
        </draw:circle>
        <draw:circle draw:style-name="gr2" draw:text-style-name="P2" draw:layer="perçages" svg:width="0.08cm" svg:height="0.08cm" draw:transform="rotate (1.5707963267949) translate (18.793cm 9.451cm)">
          <text:p/>
        </draw:circle>
        <draw:circle draw:style-name="gr2" draw:text-style-name="P2" draw:layer="perçages" svg:width="0.08cm" svg:height="0.08cm" draw:transform="rotate (1.5707963267949) translate (18.793cm 9.197cm)">
          <text:p/>
        </draw:circle>
        <draw:circle draw:style-name="gr2" draw:text-style-name="P2" draw:layer="perçages" svg:width="0.08cm" svg:height="0.08cm" draw:transform="rotate (1.5707963267949) translate (18.793cm 8.943cm)">
          <text:p/>
        </draw:circle>
        <draw:circle draw:style-name="gr2" draw:text-style-name="P2" draw:layer="perçages" svg:width="0.08cm" svg:height="0.08cm" draw:transform="rotate (1.5707963267949) translate (18.793cm 8.689cm)">
          <text:p/>
        </draw:circle>
        <draw:circle draw:style-name="gr2" draw:text-style-name="P2" draw:layer="perçages" svg:width="0.08cm" svg:height="0.08cm" draw:transform="rotate (1.5707963267949) translate (18.793cm 8.435cm)">
          <text:p/>
        </draw:circle>
        <draw:circle draw:style-name="gr2" draw:text-style-name="P2" draw:layer="perçages" svg:width="0.08cm" svg:height="0.08cm" draw:transform="rotate (1.5707963267949) translate (18.793cm 8.181cm)">
          <text:p/>
        </draw:circle>
        <draw:circle draw:style-name="gr2" draw:text-style-name="P2" draw:layer="perçages" svg:width="0.08cm" svg:height="0.08cm" draw:transform="rotate (1.5707963267949) translate (18.793cm 7.927cm)">
          <text:p/>
        </draw:circle>
        <draw:circle draw:style-name="gr2" draw:text-style-name="P2" draw:layer="perçages" svg:width="0.08cm" svg:height="0.08cm" draw:transform="rotate (1.5707963267949) translate (19.047cm 11.229cm)">
          <text:p/>
        </draw:circle>
        <draw:circle draw:style-name="gr2" draw:text-style-name="P2" draw:layer="perçages" svg:width="0.08cm" svg:height="0.08cm" draw:transform="rotate (1.5707963267949) translate (19.047cm 10.975cm)">
          <text:p/>
        </draw:circle>
        <draw:circle draw:style-name="gr2" draw:text-style-name="P2" draw:layer="perçages" svg:width="0.08cm" svg:height="0.08cm" draw:transform="rotate (1.5707963267949) translate (19.047cm 10.721cm)">
          <text:p/>
        </draw:circle>
        <draw:circle draw:style-name="gr2" draw:text-style-name="P2" draw:layer="perçages" svg:width="0.08cm" svg:height="0.08cm" draw:transform="rotate (1.5707963267949) translate (19.047cm 10.467cm)">
          <text:p/>
        </draw:circle>
        <draw:circle draw:style-name="gr2" draw:text-style-name="P2" draw:layer="perçages" svg:width="0.08cm" svg:height="0.08cm" draw:transform="rotate (1.5707963267949) translate (19.047cm 10.213cm)">
          <text:p/>
        </draw:circle>
        <draw:circle draw:style-name="gr2" draw:text-style-name="P2" draw:layer="perçages" svg:width="0.08cm" svg:height="0.08cm" draw:transform="rotate (1.5707963267949) translate (19.047cm 9.959cm)">
          <text:p/>
        </draw:circle>
        <draw:circle draw:style-name="gr2" draw:text-style-name="P2" draw:layer="perçages" svg:width="0.08cm" svg:height="0.08cm" draw:transform="rotate (1.5707963267949) translate (19.047cm 9.705cm)">
          <text:p/>
        </draw:circle>
        <draw:circle draw:style-name="gr2" draw:text-style-name="P2" draw:layer="perçages" svg:width="0.08cm" svg:height="0.08cm" draw:transform="rotate (1.5707963267949) translate (19.047cm 9.451cm)">
          <text:p/>
        </draw:circle>
        <draw:circle draw:style-name="gr2" draw:text-style-name="P2" draw:layer="perçages" svg:width="0.08cm" svg:height="0.08cm" draw:transform="rotate (1.5707963267949) translate (19.047cm 9.197cm)">
          <text:p/>
        </draw:circle>
        <draw:circle draw:style-name="gr2" draw:text-style-name="P2" draw:layer="perçages" svg:width="0.08cm" svg:height="0.08cm" draw:transform="rotate (1.5707963267949) translate (19.047cm 8.943cm)">
          <text:p/>
        </draw:circle>
        <draw:circle draw:style-name="gr2" draw:text-style-name="P2" draw:layer="perçages" svg:width="0.08cm" svg:height="0.08cm" draw:transform="rotate (1.5707963267949) translate (19.047cm 8.689cm)">
          <text:p/>
        </draw:circle>
        <draw:circle draw:style-name="gr2" draw:text-style-name="P2" draw:layer="perçages" svg:width="0.08cm" svg:height="0.08cm" draw:transform="rotate (1.5707963267949) translate (19.047cm 8.435cm)">
          <text:p/>
        </draw:circle>
        <draw:circle draw:style-name="gr2" draw:text-style-name="P2" draw:layer="perçages" svg:width="0.08cm" svg:height="0.08cm" draw:transform="rotate (1.5707963267949) translate (19.047cm 8.181cm)">
          <text:p/>
        </draw:circle>
        <draw:circle draw:style-name="gr2" draw:text-style-name="P2" draw:layer="perçages" svg:width="0.08cm" svg:height="0.08cm" draw:transform="rotate (1.5707963267949) translate (19.047cm 7.927cm)">
          <text:p/>
        </draw:circle>
        <draw:circle draw:style-name="gr2" draw:text-style-name="P2" draw:layer="perçages" svg:width="0.08cm" svg:height="0.08cm" draw:transform="rotate (1.5707963267949) translate (19.301cm 11.229cm)">
          <text:p/>
        </draw:circle>
        <draw:circle draw:style-name="gr2" draw:text-style-name="P2" draw:layer="perçages" svg:width="0.08cm" svg:height="0.08cm" draw:transform="rotate (1.5707963267949) translate (19.301cm 10.975cm)">
          <text:p/>
        </draw:circle>
        <draw:circle draw:style-name="gr2" draw:text-style-name="P2" draw:layer="perçages" svg:width="0.08cm" svg:height="0.08cm" draw:transform="rotate (1.5707963267949) translate (19.301cm 10.721cm)">
          <text:p/>
        </draw:circle>
        <draw:circle draw:style-name="gr2" draw:text-style-name="P2" draw:layer="perçages" svg:width="0.08cm" svg:height="0.08cm" draw:transform="rotate (1.5707963267949) translate (19.301cm 10.467cm)">
          <text:p/>
        </draw:circle>
        <draw:circle draw:style-name="gr2" draw:text-style-name="P2" draw:layer="perçages" svg:width="0.08cm" svg:height="0.08cm" draw:transform="rotate (1.5707963267949) translate (19.301cm 10.213cm)">
          <text:p/>
        </draw:circle>
        <draw:circle draw:style-name="gr2" draw:text-style-name="P2" draw:layer="perçages" svg:width="0.08cm" svg:height="0.08cm" draw:transform="rotate (1.5707963267949) translate (19.301cm 9.959cm)">
          <text:p/>
        </draw:circle>
        <draw:circle draw:style-name="gr2" draw:text-style-name="P2" draw:layer="perçages" svg:width="0.08cm" svg:height="0.08cm" draw:transform="rotate (1.5707963267949) translate (19.301cm 9.705cm)">
          <text:p/>
        </draw:circle>
        <draw:circle draw:style-name="gr2" draw:text-style-name="P2" draw:layer="perçages" svg:width="0.08cm" svg:height="0.08cm" draw:transform="rotate (1.5707963267949) translate (19.301cm 9.451cm)">
          <text:p/>
        </draw:circle>
        <draw:circle draw:style-name="gr2" draw:text-style-name="P2" draw:layer="perçages" svg:width="0.08cm" svg:height="0.08cm" draw:transform="rotate (1.5707963267949) translate (19.301cm 9.197cm)">
          <text:p/>
        </draw:circle>
        <draw:circle draw:style-name="gr2" draw:text-style-name="P2" draw:layer="perçages" svg:width="0.08cm" svg:height="0.08cm" draw:transform="rotate (1.5707963267949) translate (19.301cm 8.943cm)">
          <text:p/>
        </draw:circle>
        <draw:circle draw:style-name="gr2" draw:text-style-name="P2" draw:layer="perçages" svg:width="0.08cm" svg:height="0.08cm" draw:transform="rotate (1.5707963267949) translate (19.301cm 8.689cm)">
          <text:p/>
        </draw:circle>
        <draw:circle draw:style-name="gr2" draw:text-style-name="P2" draw:layer="perçages" svg:width="0.08cm" svg:height="0.08cm" draw:transform="rotate (1.5707963267949) translate (19.301cm 8.435cm)">
          <text:p/>
        </draw:circle>
        <draw:circle draw:style-name="gr2" draw:text-style-name="P2" draw:layer="perçages" svg:width="0.08cm" svg:height="0.08cm" draw:transform="rotate (1.5707963267949) translate (19.301cm 8.181cm)">
          <text:p/>
        </draw:circle>
        <draw:circle draw:style-name="gr2" draw:text-style-name="P2" draw:layer="perçages" svg:width="0.08cm" svg:height="0.08cm" draw:transform="rotate (1.5707963267949) translate (19.301cm 7.927cm)">
          <text:p/>
        </draw:circle>
        <draw:circle draw:style-name="gr2" draw:text-style-name="P2" draw:layer="perçages" svg:width="0.08cm" svg:height="0.08cm" draw:transform="rotate (1.5707963267949) translate (19.555cm 11.229cm)">
          <text:p/>
        </draw:circle>
        <draw:circle draw:style-name="gr2" draw:text-style-name="P2" draw:layer="perçages" svg:width="0.08cm" svg:height="0.08cm" draw:transform="rotate (1.5707963267949) translate (19.555cm 10.975cm)">
          <text:p/>
        </draw:circle>
        <draw:circle draw:style-name="gr2" draw:text-style-name="P2" draw:layer="perçages" svg:width="0.08cm" svg:height="0.08cm" draw:transform="rotate (1.5707963267949) translate (19.555cm 10.721cm)">
          <text:p/>
        </draw:circle>
        <draw:circle draw:style-name="gr2" draw:text-style-name="P2" draw:layer="perçages" svg:width="0.08cm" svg:height="0.08cm" draw:transform="rotate (1.5707963267949) translate (19.555cm 10.467cm)">
          <text:p/>
        </draw:circle>
        <draw:circle draw:style-name="gr2" draw:text-style-name="P2" draw:layer="perçages" svg:width="0.08cm" svg:height="0.08cm" draw:transform="rotate (1.5707963267949) translate (19.555cm 10.213cm)">
          <text:p/>
        </draw:circle>
        <draw:circle draw:style-name="gr2" draw:text-style-name="P2" draw:layer="perçages" svg:width="0.08cm" svg:height="0.08cm" draw:transform="rotate (1.5707963267949) translate (19.555cm 9.959cm)">
          <text:p/>
        </draw:circle>
        <draw:circle draw:style-name="gr2" draw:text-style-name="P2" draw:layer="perçages" svg:width="0.08cm" svg:height="0.08cm" draw:transform="rotate (1.5707963267949) translate (19.555cm 9.705cm)">
          <text:p/>
        </draw:circle>
        <draw:circle draw:style-name="gr2" draw:text-style-name="P2" draw:layer="perçages" svg:width="0.08cm" svg:height="0.08cm" draw:transform="rotate (1.5707963267949) translate (19.555cm 9.451cm)">
          <text:p/>
        </draw:circle>
        <draw:circle draw:style-name="gr2" draw:text-style-name="P2" draw:layer="perçages" svg:width="0.08cm" svg:height="0.08cm" draw:transform="rotate (1.5707963267949) translate (19.555cm 9.197cm)">
          <text:p/>
        </draw:circle>
        <draw:circle draw:style-name="gr2" draw:text-style-name="P2" draw:layer="perçages" svg:width="0.08cm" svg:height="0.08cm" draw:transform="rotate (1.5707963267949) translate (19.555cm 8.943cm)">
          <text:p/>
        </draw:circle>
        <draw:circle draw:style-name="gr2" draw:text-style-name="P2" draw:layer="perçages" svg:width="0.08cm" svg:height="0.08cm" draw:transform="rotate (1.5707963267949) translate (19.555cm 8.689cm)">
          <text:p/>
        </draw:circle>
        <draw:circle draw:style-name="gr2" draw:text-style-name="P2" draw:layer="perçages" svg:width="0.08cm" svg:height="0.08cm" draw:transform="rotate (1.5707963267949) translate (19.555cm 8.435cm)">
          <text:p/>
        </draw:circle>
        <draw:circle draw:style-name="gr2" draw:text-style-name="P2" draw:layer="perçages" svg:width="0.08cm" svg:height="0.08cm" draw:transform="rotate (1.5707963267949) translate (19.555cm 8.181cm)">
          <text:p/>
        </draw:circle>
        <draw:circle draw:style-name="gr2" draw:text-style-name="P2" draw:layer="perçages" svg:width="0.08cm" svg:height="0.08cm" draw:transform="rotate (1.5707963267949) translate (19.555cm 7.927cm)">
          <text:p/>
        </draw:circle>
        <draw:circle draw:style-name="gr2" draw:text-style-name="P2" draw:layer="perçages" svg:width="0.08cm" svg:height="0.08cm" draw:transform="rotate (1.5707963267949) translate (19.809cm 11.229cm)">
          <text:p/>
        </draw:circle>
        <draw:circle draw:style-name="gr2" draw:text-style-name="P2" draw:layer="perçages" svg:width="0.08cm" svg:height="0.08cm" draw:transform="rotate (1.5707963267949) translate (19.809cm 10.975cm)">
          <text:p/>
        </draw:circle>
        <draw:circle draw:style-name="gr2" draw:text-style-name="P2" draw:layer="perçages" svg:width="0.08cm" svg:height="0.08cm" draw:transform="rotate (1.5707963267949) translate (19.809cm 10.721cm)">
          <text:p/>
        </draw:circle>
        <draw:circle draw:style-name="gr2" draw:text-style-name="P2" draw:layer="perçages" svg:width="0.08cm" svg:height="0.08cm" draw:transform="rotate (1.5707963267949) translate (19.809cm 10.467cm)">
          <text:p/>
        </draw:circle>
        <draw:circle draw:style-name="gr2" draw:text-style-name="P2" draw:layer="perçages" svg:width="0.08cm" svg:height="0.08cm" draw:transform="rotate (1.5707963267949) translate (19.809cm 10.213cm)">
          <text:p/>
        </draw:circle>
        <draw:circle draw:style-name="gr2" draw:text-style-name="P2" draw:layer="perçages" svg:width="0.08cm" svg:height="0.08cm" draw:transform="rotate (1.5707963267949) translate (19.809cm 9.959cm)">
          <text:p/>
        </draw:circle>
        <draw:circle draw:style-name="gr2" draw:text-style-name="P2" draw:layer="perçages" svg:width="0.08cm" svg:height="0.08cm" draw:transform="rotate (1.5707963267949) translate (19.809cm 9.705cm)">
          <text:p/>
        </draw:circle>
        <draw:circle draw:style-name="gr2" draw:text-style-name="P2" draw:layer="perçages" svg:width="0.08cm" svg:height="0.08cm" draw:transform="rotate (1.5707963267949) translate (19.809cm 9.451cm)">
          <text:p/>
        </draw:circle>
        <draw:circle draw:style-name="gr2" draw:text-style-name="P2" draw:layer="perçages" svg:width="0.08cm" svg:height="0.08cm" draw:transform="rotate (1.5707963267949) translate (19.809cm 9.197cm)">
          <text:p/>
        </draw:circle>
        <draw:circle draw:style-name="gr2" draw:text-style-name="P2" draw:layer="perçages" svg:width="0.08cm" svg:height="0.08cm" draw:transform="rotate (1.5707963267949) translate (19.809cm 8.943cm)">
          <text:p/>
        </draw:circle>
        <draw:circle draw:style-name="gr2" draw:text-style-name="P2" draw:layer="perçages" svg:width="0.08cm" svg:height="0.08cm" draw:transform="rotate (1.5707963267949) translate (19.809cm 8.689cm)">
          <text:p/>
        </draw:circle>
        <draw:circle draw:style-name="gr2" draw:text-style-name="P2" draw:layer="perçages" svg:width="0.08cm" svg:height="0.08cm" draw:transform="rotate (1.5707963267949) translate (19.809cm 8.435cm)">
          <text:p/>
        </draw:circle>
        <draw:circle draw:style-name="gr2" draw:text-style-name="P2" draw:layer="perçages" svg:width="0.08cm" svg:height="0.08cm" draw:transform="rotate (1.5707963267949) translate (19.809cm 8.181cm)">
          <text:p/>
        </draw:circle>
        <draw:circle draw:style-name="gr2" draw:text-style-name="P2" draw:layer="perçages" svg:width="0.08cm" svg:height="0.08cm" draw:transform="rotate (1.5707963267949) translate (19.809cm 7.927cm)">
          <text:p/>
        </draw:circle>
        <draw:circle draw:style-name="gr2" draw:text-style-name="P2" draw:layer="perçages" svg:width="0.08cm" svg:height="0.08cm" draw:transform="rotate (1.5707963267949) translate (19.809cm 11.229cm)">
          <text:p/>
        </draw:circle>
        <draw:circle draw:style-name="gr2" draw:text-style-name="P2" draw:layer="perçages" svg:width="0.08cm" svg:height="0.08cm" draw:transform="rotate (1.5707963267949) translate (19.809cm 10.975cm)">
          <text:p/>
        </draw:circle>
        <draw:circle draw:style-name="gr2" draw:text-style-name="P2" draw:layer="perçages" svg:width="0.08cm" svg:height="0.08cm" draw:transform="rotate (1.5707963267949) translate (19.809cm 10.721cm)">
          <text:p/>
        </draw:circle>
        <draw:circle draw:style-name="gr2" draw:text-style-name="P2" draw:layer="perçages" svg:width="0.08cm" svg:height="0.08cm" draw:transform="rotate (1.5707963267949) translate (19.809cm 10.467cm)">
          <text:p/>
        </draw:circle>
        <draw:circle draw:style-name="gr2" draw:text-style-name="P2" draw:layer="perçages" svg:width="0.08cm" svg:height="0.08cm" draw:transform="rotate (1.5707963267949) translate (19.809cm 10.213cm)">
          <text:p/>
        </draw:circle>
        <draw:circle draw:style-name="gr2" draw:text-style-name="P2" draw:layer="perçages" svg:width="0.08cm" svg:height="0.08cm" draw:transform="rotate (1.5707963267949) translate (19.809cm 9.959cm)">
          <text:p/>
        </draw:circle>
        <draw:circle draw:style-name="gr2" draw:text-style-name="P2" draw:layer="perçages" svg:width="0.08cm" svg:height="0.08cm" draw:transform="rotate (1.5707963267949) translate (19.809cm 9.705cm)">
          <text:p/>
        </draw:circle>
        <draw:circle draw:style-name="gr2" draw:text-style-name="P2" draw:layer="perçages" svg:width="0.08cm" svg:height="0.08cm" draw:transform="rotate (1.5707963267949) translate (19.809cm 9.451cm)">
          <text:p/>
        </draw:circle>
        <draw:circle draw:style-name="gr2" draw:text-style-name="P2" draw:layer="perçages" svg:width="0.08cm" svg:height="0.08cm" draw:transform="rotate (1.5707963267949) translate (19.809cm 9.197cm)">
          <text:p/>
        </draw:circle>
        <draw:circle draw:style-name="gr2" draw:text-style-name="P2" draw:layer="perçages" svg:width="0.08cm" svg:height="0.08cm" draw:transform="rotate (1.5707963267949) translate (19.809cm 8.943cm)">
          <text:p/>
        </draw:circle>
        <draw:circle draw:style-name="gr2" draw:text-style-name="P2" draw:layer="perçages" svg:width="0.08cm" svg:height="0.08cm" draw:transform="rotate (1.5707963267949) translate (19.809cm 8.689cm)">
          <text:p/>
        </draw:circle>
        <draw:circle draw:style-name="gr2" draw:text-style-name="P2" draw:layer="perçages" svg:width="0.08cm" svg:height="0.08cm" draw:transform="rotate (1.5707963267949) translate (19.809cm 8.435cm)">
          <text:p/>
        </draw:circle>
        <draw:circle draw:style-name="gr2" draw:text-style-name="P2" draw:layer="perçages" svg:width="0.08cm" svg:height="0.08cm" draw:transform="rotate (1.5707963267949) translate (19.809cm 8.181cm)">
          <text:p/>
        </draw:circle>
        <draw:circle draw:style-name="gr2" draw:text-style-name="P2" draw:layer="perçages" svg:width="0.08cm" svg:height="0.08cm" draw:transform="rotate (1.5707963267949) translate (19.809cm 7.927cm)">
          <text:p/>
        </draw:circle>
        <draw:circle draw:style-name="gr2" draw:text-style-name="P2" draw:layer="perçages" svg:width="0.08cm" svg:height="0.08cm" draw:transform="rotate (1.5707963267949) translate (20.063cm 11.229cm)">
          <text:p/>
        </draw:circle>
        <draw:circle draw:style-name="gr2" draw:text-style-name="P2" draw:layer="perçages" svg:width="0.08cm" svg:height="0.08cm" draw:transform="rotate (1.5707963267949) translate (20.063cm 10.975cm)">
          <text:p/>
        </draw:circle>
        <draw:circle draw:style-name="gr2" draw:text-style-name="P2" draw:layer="perçages" svg:width="0.08cm" svg:height="0.08cm" draw:transform="rotate (1.5707963267949) translate (20.063cm 10.721cm)">
          <text:p/>
        </draw:circle>
        <draw:circle draw:style-name="gr2" draw:text-style-name="P2" draw:layer="perçages" svg:width="0.08cm" svg:height="0.08cm" draw:transform="rotate (1.5707963267949) translate (20.063cm 10.467cm)">
          <text:p/>
        </draw:circle>
        <draw:circle draw:style-name="gr2" draw:text-style-name="P2" draw:layer="perçages" svg:width="0.08cm" svg:height="0.08cm" draw:transform="rotate (1.5707963267949) translate (20.063cm 10.213cm)">
          <text:p/>
        </draw:circle>
        <draw:circle draw:style-name="gr2" draw:text-style-name="P2" draw:layer="perçages" svg:width="0.08cm" svg:height="0.08cm" draw:transform="rotate (1.5707963267949) translate (20.063cm 9.959cm)">
          <text:p/>
        </draw:circle>
        <draw:circle draw:style-name="gr2" draw:text-style-name="P2" draw:layer="perçages" svg:width="0.08cm" svg:height="0.08cm" draw:transform="rotate (1.5707963267949) translate (20.063cm 9.705cm)">
          <text:p/>
        </draw:circle>
        <draw:circle draw:style-name="gr2" draw:text-style-name="P2" draw:layer="perçages" svg:width="0.08cm" svg:height="0.08cm" draw:transform="rotate (1.5707963267949) translate (20.063cm 9.451cm)">
          <text:p/>
        </draw:circle>
        <draw:circle draw:style-name="gr2" draw:text-style-name="P2" draw:layer="perçages" svg:width="0.08cm" svg:height="0.08cm" draw:transform="rotate (1.5707963267949) translate (20.063cm 9.197cm)">
          <text:p/>
        </draw:circle>
        <draw:circle draw:style-name="gr2" draw:text-style-name="P2" draw:layer="perçages" svg:width="0.08cm" svg:height="0.08cm" draw:transform="rotate (1.5707963267949) translate (20.063cm 8.943cm)">
          <text:p/>
        </draw:circle>
        <draw:circle draw:style-name="gr2" draw:text-style-name="P2" draw:layer="perçages" svg:width="0.08cm" svg:height="0.08cm" draw:transform="rotate (1.5707963267949) translate (20.063cm 8.689cm)">
          <text:p/>
        </draw:circle>
        <draw:circle draw:style-name="gr2" draw:text-style-name="P2" draw:layer="perçages" svg:width="0.08cm" svg:height="0.08cm" draw:transform="rotate (1.5707963267949) translate (20.063cm 8.435cm)">
          <text:p/>
        </draw:circle>
        <draw:circle draw:style-name="gr2" draw:text-style-name="P2" draw:layer="perçages" svg:width="0.08cm" svg:height="0.08cm" draw:transform="rotate (1.5707963267949) translate (20.063cm 8.181cm)">
          <text:p/>
        </draw:circle>
        <draw:circle draw:style-name="gr2" draw:text-style-name="P2" draw:layer="perçages" svg:width="0.08cm" svg:height="0.08cm" draw:transform="rotate (1.5707963267949) translate (20.063cm 7.927cm)">
          <text:p/>
        </draw:circle>
        <draw:circle draw:style-name="gr2" draw:text-style-name="P2" draw:layer="perçages" svg:width="0.08cm" svg:height="0.08cm" draw:transform="rotate (1.5707963267949) translate (12.208cm 11.229cm)">
          <text:p/>
        </draw:circle>
        <draw:circle draw:style-name="gr2" draw:text-style-name="P2" draw:layer="perçages" svg:width="0.08cm" svg:height="0.08cm" draw:transform="rotate (1.5707963267949) translate (12.208cm 10.975cm)">
          <text:p/>
        </draw:circle>
        <draw:circle draw:style-name="gr2" draw:text-style-name="P2" draw:layer="perçages" svg:width="0.08cm" svg:height="0.08cm" draw:transform="rotate (1.5707963267949) translate (12.208cm 10.721cm)">
          <text:p/>
        </draw:circle>
        <draw:circle draw:style-name="gr2" draw:text-style-name="P2" draw:layer="perçages" svg:width="0.08cm" svg:height="0.08cm" draw:transform="rotate (1.5707963267949) translate (12.208cm 10.467cm)">
          <text:p/>
        </draw:circle>
        <draw:circle draw:style-name="gr2" draw:text-style-name="P2" draw:layer="perçages" svg:width="0.08cm" svg:height="0.08cm" draw:transform="rotate (1.5707963267949) translate (12.208cm 10.213cm)">
          <text:p/>
        </draw:circle>
        <draw:circle draw:style-name="gr2" draw:text-style-name="P2" draw:layer="perçages" svg:width="0.08cm" svg:height="0.08cm" draw:transform="rotate (1.5707963267949) translate (12.208cm 9.959cm)">
          <text:p/>
        </draw:circle>
        <draw:circle draw:style-name="gr2" draw:text-style-name="P2" draw:layer="perçages" svg:width="0.08cm" svg:height="0.08cm" draw:transform="rotate (1.5707963267949) translate (12.208cm 9.705cm)">
          <text:p/>
        </draw:circle>
        <draw:circle draw:style-name="gr2" draw:text-style-name="P2" draw:layer="perçages" svg:width="0.08cm" svg:height="0.08cm" draw:transform="rotate (1.5707963267949) translate (12.208cm 9.451cm)">
          <text:p/>
        </draw:circle>
        <draw:circle draw:style-name="gr2" draw:text-style-name="P2" draw:layer="perçages" svg:width="0.08cm" svg:height="0.08cm" draw:transform="rotate (1.5707963267949) translate (12.208cm 9.197cm)">
          <text:p/>
        </draw:circle>
        <draw:circle draw:style-name="gr2" draw:text-style-name="P2" draw:layer="perçages" svg:width="0.08cm" svg:height="0.08cm" draw:transform="rotate (1.5707963267949) translate (12.208cm 8.943cm)">
          <text:p/>
        </draw:circle>
        <draw:circle draw:style-name="gr2" draw:text-style-name="P2" draw:layer="perçages" svg:width="0.08cm" svg:height="0.08cm" draw:transform="rotate (1.5707963267949) translate (12.208cm 8.689cm)">
          <text:p/>
        </draw:circle>
        <draw:circle draw:style-name="gr2" draw:text-style-name="P2" draw:layer="perçages" svg:width="0.08cm" svg:height="0.08cm" draw:transform="rotate (1.5707963267949) translate (12.208cm 8.435cm)">
          <text:p/>
        </draw:circle>
        <draw:circle draw:style-name="gr2" draw:text-style-name="P2" draw:layer="perçages" svg:width="0.08cm" svg:height="0.08cm" draw:transform="rotate (1.5707963267949) translate (12.208cm 8.181cm)">
          <text:p/>
        </draw:circle>
        <draw:circle draw:style-name="gr2" draw:text-style-name="P2" draw:layer="perçages" svg:width="0.08cm" svg:height="0.08cm" draw:transform="rotate (1.5707963267949) translate (12.208cm 7.927cm)">
          <text:p/>
        </draw:circle>
        <draw:circle draw:style-name="gr2" draw:text-style-name="P2" draw:layer="perçages" svg:width="0.08cm" svg:height="0.08cm" draw:transform="rotate (1.5707963267949) translate (12.208cm 11.229cm)">
          <text:p/>
        </draw:circle>
        <draw:circle draw:style-name="gr2" draw:text-style-name="P2" draw:layer="perçages" svg:width="0.08cm" svg:height="0.08cm" draw:transform="rotate (1.5707963267949) translate (12.208cm 10.975cm)">
          <text:p/>
        </draw:circle>
        <draw:circle draw:style-name="gr2" draw:text-style-name="P2" draw:layer="perçages" svg:width="0.08cm" svg:height="0.08cm" draw:transform="rotate (1.5707963267949) translate (12.208cm 10.721cm)">
          <text:p/>
        </draw:circle>
        <draw:circle draw:style-name="gr2" draw:text-style-name="P2" draw:layer="perçages" svg:width="0.08cm" svg:height="0.08cm" draw:transform="rotate (1.5707963267949) translate (12.208cm 10.467cm)">
          <text:p/>
        </draw:circle>
        <draw:circle draw:style-name="gr2" draw:text-style-name="P2" draw:layer="perçages" svg:width="0.08cm" svg:height="0.08cm" draw:transform="rotate (1.5707963267949) translate (12.208cm 10.213cm)">
          <text:p/>
        </draw:circle>
        <draw:circle draw:style-name="gr2" draw:text-style-name="P2" draw:layer="perçages" svg:width="0.08cm" svg:height="0.08cm" draw:transform="rotate (1.5707963267949) translate (12.208cm 9.959cm)">
          <text:p/>
        </draw:circle>
        <draw:circle draw:style-name="gr2" draw:text-style-name="P2" draw:layer="perçages" svg:width="0.08cm" svg:height="0.08cm" draw:transform="rotate (1.5707963267949) translate (12.208cm 9.705cm)">
          <text:p/>
        </draw:circle>
        <draw:circle draw:style-name="gr2" draw:text-style-name="P2" draw:layer="perçages" svg:width="0.08cm" svg:height="0.08cm" draw:transform="rotate (1.5707963267949) translate (12.208cm 9.451cm)">
          <text:p/>
        </draw:circle>
        <draw:circle draw:style-name="gr2" draw:text-style-name="P2" draw:layer="perçages" svg:width="0.08cm" svg:height="0.08cm" draw:transform="rotate (1.5707963267949) translate (12.208cm 9.197cm)">
          <text:p/>
        </draw:circle>
        <draw:circle draw:style-name="gr2" draw:text-style-name="P2" draw:layer="perçages" svg:width="0.08cm" svg:height="0.08cm" draw:transform="rotate (1.5707963267949) translate (12.208cm 8.943cm)">
          <text:p/>
        </draw:circle>
        <draw:circle draw:style-name="gr2" draw:text-style-name="P2" draw:layer="perçages" svg:width="0.08cm" svg:height="0.08cm" draw:transform="rotate (1.5707963267949) translate (12.208cm 8.689cm)">
          <text:p/>
        </draw:circle>
        <draw:circle draw:style-name="gr2" draw:text-style-name="P2" draw:layer="perçages" svg:width="0.08cm" svg:height="0.08cm" draw:transform="rotate (1.5707963267949) translate (12.208cm 8.435cm)">
          <text:p/>
        </draw:circle>
        <draw:circle draw:style-name="gr2" draw:text-style-name="P2" draw:layer="perçages" svg:width="0.08cm" svg:height="0.08cm" draw:transform="rotate (1.5707963267949) translate (12.208cm 8.181cm)">
          <text:p/>
        </draw:circle>
        <draw:circle draw:style-name="gr2" draw:text-style-name="P2" draw:layer="perçages" svg:width="0.08cm" svg:height="0.08cm" draw:transform="rotate (1.5707963267949) translate (12.208cm 7.927cm)">
          <text:p/>
        </draw:circle>
        <draw:circle draw:style-name="gr2" draw:text-style-name="P2" draw:layer="perçages" svg:width="0.08cm" svg:height="0.08cm" draw:transform="rotate (1.5707963267949) translate (12.462cm 11.229cm)">
          <text:p/>
        </draw:circle>
        <draw:circle draw:style-name="gr2" draw:text-style-name="P2" draw:layer="perçages" svg:width="0.08cm" svg:height="0.08cm" draw:transform="rotate (1.5707963267949) translate (12.462cm 10.975cm)">
          <text:p/>
        </draw:circle>
        <draw:circle draw:style-name="gr2" draw:text-style-name="P2" draw:layer="perçages" svg:width="0.08cm" svg:height="0.08cm" draw:transform="rotate (1.5707963267949) translate (12.462cm 10.721cm)">
          <text:p/>
        </draw:circle>
        <draw:circle draw:style-name="gr2" draw:text-style-name="P2" draw:layer="perçages" svg:width="0.08cm" svg:height="0.08cm" draw:transform="rotate (1.5707963267949) translate (12.462cm 10.467cm)">
          <text:p/>
        </draw:circle>
        <draw:circle draw:style-name="gr2" draw:text-style-name="P2" draw:layer="perçages" svg:width="0.08cm" svg:height="0.08cm" draw:transform="rotate (1.5707963267949) translate (12.462cm 10.213cm)">
          <text:p/>
        </draw:circle>
        <draw:circle draw:style-name="gr2" draw:text-style-name="P2" draw:layer="perçages" svg:width="0.08cm" svg:height="0.08cm" draw:transform="rotate (1.5707963267949) translate (12.462cm 9.959cm)">
          <text:p/>
        </draw:circle>
        <draw:circle draw:style-name="gr2" draw:text-style-name="P2" draw:layer="perçages" svg:width="0.08cm" svg:height="0.08cm" draw:transform="rotate (1.5707963267949) translate (12.462cm 9.705cm)">
          <text:p/>
        </draw:circle>
        <draw:circle draw:style-name="gr2" draw:text-style-name="P2" draw:layer="perçages" svg:width="0.08cm" svg:height="0.08cm" draw:transform="rotate (1.5707963267949) translate (12.462cm 9.451cm)">
          <text:p/>
        </draw:circle>
        <draw:circle draw:style-name="gr2" draw:text-style-name="P2" draw:layer="perçages" svg:width="0.08cm" svg:height="0.08cm" draw:transform="rotate (1.5707963267949) translate (12.462cm 9.197cm)">
          <text:p/>
        </draw:circle>
        <draw:circle draw:style-name="gr2" draw:text-style-name="P2" draw:layer="perçages" svg:width="0.08cm" svg:height="0.08cm" draw:transform="rotate (1.5707963267949) translate (12.462cm 8.943cm)">
          <text:p/>
        </draw:circle>
        <draw:circle draw:style-name="gr2" draw:text-style-name="P2" draw:layer="perçages" svg:width="0.08cm" svg:height="0.08cm" draw:transform="rotate (1.5707963267949) translate (12.462cm 8.689cm)">
          <text:p/>
        </draw:circle>
        <draw:circle draw:style-name="gr2" draw:text-style-name="P2" draw:layer="perçages" svg:width="0.08cm" svg:height="0.08cm" draw:transform="rotate (1.5707963267949) translate (12.462cm 8.435cm)">
          <text:p/>
        </draw:circle>
        <draw:circle draw:style-name="gr2" draw:text-style-name="P2" draw:layer="perçages" svg:width="0.08cm" svg:height="0.08cm" draw:transform="rotate (1.5707963267949) translate (12.462cm 8.181cm)">
          <text:p/>
        </draw:circle>
        <draw:circle draw:style-name="gr2" draw:text-style-name="P2" draw:layer="perçages" svg:width="0.08cm" svg:height="0.08cm" draw:transform="rotate (1.5707963267949) translate (12.462cm 7.927cm)">
          <text:p/>
        </draw:circle>
        <draw:circle draw:style-name="gr2" draw:text-style-name="P2" draw:layer="perçages" svg:width="0.08cm" svg:height="0.08cm" draw:transform="rotate (1.5707963267949) translate (12.716cm 11.229cm)">
          <text:p/>
        </draw:circle>
        <draw:circle draw:style-name="gr2" draw:text-style-name="P2" draw:layer="perçages" svg:width="0.08cm" svg:height="0.08cm" draw:transform="rotate (1.5707963267949) translate (12.716cm 10.975cm)">
          <text:p/>
        </draw:circle>
        <draw:circle draw:style-name="gr2" draw:text-style-name="P2" draw:layer="perçages" svg:width="0.08cm" svg:height="0.08cm" draw:transform="rotate (1.5707963267949) translate (12.716cm 10.721cm)">
          <text:p/>
        </draw:circle>
        <draw:circle draw:style-name="gr2" draw:text-style-name="P2" draw:layer="perçages" svg:width="0.08cm" svg:height="0.08cm" draw:transform="rotate (1.5707963267949) translate (12.716cm 10.467cm)">
          <text:p/>
        </draw:circle>
        <draw:circle draw:style-name="gr2" draw:text-style-name="P2" draw:layer="perçages" svg:width="0.08cm" svg:height="0.08cm" draw:transform="rotate (1.5707963267949) translate (12.716cm 10.213cm)">
          <text:p/>
        </draw:circle>
        <draw:circle draw:style-name="gr2" draw:text-style-name="P2" draw:layer="perçages" svg:width="0.08cm" svg:height="0.08cm" draw:transform="rotate (1.5707963267949) translate (12.716cm 9.959cm)">
          <text:p/>
        </draw:circle>
        <draw:circle draw:style-name="gr2" draw:text-style-name="P2" draw:layer="perçages" svg:width="0.08cm" svg:height="0.08cm" draw:transform="rotate (1.5707963267949) translate (12.716cm 9.705cm)">
          <text:p/>
        </draw:circle>
        <draw:circle draw:style-name="gr2" draw:text-style-name="P2" draw:layer="perçages" svg:width="0.08cm" svg:height="0.08cm" draw:transform="rotate (1.5707963267949) translate (12.716cm 9.451cm)">
          <text:p/>
        </draw:circle>
        <draw:circle draw:style-name="gr2" draw:text-style-name="P2" draw:layer="perçages" svg:width="0.08cm" svg:height="0.08cm" draw:transform="rotate (1.5707963267949) translate (12.716cm 9.197cm)">
          <text:p/>
        </draw:circle>
        <draw:circle draw:style-name="gr2" draw:text-style-name="P2" draw:layer="perçages" svg:width="0.08cm" svg:height="0.08cm" draw:transform="rotate (1.5707963267949) translate (12.716cm 8.943cm)">
          <text:p/>
        </draw:circle>
        <draw:circle draw:style-name="gr2" draw:text-style-name="P2" draw:layer="perçages" svg:width="0.08cm" svg:height="0.08cm" draw:transform="rotate (1.5707963267949) translate (12.716cm 8.689cm)">
          <text:p/>
        </draw:circle>
        <draw:circle draw:style-name="gr2" draw:text-style-name="P2" draw:layer="perçages" svg:width="0.08cm" svg:height="0.08cm" draw:transform="rotate (1.5707963267949) translate (12.716cm 8.435cm)">
          <text:p/>
        </draw:circle>
        <draw:circle draw:style-name="gr2" draw:text-style-name="P2" draw:layer="perçages" svg:width="0.08cm" svg:height="0.08cm" draw:transform="rotate (1.5707963267949) translate (12.716cm 8.181cm)">
          <text:p/>
        </draw:circle>
        <draw:circle draw:style-name="gr2" draw:text-style-name="P2" draw:layer="perçages" svg:width="0.08cm" svg:height="0.08cm" draw:transform="rotate (1.5707963267949) translate (12.716cm 7.927cm)">
          <text:p/>
        </draw:circle>
        <draw:circle draw:style-name="gr2" draw:text-style-name="P2" draw:layer="perçages" svg:width="0.08cm" svg:height="0.08cm" draw:transform="rotate (1.5707963267949) translate (12.97cm 11.229cm)">
          <text:p/>
        </draw:circle>
        <draw:circle draw:style-name="gr2" draw:text-style-name="P2" draw:layer="perçages" svg:width="0.08cm" svg:height="0.08cm" draw:transform="rotate (1.5707963267949) translate (12.97cm 10.975cm)">
          <text:p/>
        </draw:circle>
        <draw:circle draw:style-name="gr2" draw:text-style-name="P2" draw:layer="perçages" svg:width="0.08cm" svg:height="0.08cm" draw:transform="rotate (1.5707963267949) translate (12.97cm 10.721cm)">
          <text:p/>
        </draw:circle>
        <draw:circle draw:style-name="gr2" draw:text-style-name="P2" draw:layer="perçages" svg:width="0.08cm" svg:height="0.08cm" draw:transform="rotate (1.5707963267949) translate (12.97cm 10.467cm)">
          <text:p/>
        </draw:circle>
        <draw:circle draw:style-name="gr2" draw:text-style-name="P2" draw:layer="perçages" svg:width="0.08cm" svg:height="0.08cm" draw:transform="rotate (1.5707963267949) translate (12.97cm 10.213cm)">
          <text:p/>
        </draw:circle>
        <draw:circle draw:style-name="gr2" draw:text-style-name="P2" draw:layer="perçages" svg:width="0.08cm" svg:height="0.08cm" draw:transform="rotate (1.5707963267949) translate (12.97cm 9.959cm)">
          <text:p/>
        </draw:circle>
        <draw:circle draw:style-name="gr2" draw:text-style-name="P2" draw:layer="perçages" svg:width="0.08cm" svg:height="0.08cm" draw:transform="rotate (1.5707963267949) translate (12.97cm 9.705cm)">
          <text:p/>
        </draw:circle>
        <draw:circle draw:style-name="gr2" draw:text-style-name="P2" draw:layer="perçages" svg:width="0.08cm" svg:height="0.08cm" draw:transform="rotate (1.5707963267949) translate (12.97cm 9.451cm)">
          <text:p/>
        </draw:circle>
        <draw:circle draw:style-name="gr2" draw:text-style-name="P2" draw:layer="perçages" svg:width="0.08cm" svg:height="0.08cm" draw:transform="rotate (1.5707963267949) translate (12.97cm 9.197cm)">
          <text:p/>
        </draw:circle>
        <draw:circle draw:style-name="gr2" draw:text-style-name="P2" draw:layer="perçages" svg:width="0.08cm" svg:height="0.08cm" draw:transform="rotate (1.5707963267949) translate (12.97cm 8.943cm)">
          <text:p/>
        </draw:circle>
        <draw:circle draw:style-name="gr2" draw:text-style-name="P2" draw:layer="perçages" svg:width="0.08cm" svg:height="0.08cm" draw:transform="rotate (1.5707963267949) translate (12.97cm 8.689cm)">
          <text:p/>
        </draw:circle>
        <draw:circle draw:style-name="gr2" draw:text-style-name="P2" draw:layer="perçages" svg:width="0.08cm" svg:height="0.08cm" draw:transform="rotate (1.5707963267949) translate (12.97cm 8.435cm)">
          <text:p/>
        </draw:circle>
        <draw:circle draw:style-name="gr2" draw:text-style-name="P2" draw:layer="perçages" svg:width="0.08cm" svg:height="0.08cm" draw:transform="rotate (1.5707963267949) translate (12.97cm 8.181cm)">
          <text:p/>
        </draw:circle>
        <draw:circle draw:style-name="gr2" draw:text-style-name="P2" draw:layer="perçages" svg:width="0.08cm" svg:height="0.08cm" draw:transform="rotate (1.5707963267949) translate (12.97cm 7.927cm)">
          <text:p/>
        </draw:circle>
        <draw:circle draw:style-name="gr2" draw:text-style-name="P2" draw:layer="perçages" svg:width="0.08cm" svg:height="0.08cm" draw:transform="rotate (1.5707963267949) translate (13.224cm 11.229cm)">
          <text:p/>
        </draw:circle>
        <draw:circle draw:style-name="gr2" draw:text-style-name="P2" draw:layer="perçages" svg:width="0.08cm" svg:height="0.08cm" draw:transform="rotate (1.5707963267949) translate (13.224cm 10.975cm)">
          <text:p/>
        </draw:circle>
        <draw:circle draw:style-name="gr2" draw:text-style-name="P2" draw:layer="perçages" svg:width="0.08cm" svg:height="0.08cm" draw:transform="rotate (1.5707963267949) translate (13.224cm 10.721cm)">
          <text:p/>
        </draw:circle>
        <draw:circle draw:style-name="gr2" draw:text-style-name="P2" draw:layer="perçages" svg:width="0.08cm" svg:height="0.08cm" draw:transform="rotate (1.5707963267949) translate (13.224cm 10.467cm)">
          <text:p/>
        </draw:circle>
        <draw:circle draw:style-name="gr2" draw:text-style-name="P2" draw:layer="perçages" svg:width="0.08cm" svg:height="0.08cm" draw:transform="rotate (1.5707963267949) translate (13.224cm 10.213cm)">
          <text:p/>
        </draw:circle>
        <draw:circle draw:style-name="gr2" draw:text-style-name="P2" draw:layer="perçages" svg:width="0.08cm" svg:height="0.08cm" draw:transform="rotate (1.5707963267949) translate (13.224cm 9.959cm)">
          <text:p/>
        </draw:circle>
        <draw:circle draw:style-name="gr2" draw:text-style-name="P2" draw:layer="perçages" svg:width="0.08cm" svg:height="0.08cm" draw:transform="rotate (1.5707963267949) translate (13.224cm 9.705cm)">
          <text:p/>
        </draw:circle>
        <draw:circle draw:style-name="gr2" draw:text-style-name="P2" draw:layer="perçages" svg:width="0.08cm" svg:height="0.08cm" draw:transform="rotate (1.5707963267949) translate (13.224cm 9.451cm)">
          <text:p/>
        </draw:circle>
        <draw:circle draw:style-name="gr2" draw:text-style-name="P2" draw:layer="perçages" svg:width="0.08cm" svg:height="0.08cm" draw:transform="rotate (1.5707963267949) translate (13.224cm 9.197cm)">
          <text:p/>
        </draw:circle>
        <draw:circle draw:style-name="gr2" draw:text-style-name="P2" draw:layer="perçages" svg:width="0.08cm" svg:height="0.08cm" draw:transform="rotate (1.5707963267949) translate (13.224cm 8.943cm)">
          <text:p/>
        </draw:circle>
        <draw:circle draw:style-name="gr2" draw:text-style-name="P2" draw:layer="perçages" svg:width="0.08cm" svg:height="0.08cm" draw:transform="rotate (1.5707963267949) translate (13.224cm 8.689cm)">
          <text:p/>
        </draw:circle>
        <draw:circle draw:style-name="gr2" draw:text-style-name="P2" draw:layer="perçages" svg:width="0.08cm" svg:height="0.08cm" draw:transform="rotate (1.5707963267949) translate (13.224cm 8.435cm)">
          <text:p/>
        </draw:circle>
        <draw:circle draw:style-name="gr2" draw:text-style-name="P2" draw:layer="perçages" svg:width="0.08cm" svg:height="0.08cm" draw:transform="rotate (1.5707963267949) translate (13.224cm 8.181cm)">
          <text:p/>
        </draw:circle>
        <draw:circle draw:style-name="gr2" draw:text-style-name="P2" draw:layer="perçages" svg:width="0.08cm" svg:height="0.08cm" draw:transform="rotate (1.5707963267949) translate (13.224cm 7.927cm)">
          <text:p/>
        </draw:circle>
        <draw:circle draw:style-name="gr2" draw:text-style-name="P2" draw:layer="perçages" svg:width="0.08cm" svg:height="0.08cm" draw:transform="rotate (1.5707963267949) translate (13.478cm 11.229cm)">
          <text:p/>
        </draw:circle>
        <draw:circle draw:style-name="gr2" draw:text-style-name="P2" draw:layer="perçages" svg:width="0.08cm" svg:height="0.08cm" draw:transform="rotate (1.5707963267949) translate (13.478cm 10.975cm)">
          <text:p/>
        </draw:circle>
        <draw:circle draw:style-name="gr2" draw:text-style-name="P2" draw:layer="perçages" svg:width="0.08cm" svg:height="0.08cm" draw:transform="rotate (1.5707963267949) translate (13.478cm 10.721cm)">
          <text:p/>
        </draw:circle>
        <draw:circle draw:style-name="gr2" draw:text-style-name="P2" draw:layer="perçages" svg:width="0.08cm" svg:height="0.08cm" draw:transform="rotate (1.5707963267949) translate (13.478cm 10.467cm)">
          <text:p/>
        </draw:circle>
        <draw:circle draw:style-name="gr2" draw:text-style-name="P2" draw:layer="perçages" svg:width="0.08cm" svg:height="0.08cm" draw:transform="rotate (1.5707963267949) translate (13.478cm 10.213cm)">
          <text:p/>
        </draw:circle>
        <draw:circle draw:style-name="gr2" draw:text-style-name="P2" draw:layer="perçages" svg:width="0.08cm" svg:height="0.08cm" draw:transform="rotate (1.5707963267949) translate (13.478cm 9.959cm)">
          <text:p/>
        </draw:circle>
        <draw:circle draw:style-name="gr2" draw:text-style-name="P2" draw:layer="perçages" svg:width="0.08cm" svg:height="0.08cm" draw:transform="rotate (1.5707963267949) translate (13.478cm 9.705cm)">
          <text:p/>
        </draw:circle>
        <draw:circle draw:style-name="gr2" draw:text-style-name="P2" draw:layer="perçages" svg:width="0.08cm" svg:height="0.08cm" draw:transform="rotate (1.5707963267949) translate (13.478cm 9.451cm)">
          <text:p/>
        </draw:circle>
        <draw:circle draw:style-name="gr2" draw:text-style-name="P2" draw:layer="perçages" svg:width="0.08cm" svg:height="0.08cm" draw:transform="rotate (1.5707963267949) translate (13.478cm 9.197cm)">
          <text:p/>
        </draw:circle>
        <draw:circle draw:style-name="gr2" draw:text-style-name="P2" draw:layer="perçages" svg:width="0.08cm" svg:height="0.08cm" draw:transform="rotate (1.5707963267949) translate (13.478cm 8.943cm)">
          <text:p/>
        </draw:circle>
        <draw:circle draw:style-name="gr2" draw:text-style-name="P2" draw:layer="perçages" svg:width="0.08cm" svg:height="0.08cm" draw:transform="rotate (1.5707963267949) translate (13.478cm 8.689cm)">
          <text:p/>
        </draw:circle>
        <draw:circle draw:style-name="gr2" draw:text-style-name="P2" draw:layer="perçages" svg:width="0.08cm" svg:height="0.08cm" draw:transform="rotate (1.5707963267949) translate (13.478cm 8.435cm)">
          <text:p/>
        </draw:circle>
        <draw:circle draw:style-name="gr2" draw:text-style-name="P2" draw:layer="perçages" svg:width="0.08cm" svg:height="0.08cm" draw:transform="rotate (1.5707963267949) translate (13.478cm 8.181cm)">
          <text:p/>
        </draw:circle>
        <draw:circle draw:style-name="gr2" draw:text-style-name="P2" draw:layer="perçages" svg:width="0.08cm" svg:height="0.08cm" draw:transform="rotate (1.5707963267949) translate (13.478cm 7.927cm)">
          <text:p/>
        </draw:circle>
        <draw:circle draw:style-name="gr2" draw:text-style-name="P2" draw:layer="perçages" svg:width="0.08cm" svg:height="0.08cm" draw:transform="rotate (1.5707963267949) translate (13.478cm 11.229cm)">
          <text:p/>
        </draw:circle>
        <draw:circle draw:style-name="gr2" draw:text-style-name="P2" draw:layer="perçages" svg:width="0.08cm" svg:height="0.08cm" draw:transform="rotate (1.5707963267949) translate (13.478cm 10.975cm)">
          <text:p/>
        </draw:circle>
        <draw:circle draw:style-name="gr2" draw:text-style-name="P2" draw:layer="perçages" svg:width="0.08cm" svg:height="0.08cm" draw:transform="rotate (1.5707963267949) translate (13.478cm 10.721cm)">
          <text:p/>
        </draw:circle>
        <draw:circle draw:style-name="gr2" draw:text-style-name="P2" draw:layer="perçages" svg:width="0.08cm" svg:height="0.08cm" draw:transform="rotate (1.5707963267949) translate (13.478cm 10.467cm)">
          <text:p/>
        </draw:circle>
        <draw:circle draw:style-name="gr2" draw:text-style-name="P2" draw:layer="perçages" svg:width="0.08cm" svg:height="0.08cm" draw:transform="rotate (1.5707963267949) translate (13.478cm 10.213cm)">
          <text:p/>
        </draw:circle>
        <draw:circle draw:style-name="gr2" draw:text-style-name="P2" draw:layer="perçages" svg:width="0.08cm" svg:height="0.08cm" draw:transform="rotate (1.5707963267949) translate (13.478cm 9.959cm)">
          <text:p/>
        </draw:circle>
        <draw:circle draw:style-name="gr2" draw:text-style-name="P2" draw:layer="perçages" svg:width="0.08cm" svg:height="0.08cm" draw:transform="rotate (1.5707963267949) translate (13.478cm 9.705cm)">
          <text:p/>
        </draw:circle>
        <draw:circle draw:style-name="gr2" draw:text-style-name="P2" draw:layer="perçages" svg:width="0.08cm" svg:height="0.08cm" draw:transform="rotate (1.5707963267949) translate (13.478cm 9.451cm)">
          <text:p/>
        </draw:circle>
        <draw:circle draw:style-name="gr2" draw:text-style-name="P2" draw:layer="perçages" svg:width="0.08cm" svg:height="0.08cm" draw:transform="rotate (1.5707963267949) translate (13.478cm 9.197cm)">
          <text:p/>
        </draw:circle>
        <draw:circle draw:style-name="gr2" draw:text-style-name="P2" draw:layer="perçages" svg:width="0.08cm" svg:height="0.08cm" draw:transform="rotate (1.5707963267949) translate (13.478cm 8.943cm)">
          <text:p/>
        </draw:circle>
        <draw:circle draw:style-name="gr2" draw:text-style-name="P2" draw:layer="perçages" svg:width="0.08cm" svg:height="0.08cm" draw:transform="rotate (1.5707963267949) translate (13.478cm 8.689cm)">
          <text:p/>
        </draw:circle>
        <draw:circle draw:style-name="gr2" draw:text-style-name="P2" draw:layer="perçages" svg:width="0.08cm" svg:height="0.08cm" draw:transform="rotate (1.5707963267949) translate (13.478cm 8.435cm)">
          <text:p/>
        </draw:circle>
        <draw:circle draw:style-name="gr2" draw:text-style-name="P2" draw:layer="perçages" svg:width="0.08cm" svg:height="0.08cm" draw:transform="rotate (1.5707963267949) translate (13.478cm 8.181cm)">
          <text:p/>
        </draw:circle>
        <draw:circle draw:style-name="gr2" draw:text-style-name="P2" draw:layer="perçages" svg:width="0.08cm" svg:height="0.08cm" draw:transform="rotate (1.5707963267949) translate (13.478cm 7.927cm)">
          <text:p/>
        </draw:circle>
        <draw:circle draw:style-name="gr2" draw:text-style-name="P2" draw:layer="perçages" svg:width="0.08cm" svg:height="0.08cm" draw:transform="rotate (1.5707963267949) translate (13.732cm 11.229cm)">
          <text:p/>
        </draw:circle>
        <draw:circle draw:style-name="gr2" draw:text-style-name="P2" draw:layer="perçages" svg:width="0.08cm" svg:height="0.08cm" draw:transform="rotate (1.5707963267949) translate (13.732cm 10.975cm)">
          <text:p/>
        </draw:circle>
        <draw:circle draw:style-name="gr2" draw:text-style-name="P2" draw:layer="perçages" svg:width="0.08cm" svg:height="0.08cm" draw:transform="rotate (1.5707963267949) translate (13.732cm 10.721cm)">
          <text:p/>
        </draw:circle>
        <draw:circle draw:style-name="gr2" draw:text-style-name="P2" draw:layer="perçages" svg:width="0.08cm" svg:height="0.08cm" draw:transform="rotate (1.5707963267949) translate (13.732cm 10.467cm)">
          <text:p/>
        </draw:circle>
        <draw:circle draw:style-name="gr2" draw:text-style-name="P2" draw:layer="perçages" svg:width="0.08cm" svg:height="0.08cm" draw:transform="rotate (1.5707963267949) translate (13.732cm 10.213cm)">
          <text:p/>
        </draw:circle>
        <draw:circle draw:style-name="gr2" draw:text-style-name="P2" draw:layer="perçages" svg:width="0.08cm" svg:height="0.08cm" draw:transform="rotate (1.5707963267949) translate (13.732cm 9.959cm)">
          <text:p/>
        </draw:circle>
        <draw:circle draw:style-name="gr2" draw:text-style-name="P2" draw:layer="perçages" svg:width="0.08cm" svg:height="0.08cm" draw:transform="rotate (1.5707963267949) translate (13.732cm 9.705cm)">
          <text:p/>
        </draw:circle>
        <draw:circle draw:style-name="gr2" draw:text-style-name="P2" draw:layer="perçages" svg:width="0.08cm" svg:height="0.08cm" draw:transform="rotate (1.5707963267949) translate (13.732cm 9.451cm)">
          <text:p/>
        </draw:circle>
        <draw:circle draw:style-name="gr2" draw:text-style-name="P2" draw:layer="perçages" svg:width="0.08cm" svg:height="0.08cm" draw:transform="rotate (1.5707963267949) translate (13.732cm 9.197cm)">
          <text:p/>
        </draw:circle>
        <draw:circle draw:style-name="gr2" draw:text-style-name="P2" draw:layer="perçages" svg:width="0.08cm" svg:height="0.08cm" draw:transform="rotate (1.5707963267949) translate (13.732cm 8.943cm)">
          <text:p/>
        </draw:circle>
        <draw:circle draw:style-name="gr2" draw:text-style-name="P2" draw:layer="perçages" svg:width="0.08cm" svg:height="0.08cm" draw:transform="rotate (1.5707963267949) translate (13.732cm 8.689cm)">
          <text:p/>
        </draw:circle>
        <draw:circle draw:style-name="gr2" draw:text-style-name="P2" draw:layer="perçages" svg:width="0.08cm" svg:height="0.08cm" draw:transform="rotate (1.5707963267949) translate (13.732cm 8.435cm)">
          <text:p/>
        </draw:circle>
        <draw:circle draw:style-name="gr2" draw:text-style-name="P2" draw:layer="perçages" svg:width="0.08cm" svg:height="0.08cm" draw:transform="rotate (1.5707963267949) translate (13.732cm 8.181cm)">
          <text:p/>
        </draw:circle>
        <draw:circle draw:style-name="gr2" draw:text-style-name="P2" draw:layer="perçages" svg:width="0.08cm" svg:height="0.08cm" draw:transform="rotate (1.5707963267949) translate (13.732cm 7.927cm)">
          <text:p/>
        </draw:circle>
        <draw:circle draw:style-name="gr2" draw:text-style-name="P2" draw:layer="perçages" svg:width="0.08cm" svg:height="0.08cm" draw:transform="rotate (1.5707963267949) translate (13.986cm 11.229cm)">
          <text:p/>
        </draw:circle>
        <draw:circle draw:style-name="gr2" draw:text-style-name="P2" draw:layer="perçages" svg:width="0.08cm" svg:height="0.08cm" draw:transform="rotate (1.5707963267949) translate (13.986cm 10.975cm)">
          <text:p/>
        </draw:circle>
        <draw:circle draw:style-name="gr2" draw:text-style-name="P2" draw:layer="perçages" svg:width="0.08cm" svg:height="0.08cm" draw:transform="rotate (1.5707963267949) translate (13.986cm 10.721cm)">
          <text:p/>
        </draw:circle>
        <draw:circle draw:style-name="gr2" draw:text-style-name="P2" draw:layer="perçages" svg:width="0.08cm" svg:height="0.08cm" draw:transform="rotate (1.5707963267949) translate (13.986cm 10.467cm)">
          <text:p/>
        </draw:circle>
        <draw:circle draw:style-name="gr2" draw:text-style-name="P2" draw:layer="perçages" svg:width="0.08cm" svg:height="0.08cm" draw:transform="rotate (1.5707963267949) translate (13.986cm 10.213cm)">
          <text:p/>
        </draw:circle>
        <draw:circle draw:style-name="gr2" draw:text-style-name="P2" draw:layer="perçages" svg:width="0.08cm" svg:height="0.08cm" draw:transform="rotate (1.5707963267949) translate (13.986cm 9.959cm)">
          <text:p/>
        </draw:circle>
        <draw:circle draw:style-name="gr2" draw:text-style-name="P2" draw:layer="perçages" svg:width="0.08cm" svg:height="0.08cm" draw:transform="rotate (1.5707963267949) translate (13.986cm 9.705cm)">
          <text:p/>
        </draw:circle>
        <draw:circle draw:style-name="gr2" draw:text-style-name="P2" draw:layer="perçages" svg:width="0.08cm" svg:height="0.08cm" draw:transform="rotate (1.5707963267949) translate (13.986cm 9.451cm)">
          <text:p/>
        </draw:circle>
        <draw:circle draw:style-name="gr2" draw:text-style-name="P2" draw:layer="perçages" svg:width="0.08cm" svg:height="0.08cm" draw:transform="rotate (1.5707963267949) translate (13.986cm 9.197cm)">
          <text:p/>
        </draw:circle>
        <draw:circle draw:style-name="gr2" draw:text-style-name="P2" draw:layer="perçages" svg:width="0.08cm" svg:height="0.08cm" draw:transform="rotate (1.5707963267949) translate (13.986cm 8.943cm)">
          <text:p/>
        </draw:circle>
        <draw:circle draw:style-name="gr2" draw:text-style-name="P2" draw:layer="perçages" svg:width="0.08cm" svg:height="0.08cm" draw:transform="rotate (1.5707963267949) translate (13.986cm 8.689cm)">
          <text:p/>
        </draw:circle>
        <draw:circle draw:style-name="gr2" draw:text-style-name="P2" draw:layer="perçages" svg:width="0.08cm" svg:height="0.08cm" draw:transform="rotate (1.5707963267949) translate (13.986cm 8.435cm)">
          <text:p/>
        </draw:circle>
        <draw:circle draw:style-name="gr2" draw:text-style-name="P2" draw:layer="perçages" svg:width="0.08cm" svg:height="0.08cm" draw:transform="rotate (1.5707963267949) translate (13.986cm 8.181cm)">
          <text:p/>
        </draw:circle>
        <draw:circle draw:style-name="gr2" draw:text-style-name="P2" draw:layer="perçages" svg:width="0.08cm" svg:height="0.08cm" draw:transform="rotate (1.5707963267949) translate (13.986cm 7.927cm)">
          <text:p/>
        </draw:circle>
        <draw:circle draw:style-name="gr2" draw:text-style-name="P2" draw:layer="perçages" svg:width="0.08cm" svg:height="0.08cm" draw:transform="rotate (1.5707963267949) translate (14.24cm 11.229cm)">
          <text:p/>
        </draw:circle>
        <draw:circle draw:style-name="gr2" draw:text-style-name="P2" draw:layer="perçages" svg:width="0.08cm" svg:height="0.08cm" draw:transform="rotate (1.5707963267949) translate (14.24cm 10.975cm)">
          <text:p/>
        </draw:circle>
        <draw:circle draw:style-name="gr2" draw:text-style-name="P2" draw:layer="perçages" svg:width="0.08cm" svg:height="0.08cm" draw:transform="rotate (1.5707963267949) translate (14.24cm 10.721cm)">
          <text:p/>
        </draw:circle>
        <draw:circle draw:style-name="gr2" draw:text-style-name="P2" draw:layer="perçages" svg:width="0.08cm" svg:height="0.08cm" draw:transform="rotate (1.5707963267949) translate (14.24cm 10.467cm)">
          <text:p/>
        </draw:circle>
        <draw:circle draw:style-name="gr2" draw:text-style-name="P2" draw:layer="perçages" svg:width="0.08cm" svg:height="0.08cm" draw:transform="rotate (1.5707963267949) translate (14.24cm 10.213cm)">
          <text:p/>
        </draw:circle>
        <draw:circle draw:style-name="gr2" draw:text-style-name="P2" draw:layer="perçages" svg:width="0.08cm" svg:height="0.08cm" draw:transform="rotate (1.5707963267949) translate (14.24cm 9.959cm)">
          <text:p/>
        </draw:circle>
        <draw:circle draw:style-name="gr2" draw:text-style-name="P2" draw:layer="perçages" svg:width="0.08cm" svg:height="0.08cm" draw:transform="rotate (1.5707963267949) translate (14.24cm 9.705cm)">
          <text:p/>
        </draw:circle>
        <draw:circle draw:style-name="gr2" draw:text-style-name="P2" draw:layer="perçages" svg:width="0.08cm" svg:height="0.08cm" draw:transform="rotate (1.5707963267949) translate (14.24cm 9.451cm)">
          <text:p/>
        </draw:circle>
        <draw:circle draw:style-name="gr2" draw:text-style-name="P2" draw:layer="perçages" svg:width="0.08cm" svg:height="0.08cm" draw:transform="rotate (1.5707963267949) translate (14.24cm 9.197cm)">
          <text:p/>
        </draw:circle>
        <draw:circle draw:style-name="gr2" draw:text-style-name="P2" draw:layer="perçages" svg:width="0.08cm" svg:height="0.08cm" draw:transform="rotate (1.5707963267949) translate (14.24cm 8.943cm)">
          <text:p/>
        </draw:circle>
        <draw:circle draw:style-name="gr2" draw:text-style-name="P2" draw:layer="perçages" svg:width="0.08cm" svg:height="0.08cm" draw:transform="rotate (1.5707963267949) translate (14.24cm 8.689cm)">
          <text:p/>
        </draw:circle>
        <draw:circle draw:style-name="gr2" draw:text-style-name="P2" draw:layer="perçages" svg:width="0.08cm" svg:height="0.08cm" draw:transform="rotate (1.5707963267949) translate (14.24cm 8.435cm)">
          <text:p/>
        </draw:circle>
        <draw:circle draw:style-name="gr2" draw:text-style-name="P2" draw:layer="perçages" svg:width="0.08cm" svg:height="0.08cm" draw:transform="rotate (1.5707963267949) translate (14.24cm 8.181cm)">
          <text:p/>
        </draw:circle>
        <draw:circle draw:style-name="gr2" draw:text-style-name="P2" draw:layer="perçages" svg:width="0.08cm" svg:height="0.08cm" draw:transform="rotate (1.5707963267949) translate (14.24cm 7.927cm)">
          <text:p/>
        </draw:circle>
        <draw:circle draw:style-name="gr2" draw:text-style-name="P2" draw:layer="perçages" svg:width="0.08cm" svg:height="0.08cm" draw:transform="rotate (1.5707963267949) translate (14.494cm 11.229cm)">
          <text:p/>
        </draw:circle>
        <draw:circle draw:style-name="gr2" draw:text-style-name="P2" draw:layer="perçages" svg:width="0.08cm" svg:height="0.08cm" draw:transform="rotate (1.5707963267949) translate (14.494cm 10.975cm)">
          <text:p/>
        </draw:circle>
        <draw:circle draw:style-name="gr2" draw:text-style-name="P2" draw:layer="perçages" svg:width="0.08cm" svg:height="0.08cm" draw:transform="rotate (1.5707963267949) translate (14.494cm 10.721cm)">
          <text:p/>
        </draw:circle>
        <draw:circle draw:style-name="gr2" draw:text-style-name="P2" draw:layer="perçages" svg:width="0.08cm" svg:height="0.08cm" draw:transform="rotate (1.5707963267949) translate (14.494cm 10.467cm)">
          <text:p/>
        </draw:circle>
        <draw:circle draw:style-name="gr2" draw:text-style-name="P2" draw:layer="perçages" svg:width="0.08cm" svg:height="0.08cm" draw:transform="rotate (1.5707963267949) translate (14.494cm 10.213cm)">
          <text:p/>
        </draw:circle>
        <draw:circle draw:style-name="gr2" draw:text-style-name="P2" draw:layer="perçages" svg:width="0.08cm" svg:height="0.08cm" draw:transform="rotate (1.5707963267949) translate (14.494cm 9.959cm)">
          <text:p/>
        </draw:circle>
        <draw:circle draw:style-name="gr2" draw:text-style-name="P2" draw:layer="perçages" svg:width="0.08cm" svg:height="0.08cm" draw:transform="rotate (1.5707963267949) translate (14.494cm 9.705cm)">
          <text:p/>
        </draw:circle>
        <draw:circle draw:style-name="gr2" draw:text-style-name="P2" draw:layer="perçages" svg:width="0.08cm" svg:height="0.08cm" draw:transform="rotate (1.5707963267949) translate (14.494cm 9.451cm)">
          <text:p/>
        </draw:circle>
        <draw:circle draw:style-name="gr2" draw:text-style-name="P2" draw:layer="perçages" svg:width="0.08cm" svg:height="0.08cm" draw:transform="rotate (1.5707963267949) translate (14.494cm 9.197cm)">
          <text:p/>
        </draw:circle>
        <draw:circle draw:style-name="gr2" draw:text-style-name="P2" draw:layer="perçages" svg:width="0.08cm" svg:height="0.08cm" draw:transform="rotate (1.5707963267949) translate (14.494cm 8.943cm)">
          <text:p/>
        </draw:circle>
        <draw:circle draw:style-name="gr2" draw:text-style-name="P2" draw:layer="perçages" svg:width="0.08cm" svg:height="0.08cm" draw:transform="rotate (1.5707963267949) translate (14.494cm 8.689cm)">
          <text:p/>
        </draw:circle>
        <draw:circle draw:style-name="gr2" draw:text-style-name="P2" draw:layer="perçages" svg:width="0.08cm" svg:height="0.08cm" draw:transform="rotate (1.5707963267949) translate (14.494cm 8.435cm)">
          <text:p/>
        </draw:circle>
        <draw:circle draw:style-name="gr2" draw:text-style-name="P2" draw:layer="perçages" svg:width="0.08cm" svg:height="0.08cm" draw:transform="rotate (1.5707963267949) translate (14.494cm 8.181cm)">
          <text:p/>
        </draw:circle>
        <draw:circle draw:style-name="gr2" draw:text-style-name="P2" draw:layer="perçages" svg:width="0.08cm" svg:height="0.08cm" draw:transform="rotate (1.5707963267949) translate (14.494cm 7.927cm)">
          <text:p/>
        </draw:circle>
        <draw:circle draw:style-name="gr2" draw:text-style-name="P2" draw:layer="perçages" svg:width="0.08cm" svg:height="0.08cm" draw:transform="rotate (1.5707963267949) translate (14.748cm 11.229cm)">
          <text:p/>
        </draw:circle>
        <draw:circle draw:style-name="gr2" draw:text-style-name="P2" draw:layer="perçages" svg:width="0.08cm" svg:height="0.08cm" draw:transform="rotate (1.5707963267949) translate (14.748cm 10.975cm)">
          <text:p/>
        </draw:circle>
        <draw:circle draw:style-name="gr2" draw:text-style-name="P2" draw:layer="perçages" svg:width="0.08cm" svg:height="0.08cm" draw:transform="rotate (1.5707963267949) translate (14.748cm 10.721cm)">
          <text:p/>
        </draw:circle>
        <draw:circle draw:style-name="gr2" draw:text-style-name="P2" draw:layer="perçages" svg:width="0.08cm" svg:height="0.08cm" draw:transform="rotate (1.5707963267949) translate (14.748cm 10.467cm)">
          <text:p/>
        </draw:circle>
        <draw:circle draw:style-name="gr2" draw:text-style-name="P2" draw:layer="perçages" svg:width="0.08cm" svg:height="0.08cm" draw:transform="rotate (1.5707963267949) translate (14.748cm 10.213cm)">
          <text:p/>
        </draw:circle>
        <draw:circle draw:style-name="gr2" draw:text-style-name="P2" draw:layer="perçages" svg:width="0.08cm" svg:height="0.08cm" draw:transform="rotate (1.5707963267949) translate (14.748cm 9.959cm)">
          <text:p/>
        </draw:circle>
        <draw:circle draw:style-name="gr2" draw:text-style-name="P2" draw:layer="perçages" svg:width="0.08cm" svg:height="0.08cm" draw:transform="rotate (1.5707963267949) translate (14.748cm 9.705cm)">
          <text:p/>
        </draw:circle>
        <draw:circle draw:style-name="gr2" draw:text-style-name="P2" draw:layer="perçages" svg:width="0.08cm" svg:height="0.08cm" draw:transform="rotate (1.5707963267949) translate (14.748cm 9.451cm)">
          <text:p/>
        </draw:circle>
        <draw:circle draw:style-name="gr2" draw:text-style-name="P2" draw:layer="perçages" svg:width="0.08cm" svg:height="0.08cm" draw:transform="rotate (1.5707963267949) translate (14.748cm 9.197cm)">
          <text:p/>
        </draw:circle>
        <draw:circle draw:style-name="gr2" draw:text-style-name="P2" draw:layer="perçages" svg:width="0.08cm" svg:height="0.08cm" draw:transform="rotate (1.5707963267949) translate (14.748cm 8.943cm)">
          <text:p/>
        </draw:circle>
        <draw:circle draw:style-name="gr2" draw:text-style-name="P2" draw:layer="perçages" svg:width="0.08cm" svg:height="0.08cm" draw:transform="rotate (1.5707963267949) translate (14.748cm 8.689cm)">
          <text:p/>
        </draw:circle>
        <draw:circle draw:style-name="gr2" draw:text-style-name="P2" draw:layer="perçages" svg:width="0.08cm" svg:height="0.08cm" draw:transform="rotate (1.5707963267949) translate (14.748cm 8.435cm)">
          <text:p/>
        </draw:circle>
        <draw:circle draw:style-name="gr2" draw:text-style-name="P2" draw:layer="perçages" svg:width="0.08cm" svg:height="0.08cm" draw:transform="rotate (1.5707963267949) translate (14.748cm 8.181cm)">
          <text:p/>
        </draw:circle>
        <draw:circle draw:style-name="gr2" draw:text-style-name="P2" draw:layer="perçages" svg:width="0.08cm" svg:height="0.08cm" draw:transform="rotate (1.5707963267949) translate (14.748cm 7.927cm)">
          <text:p/>
        </draw:circle>
        <draw:circle draw:style-name="gr2" draw:text-style-name="P2" draw:layer="perçages" svg:width="0.08cm" svg:height="0.08cm" draw:transform="rotate (1.5707963267949) translate (14.748cm 11.229cm)">
          <text:p/>
        </draw:circle>
        <draw:circle draw:style-name="gr2" draw:text-style-name="P2" draw:layer="perçages" svg:width="0.08cm" svg:height="0.08cm" draw:transform="rotate (1.5707963267949) translate (14.748cm 10.975cm)">
          <text:p/>
        </draw:circle>
        <draw:circle draw:style-name="gr2" draw:text-style-name="P2" draw:layer="perçages" svg:width="0.08cm" svg:height="0.08cm" draw:transform="rotate (1.5707963267949) translate (14.748cm 10.721cm)">
          <text:p/>
        </draw:circle>
        <draw:circle draw:style-name="gr2" draw:text-style-name="P2" draw:layer="perçages" svg:width="0.08cm" svg:height="0.08cm" draw:transform="rotate (1.5707963267949) translate (14.748cm 10.467cm)">
          <text:p/>
        </draw:circle>
        <draw:circle draw:style-name="gr2" draw:text-style-name="P2" draw:layer="perçages" svg:width="0.08cm" svg:height="0.08cm" draw:transform="rotate (1.5707963267949) translate (14.748cm 10.213cm)">
          <text:p/>
        </draw:circle>
        <draw:circle draw:style-name="gr2" draw:text-style-name="P2" draw:layer="perçages" svg:width="0.08cm" svg:height="0.08cm" draw:transform="rotate (1.5707963267949) translate (14.748cm 9.959cm)">
          <text:p/>
        </draw:circle>
        <draw:circle draw:style-name="gr2" draw:text-style-name="P2" draw:layer="perçages" svg:width="0.08cm" svg:height="0.08cm" draw:transform="rotate (1.5707963267949) translate (14.748cm 9.705cm)">
          <text:p/>
        </draw:circle>
        <draw:circle draw:style-name="gr2" draw:text-style-name="P2" draw:layer="perçages" svg:width="0.08cm" svg:height="0.08cm" draw:transform="rotate (1.5707963267949) translate (14.748cm 9.451cm)">
          <text:p/>
        </draw:circle>
        <draw:circle draw:style-name="gr2" draw:text-style-name="P2" draw:layer="perçages" svg:width="0.08cm" svg:height="0.08cm" draw:transform="rotate (1.5707963267949) translate (14.748cm 9.197cm)">
          <text:p/>
        </draw:circle>
        <draw:circle draw:style-name="gr2" draw:text-style-name="P2" draw:layer="perçages" svg:width="0.08cm" svg:height="0.08cm" draw:transform="rotate (1.5707963267949) translate (14.748cm 8.943cm)">
          <text:p/>
        </draw:circle>
        <draw:circle draw:style-name="gr2" draw:text-style-name="P2" draw:layer="perçages" svg:width="0.08cm" svg:height="0.08cm" draw:transform="rotate (1.5707963267949) translate (14.748cm 8.689cm)">
          <text:p/>
        </draw:circle>
        <draw:circle draw:style-name="gr2" draw:text-style-name="P2" draw:layer="perçages" svg:width="0.08cm" svg:height="0.08cm" draw:transform="rotate (1.5707963267949) translate (14.748cm 8.435cm)">
          <text:p/>
        </draw:circle>
        <draw:circle draw:style-name="gr2" draw:text-style-name="P2" draw:layer="perçages" svg:width="0.08cm" svg:height="0.08cm" draw:transform="rotate (1.5707963267949) translate (14.748cm 8.181cm)">
          <text:p/>
        </draw:circle>
        <draw:circle draw:style-name="gr2" draw:text-style-name="P2" draw:layer="perçages" svg:width="0.08cm" svg:height="0.08cm" draw:transform="rotate (1.5707963267949) translate (14.748cm 7.927cm)">
          <text:p/>
        </draw:circle>
        <draw:circle draw:style-name="gr2" draw:text-style-name="P2" draw:layer="perçages" svg:width="0.08cm" svg:height="0.08cm" draw:transform="rotate (1.5707963267949) translate (15.002cm 11.229cm)">
          <text:p/>
        </draw:circle>
        <draw:circle draw:style-name="gr2" draw:text-style-name="P2" draw:layer="perçages" svg:width="0.08cm" svg:height="0.08cm" draw:transform="rotate (1.5707963267949) translate (15.002cm 10.975cm)">
          <text:p/>
        </draw:circle>
        <draw:circle draw:style-name="gr2" draw:text-style-name="P2" draw:layer="perçages" svg:width="0.08cm" svg:height="0.08cm" draw:transform="rotate (1.5707963267949) translate (15.002cm 10.721cm)">
          <text:p/>
        </draw:circle>
        <draw:circle draw:style-name="gr2" draw:text-style-name="P2" draw:layer="perçages" svg:width="0.08cm" svg:height="0.08cm" draw:transform="rotate (1.5707963267949) translate (15.002cm 10.467cm)">
          <text:p/>
        </draw:circle>
        <draw:circle draw:style-name="gr2" draw:text-style-name="P2" draw:layer="perçages" svg:width="0.08cm" svg:height="0.08cm" draw:transform="rotate (1.5707963267949) translate (15.002cm 10.213cm)">
          <text:p/>
        </draw:circle>
        <draw:circle draw:style-name="gr2" draw:text-style-name="P2" draw:layer="perçages" svg:width="0.08cm" svg:height="0.08cm" draw:transform="rotate (1.5707963267949) translate (15.002cm 9.959cm)">
          <text:p/>
        </draw:circle>
        <draw:circle draw:style-name="gr2" draw:text-style-name="P2" draw:layer="perçages" svg:width="0.08cm" svg:height="0.08cm" draw:transform="rotate (1.5707963267949) translate (15.002cm 9.705cm)">
          <text:p/>
        </draw:circle>
        <draw:circle draw:style-name="gr2" draw:text-style-name="P2" draw:layer="perçages" svg:width="0.08cm" svg:height="0.08cm" draw:transform="rotate (1.5707963267949) translate (15.002cm 9.451cm)">
          <text:p/>
        </draw:circle>
        <draw:circle draw:style-name="gr2" draw:text-style-name="P2" draw:layer="perçages" svg:width="0.08cm" svg:height="0.08cm" draw:transform="rotate (1.5707963267949) translate (15.002cm 9.197cm)">
          <text:p/>
        </draw:circle>
        <draw:circle draw:style-name="gr2" draw:text-style-name="P2" draw:layer="perçages" svg:width="0.08cm" svg:height="0.08cm" draw:transform="rotate (1.5707963267949) translate (15.002cm 8.943cm)">
          <text:p/>
        </draw:circle>
        <draw:circle draw:style-name="gr2" draw:text-style-name="P2" draw:layer="perçages" svg:width="0.08cm" svg:height="0.08cm" draw:transform="rotate (1.5707963267949) translate (15.002cm 8.689cm)">
          <text:p/>
        </draw:circle>
        <draw:circle draw:style-name="gr2" draw:text-style-name="P2" draw:layer="perçages" svg:width="0.08cm" svg:height="0.08cm" draw:transform="rotate (1.5707963267949) translate (15.002cm 8.435cm)">
          <text:p/>
        </draw:circle>
        <draw:circle draw:style-name="gr2" draw:text-style-name="P2" draw:layer="perçages" svg:width="0.08cm" svg:height="0.08cm" draw:transform="rotate (1.5707963267949) translate (15.002cm 8.181cm)">
          <text:p/>
        </draw:circle>
        <draw:circle draw:style-name="gr2" draw:text-style-name="P2" draw:layer="perçages" svg:width="0.08cm" svg:height="0.08cm" draw:transform="rotate (1.5707963267949) translate (15.002cm 7.927cm)">
          <text:p/>
        </draw:circle>
        <draw:circle draw:style-name="gr2" draw:text-style-name="P2" draw:layer="perçages" svg:width="0.08cm" svg:height="0.08cm" draw:transform="rotate (1.5707963267949) translate (15.256cm 11.229cm)">
          <text:p/>
        </draw:circle>
        <draw:circle draw:style-name="gr2" draw:text-style-name="P2" draw:layer="perçages" svg:width="0.08cm" svg:height="0.08cm" draw:transform="rotate (1.5707963267949) translate (15.256cm 10.975cm)">
          <text:p/>
        </draw:circle>
        <draw:circle draw:style-name="gr2" draw:text-style-name="P2" draw:layer="perçages" svg:width="0.08cm" svg:height="0.08cm" draw:transform="rotate (1.5707963267949) translate (15.256cm 10.721cm)">
          <text:p/>
        </draw:circle>
        <draw:circle draw:style-name="gr2" draw:text-style-name="P2" draw:layer="perçages" svg:width="0.08cm" svg:height="0.08cm" draw:transform="rotate (1.5707963267949) translate (15.256cm 10.467cm)">
          <text:p/>
        </draw:circle>
        <draw:circle draw:style-name="gr2" draw:text-style-name="P2" draw:layer="perçages" svg:width="0.08cm" svg:height="0.08cm" draw:transform="rotate (1.5707963267949) translate (15.256cm 10.213cm)">
          <text:p/>
        </draw:circle>
        <draw:circle draw:style-name="gr2" draw:text-style-name="P2" draw:layer="perçages" svg:width="0.08cm" svg:height="0.08cm" draw:transform="rotate (1.5707963267949) translate (15.256cm 9.959cm)">
          <text:p/>
        </draw:circle>
        <draw:circle draw:style-name="gr2" draw:text-style-name="P2" draw:layer="perçages" svg:width="0.08cm" svg:height="0.08cm" draw:transform="rotate (1.5707963267949) translate (15.256cm 9.705cm)">
          <text:p/>
        </draw:circle>
        <draw:circle draw:style-name="gr2" draw:text-style-name="P2" draw:layer="perçages" svg:width="0.08cm" svg:height="0.08cm" draw:transform="rotate (1.5707963267949) translate (15.256cm 9.451cm)">
          <text:p/>
        </draw:circle>
        <draw:circle draw:style-name="gr2" draw:text-style-name="P2" draw:layer="perçages" svg:width="0.08cm" svg:height="0.08cm" draw:transform="rotate (1.5707963267949) translate (15.256cm 9.197cm)">
          <text:p/>
        </draw:circle>
        <draw:circle draw:style-name="gr2" draw:text-style-name="P2" draw:layer="perçages" svg:width="0.08cm" svg:height="0.08cm" draw:transform="rotate (1.5707963267949) translate (15.256cm 8.943cm)">
          <text:p/>
        </draw:circle>
        <draw:circle draw:style-name="gr2" draw:text-style-name="P2" draw:layer="perçages" svg:width="0.08cm" svg:height="0.08cm" draw:transform="rotate (1.5707963267949) translate (15.256cm 8.689cm)">
          <text:p/>
        </draw:circle>
        <draw:circle draw:style-name="gr2" draw:text-style-name="P2" draw:layer="perçages" svg:width="0.08cm" svg:height="0.08cm" draw:transform="rotate (1.5707963267949) translate (15.256cm 8.435cm)">
          <text:p/>
        </draw:circle>
        <draw:circle draw:style-name="gr2" draw:text-style-name="P2" draw:layer="perçages" svg:width="0.08cm" svg:height="0.08cm" draw:transform="rotate (1.5707963267949) translate (15.256cm 8.181cm)">
          <text:p/>
        </draw:circle>
        <draw:circle draw:style-name="gr2" draw:text-style-name="P2" draw:layer="perçages" svg:width="0.08cm" svg:height="0.08cm" draw:transform="rotate (1.5707963267949) translate (15.256cm 7.927cm)">
          <text:p/>
        </draw:circle>
        <draw:circle draw:style-name="gr2" draw:text-style-name="P2" draw:layer="perçages" svg:width="0.08cm" svg:height="0.08cm" draw:transform="rotate (1.5707963267949) translate (15.51cm 11.229cm)">
          <text:p/>
        </draw:circle>
        <draw:circle draw:style-name="gr2" draw:text-style-name="P2" draw:layer="perçages" svg:width="0.08cm" svg:height="0.08cm" draw:transform="rotate (1.5707963267949) translate (15.51cm 10.975cm)">
          <text:p/>
        </draw:circle>
        <draw:circle draw:style-name="gr2" draw:text-style-name="P2" draw:layer="perçages" svg:width="0.08cm" svg:height="0.08cm" draw:transform="rotate (1.5707963267949) translate (15.51cm 10.721cm)">
          <text:p/>
        </draw:circle>
        <draw:circle draw:style-name="gr2" draw:text-style-name="P2" draw:layer="perçages" svg:width="0.08cm" svg:height="0.08cm" draw:transform="rotate (1.5707963267949) translate (15.51cm 10.467cm)">
          <text:p/>
        </draw:circle>
        <draw:circle draw:style-name="gr2" draw:text-style-name="P2" draw:layer="perçages" svg:width="0.08cm" svg:height="0.08cm" draw:transform="rotate (1.5707963267949) translate (15.51cm 10.213cm)">
          <text:p/>
        </draw:circle>
        <draw:circle draw:style-name="gr2" draw:text-style-name="P2" draw:layer="perçages" svg:width="0.08cm" svg:height="0.08cm" draw:transform="rotate (1.5707963267949) translate (15.51cm 9.959cm)">
          <text:p/>
        </draw:circle>
        <draw:circle draw:style-name="gr2" draw:text-style-name="P2" draw:layer="perçages" svg:width="0.08cm" svg:height="0.08cm" draw:transform="rotate (1.5707963267949) translate (15.51cm 9.705cm)">
          <text:p/>
        </draw:circle>
        <draw:circle draw:style-name="gr2" draw:text-style-name="P2" draw:layer="perçages" svg:width="0.08cm" svg:height="0.08cm" draw:transform="rotate (1.5707963267949) translate (15.51cm 9.451cm)">
          <text:p/>
        </draw:circle>
        <draw:circle draw:style-name="gr2" draw:text-style-name="P2" draw:layer="perçages" svg:width="0.08cm" svg:height="0.08cm" draw:transform="rotate (1.5707963267949) translate (15.51cm 9.197cm)">
          <text:p/>
        </draw:circle>
        <draw:circle draw:style-name="gr2" draw:text-style-name="P2" draw:layer="perçages" svg:width="0.08cm" svg:height="0.08cm" draw:transform="rotate (1.5707963267949) translate (15.51cm 8.943cm)">
          <text:p/>
        </draw:circle>
        <draw:circle draw:style-name="gr2" draw:text-style-name="P2" draw:layer="perçages" svg:width="0.08cm" svg:height="0.08cm" draw:transform="rotate (1.5707963267949) translate (15.51cm 8.689cm)">
          <text:p/>
        </draw:circle>
        <draw:circle draw:style-name="gr2" draw:text-style-name="P2" draw:layer="perçages" svg:width="0.08cm" svg:height="0.08cm" draw:transform="rotate (1.5707963267949) translate (15.51cm 8.435cm)">
          <text:p/>
        </draw:circle>
        <draw:circle draw:style-name="gr2" draw:text-style-name="P2" draw:layer="perçages" svg:width="0.08cm" svg:height="0.08cm" draw:transform="rotate (1.5707963267949) translate (15.51cm 8.181cm)">
          <text:p/>
        </draw:circle>
        <draw:circle draw:style-name="gr2" draw:text-style-name="P2" draw:layer="perçages" svg:width="0.08cm" svg:height="0.08cm" draw:transform="rotate (1.5707963267949) translate (15.51cm 7.927cm)">
          <text:p/>
        </draw:circle>
        <draw:circle draw:style-name="gr2" draw:text-style-name="P2" draw:layer="perçages" svg:width="0.08cm" svg:height="0.08cm" draw:transform="rotate (1.5707963267949) translate (15.764cm 11.229cm)">
          <text:p/>
        </draw:circle>
        <draw:circle draw:style-name="gr2" draw:text-style-name="P2" draw:layer="perçages" svg:width="0.08cm" svg:height="0.08cm" draw:transform="rotate (1.5707963267949) translate (15.764cm 10.975cm)">
          <text:p/>
        </draw:circle>
        <draw:circle draw:style-name="gr2" draw:text-style-name="P2" draw:layer="perçages" svg:width="0.08cm" svg:height="0.08cm" draw:transform="rotate (1.5707963267949) translate (15.764cm 10.721cm)">
          <text:p/>
        </draw:circle>
        <draw:circle draw:style-name="gr2" draw:text-style-name="P2" draw:layer="perçages" svg:width="0.08cm" svg:height="0.08cm" draw:transform="rotate (1.5707963267949) translate (15.764cm 10.467cm)">
          <text:p/>
        </draw:circle>
        <draw:circle draw:style-name="gr2" draw:text-style-name="P2" draw:layer="perçages" svg:width="0.08cm" svg:height="0.08cm" draw:transform="rotate (1.5707963267949) translate (15.764cm 10.213cm)">
          <text:p/>
        </draw:circle>
        <draw:circle draw:style-name="gr2" draw:text-style-name="P2" draw:layer="perçages" svg:width="0.08cm" svg:height="0.08cm" draw:transform="rotate (1.5707963267949) translate (15.764cm 9.959cm)">
          <text:p/>
        </draw:circle>
        <draw:circle draw:style-name="gr2" draw:text-style-name="P2" draw:layer="perçages" svg:width="0.08cm" svg:height="0.08cm" draw:transform="rotate (1.5707963267949) translate (15.764cm 9.705cm)">
          <text:p/>
        </draw:circle>
        <draw:circle draw:style-name="gr2" draw:text-style-name="P2" draw:layer="perçages" svg:width="0.08cm" svg:height="0.08cm" draw:transform="rotate (1.5707963267949) translate (15.764cm 9.451cm)">
          <text:p/>
        </draw:circle>
        <draw:circle draw:style-name="gr2" draw:text-style-name="P2" draw:layer="perçages" svg:width="0.08cm" svg:height="0.08cm" draw:transform="rotate (1.5707963267949) translate (15.764cm 9.197cm)">
          <text:p/>
        </draw:circle>
        <draw:circle draw:style-name="gr2" draw:text-style-name="P2" draw:layer="perçages" svg:width="0.08cm" svg:height="0.08cm" draw:transform="rotate (1.5707963267949) translate (15.764cm 8.943cm)">
          <text:p/>
        </draw:circle>
        <draw:circle draw:style-name="gr2" draw:text-style-name="P2" draw:layer="perçages" svg:width="0.08cm" svg:height="0.08cm" draw:transform="rotate (1.5707963267949) translate (15.764cm 8.689cm)">
          <text:p/>
        </draw:circle>
        <draw:circle draw:style-name="gr2" draw:text-style-name="P2" draw:layer="perçages" svg:width="0.08cm" svg:height="0.08cm" draw:transform="rotate (1.5707963267949) translate (15.764cm 8.435cm)">
          <text:p/>
        </draw:circle>
        <draw:circle draw:style-name="gr2" draw:text-style-name="P2" draw:layer="perçages" svg:width="0.08cm" svg:height="0.08cm" draw:transform="rotate (1.5707963267949) translate (15.764cm 8.181cm)">
          <text:p/>
        </draw:circle>
        <draw:circle draw:style-name="gr2" draw:text-style-name="P2" draw:layer="perçages" svg:width="0.08cm" svg:height="0.08cm" draw:transform="rotate (1.5707963267949) translate (15.764cm 7.927cm)">
          <text:p/>
        </draw:circle>
        <draw:circle draw:style-name="gr2" draw:text-style-name="P2" draw:layer="perçages" svg:width="0.08cm" svg:height="0.08cm" draw:transform="rotate (1.5707963267949) translate (16.018cm 11.229cm)">
          <text:p/>
        </draw:circle>
        <draw:circle draw:style-name="gr2" draw:text-style-name="P2" draw:layer="perçages" svg:width="0.08cm" svg:height="0.08cm" draw:transform="rotate (1.5707963267949) translate (16.018cm 10.975cm)">
          <text:p/>
        </draw:circle>
        <draw:circle draw:style-name="gr2" draw:text-style-name="P2" draw:layer="perçages" svg:width="0.08cm" svg:height="0.08cm" draw:transform="rotate (1.5707963267949) translate (16.018cm 10.721cm)">
          <text:p/>
        </draw:circle>
        <draw:circle draw:style-name="gr2" draw:text-style-name="P2" draw:layer="perçages" svg:width="0.08cm" svg:height="0.08cm" draw:transform="rotate (1.5707963267949) translate (16.018cm 10.467cm)">
          <text:p/>
        </draw:circle>
        <draw:circle draw:style-name="gr2" draw:text-style-name="P2" draw:layer="perçages" svg:width="0.08cm" svg:height="0.08cm" draw:transform="rotate (1.5707963267949) translate (16.018cm 10.213cm)">
          <text:p/>
        </draw:circle>
        <draw:circle draw:style-name="gr2" draw:text-style-name="P2" draw:layer="perçages" svg:width="0.08cm" svg:height="0.08cm" draw:transform="rotate (1.5707963267949) translate (16.018cm 9.959cm)">
          <text:p/>
        </draw:circle>
        <draw:circle draw:style-name="gr2" draw:text-style-name="P2" draw:layer="perçages" svg:width="0.08cm" svg:height="0.08cm" draw:transform="rotate (1.5707963267949) translate (16.018cm 9.705cm)">
          <text:p/>
        </draw:circle>
        <draw:circle draw:style-name="gr2" draw:text-style-name="P2" draw:layer="perçages" svg:width="0.08cm" svg:height="0.08cm" draw:transform="rotate (1.5707963267949) translate (16.018cm 9.451cm)">
          <text:p/>
        </draw:circle>
        <draw:circle draw:style-name="gr2" draw:text-style-name="P2" draw:layer="perçages" svg:width="0.08cm" svg:height="0.08cm" draw:transform="rotate (1.5707963267949) translate (16.018cm 9.197cm)">
          <text:p/>
        </draw:circle>
        <draw:circle draw:style-name="gr2" draw:text-style-name="P2" draw:layer="perçages" svg:width="0.08cm" svg:height="0.08cm" draw:transform="rotate (1.5707963267949) translate (16.018cm 8.943cm)">
          <text:p/>
        </draw:circle>
        <draw:circle draw:style-name="gr2" draw:text-style-name="P2" draw:layer="perçages" svg:width="0.08cm" svg:height="0.08cm" draw:transform="rotate (1.5707963267949) translate (16.018cm 8.689cm)">
          <text:p/>
        </draw:circle>
        <draw:circle draw:style-name="gr2" draw:text-style-name="P2" draw:layer="perçages" svg:width="0.08cm" svg:height="0.08cm" draw:transform="rotate (1.5707963267949) translate (16.018cm 8.435cm)">
          <text:p/>
        </draw:circle>
        <draw:circle draw:style-name="gr2" draw:text-style-name="P2" draw:layer="perçages" svg:width="0.08cm" svg:height="0.08cm" draw:transform="rotate (1.5707963267949) translate (16.018cm 8.181cm)">
          <text:p/>
        </draw:circle>
        <draw:circle draw:style-name="gr2" draw:text-style-name="P2" draw:layer="perçages" svg:width="0.08cm" svg:height="0.08cm" draw:transform="rotate (1.5707963267949) translate (16.018cm 7.927cm)">
          <text:p/>
        </draw:circle>
        <draw:circle draw:style-name="gr2" draw:text-style-name="P2" draw:layer="perçages" svg:width="0.08cm" svg:height="0.08cm" draw:transform="rotate (1.5707963267949) translate (16.018cm 11.229cm)">
          <text:p/>
        </draw:circle>
        <draw:circle draw:style-name="gr2" draw:text-style-name="P2" draw:layer="perçages" svg:width="0.08cm" svg:height="0.08cm" draw:transform="rotate (1.5707963267949) translate (16.018cm 10.975cm)">
          <text:p/>
        </draw:circle>
        <draw:circle draw:style-name="gr2" draw:text-style-name="P2" draw:layer="perçages" svg:width="0.08cm" svg:height="0.08cm" draw:transform="rotate (1.5707963267949) translate (16.018cm 10.721cm)">
          <text:p/>
        </draw:circle>
        <draw:circle draw:style-name="gr2" draw:text-style-name="P2" draw:layer="perçages" svg:width="0.08cm" svg:height="0.08cm" draw:transform="rotate (1.5707963267949) translate (16.018cm 10.467cm)">
          <text:p/>
        </draw:circle>
        <draw:circle draw:style-name="gr2" draw:text-style-name="P2" draw:layer="perçages" svg:width="0.08cm" svg:height="0.08cm" draw:transform="rotate (1.5707963267949) translate (16.018cm 10.213cm)">
          <text:p/>
        </draw:circle>
        <draw:circle draw:style-name="gr2" draw:text-style-name="P2" draw:layer="perçages" svg:width="0.08cm" svg:height="0.08cm" draw:transform="rotate (1.5707963267949) translate (16.018cm 9.959cm)">
          <text:p/>
        </draw:circle>
        <draw:circle draw:style-name="gr2" draw:text-style-name="P2" draw:layer="perçages" svg:width="0.08cm" svg:height="0.08cm" draw:transform="rotate (1.5707963267949) translate (16.018cm 9.705cm)">
          <text:p/>
        </draw:circle>
        <draw:circle draw:style-name="gr2" draw:text-style-name="P2" draw:layer="perçages" svg:width="0.08cm" svg:height="0.08cm" draw:transform="rotate (1.5707963267949) translate (16.018cm 9.451cm)">
          <text:p/>
        </draw:circle>
        <draw:circle draw:style-name="gr2" draw:text-style-name="P2" draw:layer="perçages" svg:width="0.08cm" svg:height="0.08cm" draw:transform="rotate (1.5707963267949) translate (16.018cm 9.197cm)">
          <text:p/>
        </draw:circle>
        <draw:circle draw:style-name="gr2" draw:text-style-name="P2" draw:layer="perçages" svg:width="0.08cm" svg:height="0.08cm" draw:transform="rotate (1.5707963267949) translate (16.018cm 8.943cm)">
          <text:p/>
        </draw:circle>
        <draw:circle draw:style-name="gr2" draw:text-style-name="P2" draw:layer="perçages" svg:width="0.08cm" svg:height="0.08cm" draw:transform="rotate (1.5707963267949) translate (16.018cm 8.689cm)">
          <text:p/>
        </draw:circle>
        <draw:circle draw:style-name="gr2" draw:text-style-name="P2" draw:layer="perçages" svg:width="0.08cm" svg:height="0.08cm" draw:transform="rotate (1.5707963267949) translate (16.018cm 8.435cm)">
          <text:p/>
        </draw:circle>
        <draw:circle draw:style-name="gr2" draw:text-style-name="P2" draw:layer="perçages" svg:width="0.08cm" svg:height="0.08cm" draw:transform="rotate (1.5707963267949) translate (16.018cm 8.181cm)">
          <text:p/>
        </draw:circle>
        <draw:circle draw:style-name="gr2" draw:text-style-name="P2" draw:layer="perçages" svg:width="0.08cm" svg:height="0.08cm" draw:transform="rotate (1.5707963267949) translate (16.018cm 7.927cm)">
          <text:p/>
        </draw:circle>
        <draw:line draw:style-name="gr1" draw:text-style-name="P1" draw:layer="circuit imprimé" svg:x1="19.844cm" svg:y1="10.572cm" svg:x2="19.844cm" svg:y2="8.528cm">
          <text:p/>
        </draw:line>
        <draw:frame draw:style-name="gr3" draw:text-style-name="P3" draw:layer="perçages" svg:width="0.578cm" svg:height="0.408cm" svg:x="11.991cm" svg:y="7.336cm">
          <draw:text-box>
            <text:p><text:span text:style-name="T1">1</text:span></text:p>
          </draw:text-box>
        </draw:frame>
        <draw:frame draw:style-name="gr3" draw:text-style-name="P3" draw:layer="perçages" svg:width="0.578cm" svg:height="0.408cm" svg:x="12.243cm" svg:y="7.336cm">
          <draw:text-box>
            <text:p><text:span text:style-name="T1">2</text:span></text:p>
          </draw:text-box>
        </draw:frame>
        <draw:frame draw:style-name="gr3" draw:text-style-name="P3" draw:layer="perçages" svg:width="0.578cm" svg:height="0.408cm" svg:x="12.495cm" svg:y="7.336cm">
          <draw:text-box>
            <text:p><text:span text:style-name="T1">3</text:span></text:p>
          </draw:text-box>
        </draw:frame>
        <draw:frame draw:style-name="gr3" draw:text-style-name="P3" draw:layer="perçages" svg:width="0.578cm" svg:height="0.408cm" svg:x="12.746cm" svg:y="7.336cm">
          <draw:text-box>
            <text:p><text:span text:style-name="T1">4</text:span></text:p>
          </draw:text-box>
        </draw:frame>
        <draw:frame draw:style-name="gr3" draw:text-style-name="P3" draw:layer="perçages" svg:width="0.578cm" svg:height="0.408cm" svg:x="12.998cm" svg:y="7.336cm">
          <draw:text-box>
            <text:p><text:span text:style-name="T1">5</text:span></text:p>
          </draw:text-box>
        </draw:frame>
        <draw:frame draw:style-name="gr3" draw:text-style-name="P3" draw:layer="perçages" svg:width="0.578cm" svg:height="0.408cm" svg:x="13.25cm" svg:y="7.336cm">
          <draw:text-box>
            <text:p><text:span text:style-name="T1">6</text:span></text:p>
          </draw:text-box>
        </draw:frame>
        <draw:frame draw:style-name="gr3" draw:text-style-name="P3" draw:layer="perçages" svg:width="0.578cm" svg:height="0.408cm" svg:x="13.502cm" svg:y="7.336cm">
          <draw:text-box>
            <text:p><text:span text:style-name="T1">7</text:span></text:p>
          </draw:text-box>
        </draw:frame>
        <draw:frame draw:style-name="gr3" draw:text-style-name="P3" draw:layer="perçages" svg:width="0.578cm" svg:height="0.408cm" svg:x="13.753cm" svg:y="7.336cm">
          <draw:text-box>
            <text:p><text:span text:style-name="T1">8</text:span></text:p>
          </draw:text-box>
        </draw:frame>
        <draw:frame draw:style-name="gr3" draw:text-style-name="P3" draw:layer="perçages" svg:width="0.578cm" svg:height="0.408cm" svg:x="14.005cm" svg:y="7.336cm">
          <draw:text-box>
            <text:p><text:span text:style-name="T1">9</text:span></text:p>
          </draw:text-box>
        </draw:frame>
        <draw:frame draw:style-name="gr3" draw:text-style-name="P3" draw:layer="perçages" svg:width="0.578cm" svg:height="0.408cm" svg:x="14.257cm" svg:y="7.336cm">
          <draw:text-box>
            <text:p><text:span text:style-name="T1">0</text:span></text:p>
          </draw:text-box>
        </draw:frame>
        <draw:frame draw:style-name="gr3" draw:text-style-name="P3" draw:layer="perçages" svg:width="0.578cm" svg:height="0.408cm" svg:x="14.512cm" svg:y="7.336cm">
          <draw:text-box>
            <text:p><text:span text:style-name="T1">1</text:span></text:p>
          </draw:text-box>
        </draw:frame>
        <draw:frame draw:style-name="gr3" draw:text-style-name="P3" draw:layer="perçages" svg:width="0.578cm" svg:height="0.408cm" svg:x="14.764cm" svg:y="7.336cm">
          <draw:text-box>
            <text:p><text:span text:style-name="T1">2</text:span></text:p>
          </draw:text-box>
        </draw:frame>
        <draw:frame draw:style-name="gr3" draw:text-style-name="P3" draw:layer="perçages" svg:width="0.578cm" svg:height="0.408cm" svg:x="15.016cm" svg:y="7.336cm">
          <draw:text-box>
            <text:p><text:span text:style-name="T1">3</text:span></text:p>
          </draw:text-box>
        </draw:frame>
        <draw:frame draw:style-name="gr3" draw:text-style-name="P3" draw:layer="perçages" svg:width="0.578cm" svg:height="0.408cm" svg:x="15.267cm" svg:y="7.336cm">
          <draw:text-box>
            <text:p><text:span text:style-name="T1">4</text:span></text:p>
          </draw:text-box>
        </draw:frame>
        <draw:frame draw:style-name="gr3" draw:text-style-name="P3" draw:layer="perçages" svg:width="0.578cm" svg:height="0.408cm" svg:x="15.519cm" svg:y="7.336cm">
          <draw:text-box>
            <text:p><text:span text:style-name="T1">5</text:span></text:p>
          </draw:text-box>
        </draw:frame>
        <draw:frame draw:style-name="gr3" draw:text-style-name="P3" draw:layer="perçages" svg:width="0.578cm" svg:height="0.408cm" svg:x="15.771cm" svg:y="7.336cm">
          <draw:text-box>
            <text:p><text:span text:style-name="T1">6</text:span></text:p>
          </draw:text-box>
        </draw:frame>
        <draw:frame draw:style-name="gr3" draw:text-style-name="P3" draw:layer="perçages" svg:width="0.578cm" svg:height="0.408cm" svg:x="16.023cm" svg:y="7.336cm">
          <draw:text-box>
            <text:p><text:span text:style-name="T1">7</text:span></text:p>
          </draw:text-box>
        </draw:frame>
        <draw:frame draw:style-name="gr3" draw:text-style-name="P3" draw:layer="perçages" svg:width="0.578cm" svg:height="0.408cm" svg:x="16.274cm" svg:y="7.336cm">
          <draw:text-box>
            <text:p><text:span text:style-name="T1">8</text:span></text:p>
          </draw:text-box>
        </draw:frame>
        <draw:frame draw:style-name="gr3" draw:text-style-name="P3" draw:layer="perçages" svg:width="0.578cm" svg:height="0.408cm" svg:x="16.526cm" svg:y="7.336cm">
          <draw:text-box>
            <text:p><text:span text:style-name="T1">9</text:span></text:p>
          </draw:text-box>
        </draw:frame>
        <draw:frame draw:style-name="gr3" draw:text-style-name="P3" draw:layer="perçages" svg:width="0.578cm" svg:height="0.408cm" svg:x="16.778cm" svg:y="7.336cm">
          <draw:text-box>
            <text:p><text:span text:style-name="T1">0</text:span></text:p>
          </draw:text-box>
        </draw:frame>
        <draw:frame draw:style-name="gr3" draw:text-style-name="P3" draw:layer="perçages" svg:width="0.578cm" svg:height="0.408cm" svg:x="17.044cm" svg:y="7.336cm">
          <draw:text-box>
            <text:p><text:span text:style-name="T1">1</text:span></text:p>
          </draw:text-box>
        </draw:frame>
        <draw:frame draw:style-name="gr3" draw:text-style-name="P3" draw:layer="perçages" svg:width="0.578cm" svg:height="0.408cm" svg:x="17.296cm" svg:y="7.336cm">
          <draw:text-box>
            <text:p><text:span text:style-name="T1">2</text:span></text:p>
          </draw:text-box>
        </draw:frame>
        <draw:frame draw:style-name="gr3" draw:text-style-name="P3" draw:layer="perçages" svg:width="0.578cm" svg:height="0.408cm" svg:x="17.548cm" svg:y="7.336cm">
          <draw:text-box>
            <text:p><text:span text:style-name="T1">3</text:span></text:p>
          </draw:text-box>
        </draw:frame>
        <draw:frame draw:style-name="gr3" draw:text-style-name="P3" draw:layer="perçages" svg:width="0.578cm" svg:height="0.408cm" svg:x="17.799cm" svg:y="7.336cm">
          <draw:text-box>
            <text:p><text:span text:style-name="T1">4</text:span></text:p>
          </draw:text-box>
        </draw:frame>
        <draw:frame draw:style-name="gr3" draw:text-style-name="P3" draw:layer="perçages" svg:width="0.578cm" svg:height="0.408cm" svg:x="18.051cm" svg:y="7.336cm">
          <draw:text-box>
            <text:p><text:span text:style-name="T1">5</text:span></text:p>
          </draw:text-box>
        </draw:frame>
        <draw:frame draw:style-name="gr3" draw:text-style-name="P3" draw:layer="perçages" svg:width="0.578cm" svg:height="0.408cm" svg:x="18.303cm" svg:y="7.336cm">
          <draw:text-box>
            <text:p><text:span text:style-name="T1">6</text:span></text:p>
          </draw:text-box>
        </draw:frame>
        <draw:frame draw:style-name="gr3" draw:text-style-name="P3" draw:layer="perçages" svg:width="0.578cm" svg:height="0.408cm" svg:x="18.555cm" svg:y="7.336cm">
          <draw:text-box>
            <text:p><text:span text:style-name="T1">7</text:span></text:p>
          </draw:text-box>
        </draw:frame>
        <draw:frame draw:style-name="gr3" draw:text-style-name="P3" draw:layer="perçages" svg:width="0.578cm" svg:height="0.408cm" svg:x="18.806cm" svg:y="7.336cm">
          <draw:text-box>
            <text:p><text:span text:style-name="T1">8</text:span></text:p>
          </draw:text-box>
        </draw:frame>
        <draw:frame draw:style-name="gr3" draw:text-style-name="P3" draw:layer="perçages" svg:width="0.578cm" svg:height="0.408cm" svg:x="19.058cm" svg:y="7.336cm">
          <draw:text-box>
            <text:p><text:span text:style-name="T1">9</text:span></text:p>
          </draw:text-box>
        </draw:frame>
        <draw:frame draw:style-name="gr3" draw:text-style-name="P3" draw:layer="perçages" svg:width="0.578cm" svg:height="0.408cm" svg:x="19.287cm" svg:y="7.336cm">
          <draw:text-box>
            <text:p><text:span text:style-name="T1">0</text:span></text:p>
          </draw:text-box>
        </draw:frame>
        <draw:frame draw:style-name="gr3" draw:text-style-name="P3" draw:layer="perçages" svg:width="0.578cm" svg:height="0.408cm" svg:x="19.588cm" svg:y="7.336cm">
          <draw:text-box>
            <text:p><text:span text:style-name="T1">1</text:span></text:p>
          </draw:text-box>
        </draw:frame>
        <draw:frame draw:style-name="gr3" draw:text-style-name="P3" draw:layer="perçages" svg:width="0.578cm" svg:height="0.408cm" svg:x="19.84cm" svg:y="7.336cm">
          <draw:text-box>
            <text:p><text:span text:style-name="T1">2</text:span></text:p>
          </draw:text-box>
        </draw:frame>
        <draw:frame draw:style-name="gr3" draw:text-style-name="P3" draw:layer="perçages" svg:width="0.578cm" svg:height="0.408cm" svg:x="20.092cm" svg:y="7.336cm">
          <draw:text-box>
            <text:p><text:span text:style-name="T1">3</text:span></text:p>
          </draw:text-box>
        </draw:frame>
        <draw:frame draw:style-name="gr3" draw:text-style-name="P3" draw:layer="perçages" svg:width="0.578cm" svg:height="0.408cm" svg:x="20.343cm" svg:y="7.336cm">
          <draw:text-box>
            <text:p><text:span text:style-name="T1">4</text:span></text:p>
          </draw:text-box>
        </draw:frame>
        <draw:frame draw:style-name="gr3" draw:text-style-name="P3" draw:layer="perçages" svg:width="0.578cm" svg:height="0.408cm" svg:x="20.595cm" svg:y="7.336cm">
          <draw:text-box>
            <text:p><text:span text:style-name="T1">5</text:span></text:p>
          </draw:text-box>
        </draw:frame>
        <draw:frame draw:style-name="gr3" draw:text-style-name="P3" draw:layer="perçages" svg:width="0.578cm" svg:height="0.408cm" svg:x="20.847cm" svg:y="7.336cm">
          <draw:text-box>
            <text:p><text:span text:style-name="T1">6</text:span></text:p>
          </draw:text-box>
        </draw:frame>
        <draw:frame draw:style-name="gr3" draw:text-style-name="P3" draw:layer="perçages" svg:width="0.578cm" svg:height="0.408cm" svg:x="21.099cm" svg:y="7.336cm">
          <draw:text-box>
            <text:p><text:span text:style-name="T1">7</text:span></text:p>
          </draw:text-box>
        </draw:frame>
        <draw:frame draw:style-name="gr3" draw:text-style-name="P3" draw:layer="perçages" svg:width="0.578cm" svg:height="0.408cm" svg:x="21.35cm" svg:y="7.336cm">
          <draw:text-box>
            <text:p><text:span text:style-name="T1">8</text:span></text:p>
          </draw:text-box>
        </draw:frame>
        <draw:frame draw:style-name="gr3" draw:text-style-name="P3" draw:layer="perçages" svg:width="0.578cm" svg:height="0.408cm" svg:x="21.602cm" svg:y="7.336cm">
          <draw:text-box>
            <text:p><text:span text:style-name="T1">9</text:span></text:p>
          </draw:text-box>
        </draw:frame>
        <draw:frame draw:style-name="gr3" draw:text-style-name="P3" draw:layer="perçages" svg:width="0.578cm" svg:height="0.408cm" svg:x="21.831cm" svg:y="7.336cm">
          <draw:text-box>
            <text:p><text:span text:style-name="T1">0</text:span></text:p>
          </draw:text-box>
        </draw:frame>
        <draw:circle draw:style-name="gr2" draw:text-style-name="P2" draw:layer="perçages" svg:width="0.08cm" svg:height="0.08cm" draw:transform="rotate (1.5707963267949) translate (16.254cm 14.771cm)">
          <text:p/>
        </draw:circle>
        <draw:circle draw:style-name="gr2" draw:text-style-name="P2" draw:layer="perçages" svg:width="0.08cm" svg:height="0.08cm" draw:transform="rotate (1.5707963267949) translate (16.254cm 14.517cm)">
          <text:p/>
        </draw:circle>
        <draw:circle draw:style-name="gr2" draw:text-style-name="P2" draw:layer="perçages" svg:width="0.08cm" svg:height="0.08cm" draw:transform="rotate (1.5707963267949) translate (16.254cm 14.263cm)">
          <text:p/>
        </draw:circle>
        <draw:circle draw:style-name="gr2" draw:text-style-name="P2" draw:layer="perçages" svg:width="0.08cm" svg:height="0.08cm" draw:transform="rotate (1.5707963267949) translate (16.254cm 14.009cm)">
          <text:p/>
        </draw:circle>
        <draw:circle draw:style-name="gr2" draw:text-style-name="P2" draw:layer="perçages" svg:width="0.08cm" svg:height="0.08cm" draw:transform="rotate (1.5707963267949) translate (16.254cm 13.755cm)">
          <text:p/>
        </draw:circle>
        <draw:circle draw:style-name="gr2" draw:text-style-name="P2" draw:layer="perçages" svg:width="0.08cm" svg:height="0.08cm" draw:transform="rotate (1.5707963267949) translate (16.254cm 13.501cm)">
          <text:p/>
        </draw:circle>
        <draw:circle draw:style-name="gr2" draw:text-style-name="P2" draw:layer="perçages" svg:width="0.08cm" svg:height="0.08cm" draw:transform="rotate (1.5707963267949) translate (16.254cm 13.247cm)">
          <text:p/>
        </draw:circle>
        <draw:circle draw:style-name="gr2" draw:text-style-name="P2" draw:layer="perçages" svg:width="0.08cm" svg:height="0.08cm" draw:transform="rotate (1.5707963267949) translate (16.254cm 12.993cm)">
          <text:p/>
        </draw:circle>
        <draw:circle draw:style-name="gr2" draw:text-style-name="P2" draw:layer="perçages" svg:width="0.08cm" svg:height="0.08cm" draw:transform="rotate (1.5707963267949) translate (16.254cm 12.739cm)">
          <text:p/>
        </draw:circle>
        <draw:circle draw:style-name="gr2" draw:text-style-name="P2" draw:layer="perçages" svg:width="0.08cm" svg:height="0.08cm" draw:transform="rotate (1.5707963267949) translate (16.254cm 12.485cm)">
          <text:p/>
        </draw:circle>
        <draw:circle draw:style-name="gr2" draw:text-style-name="P2" draw:layer="perçages" svg:width="0.08cm" svg:height="0.08cm" draw:transform="rotate (1.5707963267949) translate (16.254cm 12.231cm)">
          <text:p/>
        </draw:circle>
        <draw:circle draw:style-name="gr2" draw:text-style-name="P2" draw:layer="perçages" svg:width="0.08cm" svg:height="0.08cm" draw:transform="rotate (1.5707963267949) translate (16.254cm 11.977cm)">
          <text:p/>
        </draw:circle>
        <draw:circle draw:style-name="gr2" draw:text-style-name="P2" draw:layer="perçages" svg:width="0.08cm" svg:height="0.08cm" draw:transform="rotate (1.5707963267949) translate (16.254cm 11.723cm)">
          <text:p/>
        </draw:circle>
        <draw:circle draw:style-name="gr2" draw:text-style-name="P2" draw:layer="perçages" svg:width="0.08cm" svg:height="0.08cm" draw:transform="rotate (1.5707963267949) translate (16.254cm 11.469cm)">
          <text:p/>
        </draw:circle>
        <draw:circle draw:style-name="gr2" draw:text-style-name="P2" draw:layer="perçages" svg:width="0.08cm" svg:height="0.08cm" draw:transform="rotate (1.5707963267949) translate (16.508cm 14.771cm)">
          <text:p/>
        </draw:circle>
        <draw:circle draw:style-name="gr2" draw:text-style-name="P2" draw:layer="perçages" svg:width="0.08cm" svg:height="0.08cm" draw:transform="rotate (1.5707963267949) translate (16.508cm 14.517cm)">
          <text:p/>
        </draw:circle>
        <draw:circle draw:style-name="gr2" draw:text-style-name="P2" draw:layer="perçages" svg:width="0.08cm" svg:height="0.08cm" draw:transform="rotate (1.5707963267949) translate (16.508cm 14.263cm)">
          <text:p/>
        </draw:circle>
        <draw:circle draw:style-name="gr2" draw:text-style-name="P2" draw:layer="perçages" svg:width="0.08cm" svg:height="0.08cm" draw:transform="rotate (1.5707963267949) translate (16.508cm 14.009cm)">
          <text:p/>
        </draw:circle>
        <draw:circle draw:style-name="gr2" draw:text-style-name="P2" draw:layer="perçages" svg:width="0.08cm" svg:height="0.08cm" draw:transform="rotate (1.5707963267949) translate (16.508cm 13.755cm)">
          <text:p/>
        </draw:circle>
        <draw:circle draw:style-name="gr2" draw:text-style-name="P2" draw:layer="perçages" svg:width="0.08cm" svg:height="0.08cm" draw:transform="rotate (1.5707963267949) translate (16.508cm 13.501cm)">
          <text:p/>
        </draw:circle>
        <draw:circle draw:style-name="gr2" draw:text-style-name="P2" draw:layer="perçages" svg:width="0.08cm" svg:height="0.08cm" draw:transform="rotate (1.5707963267949) translate (16.508cm 13.247cm)">
          <text:p/>
        </draw:circle>
        <draw:circle draw:style-name="gr2" draw:text-style-name="P2" draw:layer="perçages" svg:width="0.08cm" svg:height="0.08cm" draw:transform="rotate (1.5707963267949) translate (16.508cm 12.993cm)">
          <text:p/>
        </draw:circle>
        <draw:circle draw:style-name="gr2" draw:text-style-name="P2" draw:layer="perçages" svg:width="0.08cm" svg:height="0.08cm" draw:transform="rotate (1.5707963267949) translate (16.508cm 12.739cm)">
          <text:p/>
        </draw:circle>
        <draw:circle draw:style-name="gr2" draw:text-style-name="P2" draw:layer="perçages" svg:width="0.08cm" svg:height="0.08cm" draw:transform="rotate (1.5707963267949) translate (16.508cm 12.485cm)">
          <text:p/>
        </draw:circle>
        <draw:circle draw:style-name="gr2" draw:text-style-name="P2" draw:layer="perçages" svg:width="0.08cm" svg:height="0.08cm" draw:transform="rotate (1.5707963267949) translate (16.508cm 12.231cm)">
          <text:p/>
        </draw:circle>
        <draw:circle draw:style-name="gr2" draw:text-style-name="P2" draw:layer="perçages" svg:width="0.08cm" svg:height="0.08cm" draw:transform="rotate (1.5707963267949) translate (16.508cm 11.977cm)">
          <text:p/>
        </draw:circle>
        <draw:circle draw:style-name="gr2" draw:text-style-name="P2" draw:layer="perçages" svg:width="0.08cm" svg:height="0.08cm" draw:transform="rotate (1.5707963267949) translate (16.508cm 11.723cm)">
          <text:p/>
        </draw:circle>
        <draw:circle draw:style-name="gr2" draw:text-style-name="P2" draw:layer="perçages" svg:width="0.08cm" svg:height="0.08cm" draw:transform="rotate (1.5707963267949) translate (16.508cm 11.469cm)">
          <text:p/>
        </draw:circle>
        <draw:circle draw:style-name="gr2" draw:text-style-name="P2" draw:layer="perçages" svg:width="0.08cm" svg:height="0.08cm" draw:transform="rotate (1.5707963267949) translate (16.762cm 14.771cm)">
          <text:p/>
        </draw:circle>
        <draw:circle draw:style-name="gr2" draw:text-style-name="P2" draw:layer="perçages" svg:width="0.08cm" svg:height="0.08cm" draw:transform="rotate (1.5707963267949) translate (16.762cm 14.517cm)">
          <text:p/>
        </draw:circle>
        <draw:circle draw:style-name="gr2" draw:text-style-name="P2" draw:layer="perçages" svg:width="0.08cm" svg:height="0.08cm" draw:transform="rotate (1.5707963267949) translate (16.762cm 14.263cm)">
          <text:p/>
        </draw:circle>
        <draw:circle draw:style-name="gr2" draw:text-style-name="P2" draw:layer="perçages" svg:width="0.08cm" svg:height="0.08cm" draw:transform="rotate (1.5707963267949) translate (16.762cm 14.009cm)">
          <text:p/>
        </draw:circle>
        <draw:circle draw:style-name="gr2" draw:text-style-name="P2" draw:layer="perçages" svg:width="0.08cm" svg:height="0.08cm" draw:transform="rotate (1.5707963267949) translate (16.762cm 13.755cm)">
          <text:p/>
        </draw:circle>
        <draw:circle draw:style-name="gr2" draw:text-style-name="P2" draw:layer="perçages" svg:width="0.08cm" svg:height="0.08cm" draw:transform="rotate (1.5707963267949) translate (16.762cm 13.501cm)">
          <text:p/>
        </draw:circle>
        <draw:circle draw:style-name="gr2" draw:text-style-name="P2" draw:layer="perçages" svg:width="0.08cm" svg:height="0.08cm" draw:transform="rotate (1.5707963267949) translate (16.762cm 13.247cm)">
          <text:p/>
        </draw:circle>
        <draw:circle draw:style-name="gr2" draw:text-style-name="P2" draw:layer="perçages" svg:width="0.08cm" svg:height="0.08cm" draw:transform="rotate (1.5707963267949) translate (16.762cm 12.993cm)">
          <text:p/>
        </draw:circle>
        <draw:circle draw:style-name="gr2" draw:text-style-name="P2" draw:layer="perçages" svg:width="0.08cm" svg:height="0.08cm" draw:transform="rotate (1.5707963267949) translate (16.762cm 12.739cm)">
          <text:p/>
        </draw:circle>
        <draw:circle draw:style-name="gr2" draw:text-style-name="P2" draw:layer="perçages" svg:width="0.08cm" svg:height="0.08cm" draw:transform="rotate (1.5707963267949) translate (16.762cm 12.485cm)">
          <text:p/>
        </draw:circle>
        <draw:circle draw:style-name="gr2" draw:text-style-name="P2" draw:layer="perçages" svg:width="0.08cm" svg:height="0.08cm" draw:transform="rotate (1.5707963267949) translate (16.762cm 12.231cm)">
          <text:p/>
        </draw:circle>
        <draw:circle draw:style-name="gr2" draw:text-style-name="P2" draw:layer="perçages" svg:width="0.08cm" svg:height="0.08cm" draw:transform="rotate (1.5707963267949) translate (16.762cm 11.977cm)">
          <text:p/>
        </draw:circle>
        <draw:circle draw:style-name="gr2" draw:text-style-name="P2" draw:layer="perçages" svg:width="0.08cm" svg:height="0.08cm" draw:transform="rotate (1.5707963267949) translate (16.762cm 11.723cm)">
          <text:p/>
        </draw:circle>
        <draw:circle draw:style-name="gr2" draw:text-style-name="P2" draw:layer="perçages" svg:width="0.08cm" svg:height="0.08cm" draw:transform="rotate (1.5707963267949) translate (16.762cm 11.469cm)">
          <text:p/>
        </draw:circle>
        <draw:circle draw:style-name="gr2" draw:text-style-name="P2" draw:layer="perçages" svg:width="0.08cm" svg:height="0.08cm" draw:transform="rotate (1.5707963267949) translate (17.016cm 14.771cm)">
          <text:p/>
        </draw:circle>
        <draw:circle draw:style-name="gr2" draw:text-style-name="P2" draw:layer="perçages" svg:width="0.08cm" svg:height="0.08cm" draw:transform="rotate (1.5707963267949) translate (17.016cm 14.517cm)">
          <text:p/>
        </draw:circle>
        <draw:circle draw:style-name="gr2" draw:text-style-name="P2" draw:layer="perçages" svg:width="0.08cm" svg:height="0.08cm" draw:transform="rotate (1.5707963267949) translate (17.016cm 14.263cm)">
          <text:p/>
        </draw:circle>
        <draw:circle draw:style-name="gr2" draw:text-style-name="P2" draw:layer="perçages" svg:width="0.08cm" svg:height="0.08cm" draw:transform="rotate (1.5707963267949) translate (17.016cm 14.009cm)">
          <text:p/>
        </draw:circle>
        <draw:circle draw:style-name="gr2" draw:text-style-name="P2" draw:layer="perçages" svg:width="0.08cm" svg:height="0.08cm" draw:transform="rotate (1.5707963267949) translate (17.016cm 13.755cm)">
          <text:p/>
        </draw:circle>
        <draw:circle draw:style-name="gr2" draw:text-style-name="P2" draw:layer="perçages" svg:width="0.08cm" svg:height="0.08cm" draw:transform="rotate (1.5707963267949) translate (17.016cm 13.501cm)">
          <text:p/>
        </draw:circle>
        <draw:circle draw:style-name="gr2" draw:text-style-name="P2" draw:layer="perçages" svg:width="0.08cm" svg:height="0.08cm" draw:transform="rotate (1.5707963267949) translate (17.016cm 13.247cm)">
          <text:p/>
        </draw:circle>
        <draw:circle draw:style-name="gr2" draw:text-style-name="P2" draw:layer="perçages" svg:width="0.08cm" svg:height="0.08cm" draw:transform="rotate (1.5707963267949) translate (17.016cm 12.993cm)">
          <text:p/>
        </draw:circle>
        <draw:circle draw:style-name="gr2" draw:text-style-name="P2" draw:layer="perçages" svg:width="0.08cm" svg:height="0.08cm" draw:transform="rotate (1.5707963267949) translate (17.016cm 12.739cm)">
          <text:p/>
        </draw:circle>
        <draw:circle draw:style-name="gr2" draw:text-style-name="P2" draw:layer="perçages" svg:width="0.08cm" svg:height="0.08cm" draw:transform="rotate (1.5707963267949) translate (17.016cm 12.485cm)">
          <text:p/>
        </draw:circle>
        <draw:circle draw:style-name="gr2" draw:text-style-name="P2" draw:layer="perçages" svg:width="0.08cm" svg:height="0.08cm" draw:transform="rotate (1.5707963267949) translate (17.016cm 12.231cm)">
          <text:p/>
        </draw:circle>
        <draw:circle draw:style-name="gr2" draw:text-style-name="P2" draw:layer="perçages" svg:width="0.08cm" svg:height="0.08cm" draw:transform="rotate (1.5707963267949) translate (17.016cm 11.977cm)">
          <text:p/>
        </draw:circle>
        <draw:circle draw:style-name="gr2" draw:text-style-name="P2" draw:layer="perçages" svg:width="0.08cm" svg:height="0.08cm" draw:transform="rotate (1.5707963267949) translate (17.016cm 11.723cm)">
          <text:p/>
        </draw:circle>
        <draw:circle draw:style-name="gr2" draw:text-style-name="P2" draw:layer="perçages" svg:width="0.08cm" svg:height="0.08cm" draw:transform="rotate (1.5707963267949) translate (17.016cm 11.469cm)">
          <text:p/>
        </draw:circle>
        <draw:circle draw:style-name="gr2" draw:text-style-name="P2" draw:layer="perçages" svg:width="0.08cm" svg:height="0.08cm" draw:transform="rotate (1.5707963267949) translate (17.27cm 14.771cm)">
          <text:p/>
        </draw:circle>
        <draw:circle draw:style-name="gr2" draw:text-style-name="P2" draw:layer="perçages" svg:width="0.08cm" svg:height="0.08cm" draw:transform="rotate (1.5707963267949) translate (17.27cm 14.517cm)">
          <text:p/>
        </draw:circle>
        <draw:circle draw:style-name="gr2" draw:text-style-name="P2" draw:layer="perçages" svg:width="0.08cm" svg:height="0.08cm" draw:transform="rotate (1.5707963267949) translate (17.27cm 14.263cm)">
          <text:p/>
        </draw:circle>
        <draw:circle draw:style-name="gr2" draw:text-style-name="P2" draw:layer="perçages" svg:width="0.08cm" svg:height="0.08cm" draw:transform="rotate (1.5707963267949) translate (17.27cm 14.009cm)">
          <text:p/>
        </draw:circle>
        <draw:circle draw:style-name="gr2" draw:text-style-name="P2" draw:layer="perçages" svg:width="0.08cm" svg:height="0.08cm" draw:transform="rotate (1.5707963267949) translate (17.27cm 13.755cm)">
          <text:p/>
        </draw:circle>
        <draw:circle draw:style-name="gr2" draw:text-style-name="P2" draw:layer="perçages" svg:width="0.08cm" svg:height="0.08cm" draw:transform="rotate (1.5707963267949) translate (17.27cm 13.501cm)">
          <text:p/>
        </draw:circle>
        <draw:circle draw:style-name="gr2" draw:text-style-name="P2" draw:layer="perçages" svg:width="0.08cm" svg:height="0.08cm" draw:transform="rotate (1.5707963267949) translate (17.27cm 13.247cm)">
          <text:p/>
        </draw:circle>
        <draw:circle draw:style-name="gr2" draw:text-style-name="P2" draw:layer="perçages" svg:width="0.08cm" svg:height="0.08cm" draw:transform="rotate (1.5707963267949) translate (17.27cm 12.993cm)">
          <text:p/>
        </draw:circle>
        <draw:circle draw:style-name="gr2" draw:text-style-name="P2" draw:layer="perçages" svg:width="0.08cm" svg:height="0.08cm" draw:transform="rotate (1.5707963267949) translate (17.27cm 12.739cm)">
          <text:p/>
        </draw:circle>
        <draw:circle draw:style-name="gr2" draw:text-style-name="P2" draw:layer="perçages" svg:width="0.08cm" svg:height="0.08cm" draw:transform="rotate (1.5707963267949) translate (17.27cm 12.485cm)">
          <text:p/>
        </draw:circle>
        <draw:circle draw:style-name="gr2" draw:text-style-name="P2" draw:layer="perçages" svg:width="0.08cm" svg:height="0.08cm" draw:transform="rotate (1.5707963267949) translate (17.27cm 12.231cm)">
          <text:p/>
        </draw:circle>
        <draw:circle draw:style-name="gr2" draw:text-style-name="P2" draw:layer="perçages" svg:width="0.08cm" svg:height="0.08cm" draw:transform="rotate (1.5707963267949) translate (17.27cm 11.977cm)">
          <text:p/>
        </draw:circle>
        <draw:circle draw:style-name="gr2" draw:text-style-name="P2" draw:layer="perçages" svg:width="0.08cm" svg:height="0.08cm" draw:transform="rotate (1.5707963267949) translate (17.27cm 11.723cm)">
          <text:p/>
        </draw:circle>
        <draw:circle draw:style-name="gr2" draw:text-style-name="P2" draw:layer="perçages" svg:width="0.08cm" svg:height="0.08cm" draw:transform="rotate (1.5707963267949) translate (17.27cm 11.469cm)">
          <text:p/>
        </draw:circle>
        <draw:circle draw:style-name="gr2" draw:text-style-name="P2" draw:layer="perçages" svg:width="0.08cm" svg:height="0.08cm" draw:transform="rotate (1.5707963267949) translate (17.27cm 14.771cm)">
          <text:p/>
        </draw:circle>
        <draw:circle draw:style-name="gr2" draw:text-style-name="P2" draw:layer="perçages" svg:width="0.08cm" svg:height="0.08cm" draw:transform="rotate (1.5707963267949) translate (17.27cm 14.517cm)">
          <text:p/>
        </draw:circle>
        <draw:circle draw:style-name="gr2" draw:text-style-name="P2" draw:layer="perçages" svg:width="0.08cm" svg:height="0.08cm" draw:transform="rotate (1.5707963267949) translate (17.27cm 14.263cm)">
          <text:p/>
        </draw:circle>
        <draw:circle draw:style-name="gr2" draw:text-style-name="P2" draw:layer="perçages" svg:width="0.08cm" svg:height="0.08cm" draw:transform="rotate (1.5707963267949) translate (17.27cm 14.009cm)">
          <text:p/>
        </draw:circle>
        <draw:circle draw:style-name="gr2" draw:text-style-name="P2" draw:layer="perçages" svg:width="0.08cm" svg:height="0.08cm" draw:transform="rotate (1.5707963267949) translate (17.27cm 13.755cm)">
          <text:p/>
        </draw:circle>
        <draw:circle draw:style-name="gr2" draw:text-style-name="P2" draw:layer="perçages" svg:width="0.08cm" svg:height="0.08cm" draw:transform="rotate (1.5707963267949) translate (17.27cm 13.501cm)">
          <text:p/>
        </draw:circle>
        <draw:circle draw:style-name="gr2" draw:text-style-name="P2" draw:layer="perçages" svg:width="0.08cm" svg:height="0.08cm" draw:transform="rotate (1.5707963267949) translate (17.27cm 13.247cm)">
          <text:p/>
        </draw:circle>
        <draw:circle draw:style-name="gr2" draw:text-style-name="P2" draw:layer="perçages" svg:width="0.08cm" svg:height="0.08cm" draw:transform="rotate (1.5707963267949) translate (17.27cm 12.993cm)">
          <text:p/>
        </draw:circle>
        <draw:circle draw:style-name="gr2" draw:text-style-name="P2" draw:layer="perçages" svg:width="0.08cm" svg:height="0.08cm" draw:transform="rotate (1.5707963267949) translate (17.27cm 12.739cm)">
          <text:p/>
        </draw:circle>
        <draw:circle draw:style-name="gr2" draw:text-style-name="P2" draw:layer="perçages" svg:width="0.08cm" svg:height="0.08cm" draw:transform="rotate (1.5707963267949) translate (17.27cm 12.485cm)">
          <text:p/>
        </draw:circle>
        <draw:circle draw:style-name="gr2" draw:text-style-name="P2" draw:layer="perçages" svg:width="0.08cm" svg:height="0.08cm" draw:transform="rotate (1.5707963267949) translate (17.27cm 12.231cm)">
          <text:p/>
        </draw:circle>
        <draw:circle draw:style-name="gr2" draw:text-style-name="P2" draw:layer="perçages" svg:width="0.08cm" svg:height="0.08cm" draw:transform="rotate (1.5707963267949) translate (17.27cm 11.977cm)">
          <text:p/>
        </draw:circle>
        <draw:circle draw:style-name="gr2" draw:text-style-name="P2" draw:layer="perçages" svg:width="0.08cm" svg:height="0.08cm" draw:transform="rotate (1.5707963267949) translate (17.27cm 11.723cm)">
          <text:p/>
        </draw:circle>
        <draw:circle draw:style-name="gr2" draw:text-style-name="P2" draw:layer="perçages" svg:width="0.08cm" svg:height="0.08cm" draw:transform="rotate (1.5707963267949) translate (17.27cm 11.469cm)">
          <text:p/>
        </draw:circle>
        <draw:circle draw:style-name="gr2" draw:text-style-name="P2" draw:layer="perçages" svg:width="0.08cm" svg:height="0.08cm" draw:transform="rotate (1.5707963267949) translate (17.524cm 14.771cm)">
          <text:p/>
        </draw:circle>
        <draw:circle draw:style-name="gr2" draw:text-style-name="P2" draw:layer="perçages" svg:width="0.08cm" svg:height="0.08cm" draw:transform="rotate (1.5707963267949) translate (17.524cm 14.517cm)">
          <text:p/>
        </draw:circle>
        <draw:circle draw:style-name="gr2" draw:text-style-name="P2" draw:layer="perçages" svg:width="0.08cm" svg:height="0.08cm" draw:transform="rotate (1.5707963267949) translate (17.524cm 14.263cm)">
          <text:p/>
        </draw:circle>
        <draw:circle draw:style-name="gr2" draw:text-style-name="P2" draw:layer="perçages" svg:width="0.08cm" svg:height="0.08cm" draw:transform="rotate (1.5707963267949) translate (17.524cm 14.009cm)">
          <text:p/>
        </draw:circle>
        <draw:circle draw:style-name="gr2" draw:text-style-name="P2" draw:layer="perçages" svg:width="0.08cm" svg:height="0.08cm" draw:transform="rotate (1.5707963267949) translate (17.524cm 13.755cm)">
          <text:p/>
        </draw:circle>
        <draw:circle draw:style-name="gr2" draw:text-style-name="P2" draw:layer="perçages" svg:width="0.08cm" svg:height="0.08cm" draw:transform="rotate (1.5707963267949) translate (17.524cm 13.501cm)">
          <text:p/>
        </draw:circle>
        <draw:circle draw:style-name="gr2" draw:text-style-name="P2" draw:layer="perçages" svg:width="0.08cm" svg:height="0.08cm" draw:transform="rotate (1.5707963267949) translate (17.524cm 13.247cm)">
          <text:p/>
        </draw:circle>
        <draw:circle draw:style-name="gr2" draw:text-style-name="P2" draw:layer="perçages" svg:width="0.08cm" svg:height="0.08cm" draw:transform="rotate (1.5707963267949) translate (17.524cm 12.993cm)">
          <text:p/>
        </draw:circle>
        <draw:circle draw:style-name="gr2" draw:text-style-name="P2" draw:layer="perçages" svg:width="0.08cm" svg:height="0.08cm" draw:transform="rotate (1.5707963267949) translate (17.524cm 12.739cm)">
          <text:p/>
        </draw:circle>
        <draw:circle draw:style-name="gr2" draw:text-style-name="P2" draw:layer="perçages" svg:width="0.08cm" svg:height="0.08cm" draw:transform="rotate (1.5707963267949) translate (17.524cm 12.485cm)">
          <text:p/>
        </draw:circle>
        <draw:circle draw:style-name="gr2" draw:text-style-name="P2" draw:layer="perçages" svg:width="0.08cm" svg:height="0.08cm" draw:transform="rotate (1.5707963267949) translate (17.524cm 12.231cm)">
          <text:p/>
        </draw:circle>
        <draw:circle draw:style-name="gr2" draw:text-style-name="P2" draw:layer="perçages" svg:width="0.08cm" svg:height="0.08cm" draw:transform="rotate (1.5707963267949) translate (17.524cm 11.977cm)">
          <text:p/>
        </draw:circle>
        <draw:circle draw:style-name="gr2" draw:text-style-name="P2" draw:layer="perçages" svg:width="0.08cm" svg:height="0.08cm" draw:transform="rotate (1.5707963267949) translate (17.524cm 11.723cm)">
          <text:p/>
        </draw:circle>
        <draw:circle draw:style-name="gr2" draw:text-style-name="P2" draw:layer="perçages" svg:width="0.08cm" svg:height="0.08cm" draw:transform="rotate (1.5707963267949) translate (17.524cm 11.469cm)">
          <text:p/>
        </draw:circle>
        <draw:circle draw:style-name="gr2" draw:text-style-name="P2" draw:layer="perçages" svg:width="0.08cm" svg:height="0.08cm" draw:transform="rotate (1.5707963267949) translate (17.778cm 14.771cm)">
          <text:p/>
        </draw:circle>
        <draw:circle draw:style-name="gr2" draw:text-style-name="P2" draw:layer="perçages" svg:width="0.08cm" svg:height="0.08cm" draw:transform="rotate (1.5707963267949) translate (17.778cm 14.517cm)">
          <text:p/>
        </draw:circle>
        <draw:circle draw:style-name="gr2" draw:text-style-name="P2" draw:layer="perçages" svg:width="0.08cm" svg:height="0.08cm" draw:transform="rotate (1.5707963267949) translate (17.778cm 14.263cm)">
          <text:p/>
        </draw:circle>
        <draw:circle draw:style-name="gr2" draw:text-style-name="P2" draw:layer="perçages" svg:width="0.08cm" svg:height="0.08cm" draw:transform="rotate (1.5707963267949) translate (17.778cm 14.009cm)">
          <text:p/>
        </draw:circle>
        <draw:circle draw:style-name="gr2" draw:text-style-name="P2" draw:layer="perçages" svg:width="0.08cm" svg:height="0.08cm" draw:transform="rotate (1.5707963267949) translate (17.778cm 13.755cm)">
          <text:p/>
        </draw:circle>
        <draw:circle draw:style-name="gr2" draw:text-style-name="P2" draw:layer="perçages" svg:width="0.08cm" svg:height="0.08cm" draw:transform="rotate (1.5707963267949) translate (17.778cm 13.501cm)">
          <text:p/>
        </draw:circle>
        <draw:circle draw:style-name="gr2" draw:text-style-name="P2" draw:layer="perçages" svg:width="0.08cm" svg:height="0.08cm" draw:transform="rotate (1.5707963267949) translate (17.778cm 13.247cm)">
          <text:p/>
        </draw:circle>
        <draw:circle draw:style-name="gr2" draw:text-style-name="P2" draw:layer="perçages" svg:width="0.08cm" svg:height="0.08cm" draw:transform="rotate (1.5707963267949) translate (17.778cm 12.993cm)">
          <text:p/>
        </draw:circle>
        <draw:circle draw:style-name="gr2" draw:text-style-name="P2" draw:layer="perçages" svg:width="0.08cm" svg:height="0.08cm" draw:transform="rotate (1.5707963267949) translate (17.778cm 12.739cm)">
          <text:p/>
        </draw:circle>
        <draw:circle draw:style-name="gr2" draw:text-style-name="P2" draw:layer="perçages" svg:width="0.08cm" svg:height="0.08cm" draw:transform="rotate (1.5707963267949) translate (17.778cm 12.485cm)">
          <text:p/>
        </draw:circle>
        <draw:circle draw:style-name="gr2" draw:text-style-name="P2" draw:layer="perçages" svg:width="0.08cm" svg:height="0.08cm" draw:transform="rotate (1.5707963267949) translate (17.778cm 12.231cm)">
          <text:p/>
        </draw:circle>
        <draw:circle draw:style-name="gr2" draw:text-style-name="P2" draw:layer="perçages" svg:width="0.08cm" svg:height="0.08cm" draw:transform="rotate (1.5707963267949) translate (17.778cm 11.977cm)">
          <text:p/>
        </draw:circle>
        <draw:circle draw:style-name="gr2" draw:text-style-name="P2" draw:layer="perçages" svg:width="0.08cm" svg:height="0.08cm" draw:transform="rotate (1.5707963267949) translate (17.778cm 11.723cm)">
          <text:p/>
        </draw:circle>
        <draw:circle draw:style-name="gr2" draw:text-style-name="P2" draw:layer="perçages" svg:width="0.08cm" svg:height="0.08cm" draw:transform="rotate (1.5707963267949) translate (17.778cm 11.469cm)">
          <text:p/>
        </draw:circle>
        <draw:circle draw:style-name="gr2" draw:text-style-name="P2" draw:layer="perçages" svg:width="0.08cm" svg:height="0.08cm" draw:transform="rotate (1.5707963267949) translate (18.032cm 14.771cm)">
          <text:p/>
        </draw:circle>
        <draw:circle draw:style-name="gr2" draw:text-style-name="P2" draw:layer="perçages" svg:width="0.08cm" svg:height="0.08cm" draw:transform="rotate (1.5707963267949) translate (18.032cm 14.517cm)">
          <text:p/>
        </draw:circle>
        <draw:circle draw:style-name="gr2" draw:text-style-name="P2" draw:layer="perçages" svg:width="0.08cm" svg:height="0.08cm" draw:transform="rotate (1.5707963267949) translate (18.032cm 14.263cm)">
          <text:p/>
        </draw:circle>
        <draw:circle draw:style-name="gr2" draw:text-style-name="P2" draw:layer="perçages" svg:width="0.08cm" svg:height="0.08cm" draw:transform="rotate (1.5707963267949) translate (18.032cm 14.009cm)">
          <text:p/>
        </draw:circle>
        <draw:circle draw:style-name="gr2" draw:text-style-name="P2" draw:layer="perçages" svg:width="0.08cm" svg:height="0.08cm" draw:transform="rotate (1.5707963267949) translate (18.032cm 13.755cm)">
          <text:p/>
        </draw:circle>
        <draw:circle draw:style-name="gr2" draw:text-style-name="P2" draw:layer="perçages" svg:width="0.08cm" svg:height="0.08cm" draw:transform="rotate (1.5707963267949) translate (18.032cm 13.501cm)">
          <text:p/>
        </draw:circle>
        <draw:circle draw:style-name="gr2" draw:text-style-name="P2" draw:layer="perçages" svg:width="0.08cm" svg:height="0.08cm" draw:transform="rotate (1.5707963267949) translate (18.032cm 13.247cm)">
          <text:p/>
        </draw:circle>
        <draw:circle draw:style-name="gr2" draw:text-style-name="P2" draw:layer="perçages" svg:width="0.08cm" svg:height="0.08cm" draw:transform="rotate (1.5707963267949) translate (18.032cm 12.993cm)">
          <text:p/>
        </draw:circle>
        <draw:circle draw:style-name="gr2" draw:text-style-name="P2" draw:layer="perçages" svg:width="0.08cm" svg:height="0.08cm" draw:transform="rotate (1.5707963267949) translate (18.032cm 12.739cm)">
          <text:p/>
        </draw:circle>
        <draw:circle draw:style-name="gr2" draw:text-style-name="P2" draw:layer="perçages" svg:width="0.08cm" svg:height="0.08cm" draw:transform="rotate (1.5707963267949) translate (18.032cm 12.485cm)">
          <text:p/>
        </draw:circle>
        <draw:circle draw:style-name="gr2" draw:text-style-name="P2" draw:layer="perçages" svg:width="0.08cm" svg:height="0.08cm" draw:transform="rotate (1.5707963267949) translate (18.032cm 12.231cm)">
          <text:p/>
        </draw:circle>
        <draw:circle draw:style-name="gr2" draw:text-style-name="P2" draw:layer="perçages" svg:width="0.08cm" svg:height="0.08cm" draw:transform="rotate (1.5707963267949) translate (18.032cm 11.977cm)">
          <text:p/>
        </draw:circle>
        <draw:circle draw:style-name="gr2" draw:text-style-name="P2" draw:layer="perçages" svg:width="0.08cm" svg:height="0.08cm" draw:transform="rotate (1.5707963267949) translate (18.032cm 11.723cm)">
          <text:p/>
        </draw:circle>
        <draw:circle draw:style-name="gr2" draw:text-style-name="P2" draw:layer="perçages" svg:width="0.08cm" svg:height="0.08cm" draw:transform="rotate (1.5707963267949) translate (18.032cm 11.469cm)">
          <text:p/>
        </draw:circle>
        <draw:circle draw:style-name="gr2" draw:text-style-name="P2" draw:layer="perçages" svg:width="0.08cm" svg:height="0.08cm" draw:transform="rotate (1.5707963267949) translate (18.286cm 14.771cm)">
          <text:p/>
        </draw:circle>
        <draw:circle draw:style-name="gr2" draw:text-style-name="P2" draw:layer="perçages" svg:width="0.08cm" svg:height="0.08cm" draw:transform="rotate (1.5707963267949) translate (18.286cm 14.517cm)">
          <text:p/>
        </draw:circle>
        <draw:circle draw:style-name="gr2" draw:text-style-name="P2" draw:layer="perçages" svg:width="0.08cm" svg:height="0.08cm" draw:transform="rotate (1.5707963267949) translate (18.286cm 14.263cm)">
          <text:p/>
        </draw:circle>
        <draw:circle draw:style-name="gr2" draw:text-style-name="P2" draw:layer="perçages" svg:width="0.08cm" svg:height="0.08cm" draw:transform="rotate (1.5707963267949) translate (18.286cm 14.009cm)">
          <text:p/>
        </draw:circle>
        <draw:circle draw:style-name="gr2" draw:text-style-name="P2" draw:layer="perçages" svg:width="0.08cm" svg:height="0.08cm" draw:transform="rotate (1.5707963267949) translate (18.286cm 13.755cm)">
          <text:p/>
        </draw:circle>
        <draw:circle draw:style-name="gr2" draw:text-style-name="P2" draw:layer="perçages" svg:width="0.08cm" svg:height="0.08cm" draw:transform="rotate (1.5707963267949) translate (18.286cm 13.501cm)">
          <text:p/>
        </draw:circle>
        <draw:circle draw:style-name="gr2" draw:text-style-name="P2" draw:layer="perçages" svg:width="0.08cm" svg:height="0.08cm" draw:transform="rotate (1.5707963267949) translate (18.286cm 13.247cm)">
          <text:p/>
        </draw:circle>
        <draw:circle draw:style-name="gr2" draw:text-style-name="P2" draw:layer="perçages" svg:width="0.08cm" svg:height="0.08cm" draw:transform="rotate (1.5707963267949) translate (18.286cm 12.993cm)">
          <text:p/>
        </draw:circle>
        <draw:circle draw:style-name="gr2" draw:text-style-name="P2" draw:layer="perçages" svg:width="0.08cm" svg:height="0.08cm" draw:transform="rotate (1.5707963267949) translate (18.286cm 12.739cm)">
          <text:p/>
        </draw:circle>
        <draw:circle draw:style-name="gr2" draw:text-style-name="P2" draw:layer="perçages" svg:width="0.08cm" svg:height="0.08cm" draw:transform="rotate (1.5707963267949) translate (18.286cm 12.485cm)">
          <text:p/>
        </draw:circle>
        <draw:circle draw:style-name="gr2" draw:text-style-name="P2" draw:layer="perçages" svg:width="0.08cm" svg:height="0.08cm" draw:transform="rotate (1.5707963267949) translate (18.286cm 12.231cm)">
          <text:p/>
        </draw:circle>
        <draw:circle draw:style-name="gr2" draw:text-style-name="P2" draw:layer="perçages" svg:width="0.08cm" svg:height="0.08cm" draw:transform="rotate (1.5707963267949) translate (18.286cm 11.977cm)">
          <text:p/>
        </draw:circle>
        <draw:circle draw:style-name="gr2" draw:text-style-name="P2" draw:layer="perçages" svg:width="0.08cm" svg:height="0.08cm" draw:transform="rotate (1.5707963267949) translate (18.286cm 11.723cm)">
          <text:p/>
        </draw:circle>
        <draw:circle draw:style-name="gr2" draw:text-style-name="P2" draw:layer="perçages" svg:width="0.08cm" svg:height="0.08cm" draw:transform="rotate (1.5707963267949) translate (18.286cm 11.469cm)">
          <text:p/>
        </draw:circle>
        <draw:circle draw:style-name="gr2" draw:text-style-name="P2" draw:layer="perçages" svg:width="0.08cm" svg:height="0.08cm" draw:transform="rotate (1.5707963267949) translate (18.54cm 14.771cm)">
          <text:p/>
        </draw:circle>
        <draw:circle draw:style-name="gr2" draw:text-style-name="P2" draw:layer="perçages" svg:width="0.08cm" svg:height="0.08cm" draw:transform="rotate (1.5707963267949) translate (18.54cm 14.517cm)">
          <text:p/>
        </draw:circle>
        <draw:circle draw:style-name="gr2" draw:text-style-name="P2" draw:layer="perçages" svg:width="0.08cm" svg:height="0.08cm" draw:transform="rotate (1.5707963267949) translate (18.54cm 14.263cm)">
          <text:p/>
        </draw:circle>
        <draw:circle draw:style-name="gr2" draw:text-style-name="P2" draw:layer="perçages" svg:width="0.08cm" svg:height="0.08cm" draw:transform="rotate (1.5707963267949) translate (18.54cm 14.009cm)">
          <text:p/>
        </draw:circle>
        <draw:circle draw:style-name="gr2" draw:text-style-name="P2" draw:layer="perçages" svg:width="0.08cm" svg:height="0.08cm" draw:transform="rotate (1.5707963267949) translate (18.54cm 13.755cm)">
          <text:p/>
        </draw:circle>
        <draw:circle draw:style-name="gr2" draw:text-style-name="P2" draw:layer="perçages" svg:width="0.08cm" svg:height="0.08cm" draw:transform="rotate (1.5707963267949) translate (18.54cm 13.501cm)">
          <text:p/>
        </draw:circle>
        <draw:circle draw:style-name="gr2" draw:text-style-name="P2" draw:layer="perçages" svg:width="0.08cm" svg:height="0.08cm" draw:transform="rotate (1.5707963267949) translate (18.54cm 13.247cm)">
          <text:p/>
        </draw:circle>
        <draw:circle draw:style-name="gr2" draw:text-style-name="P2" draw:layer="perçages" svg:width="0.08cm" svg:height="0.08cm" draw:transform="rotate (1.5707963267949) translate (18.54cm 12.993cm)">
          <text:p/>
        </draw:circle>
        <draw:circle draw:style-name="gr2" draw:text-style-name="P2" draw:layer="perçages" svg:width="0.08cm" svg:height="0.08cm" draw:transform="rotate (1.5707963267949) translate (18.54cm 12.739cm)">
          <text:p/>
        </draw:circle>
        <draw:circle draw:style-name="gr2" draw:text-style-name="P2" draw:layer="perçages" svg:width="0.08cm" svg:height="0.08cm" draw:transform="rotate (1.5707963267949) translate (18.54cm 12.485cm)">
          <text:p/>
        </draw:circle>
        <draw:circle draw:style-name="gr2" draw:text-style-name="P2" draw:layer="perçages" svg:width="0.08cm" svg:height="0.08cm" draw:transform="rotate (1.5707963267949) translate (18.54cm 12.231cm)">
          <text:p/>
        </draw:circle>
        <draw:circle draw:style-name="gr2" draw:text-style-name="P2" draw:layer="perçages" svg:width="0.08cm" svg:height="0.08cm" draw:transform="rotate (1.5707963267949) translate (18.54cm 11.977cm)">
          <text:p/>
        </draw:circle>
        <draw:circle draw:style-name="gr2" draw:text-style-name="P2" draw:layer="perçages" svg:width="0.08cm" svg:height="0.08cm" draw:transform="rotate (1.5707963267949) translate (18.54cm 11.723cm)">
          <text:p/>
        </draw:circle>
        <draw:circle draw:style-name="gr2" draw:text-style-name="P2" draw:layer="perçages" svg:width="0.08cm" svg:height="0.08cm" draw:transform="rotate (1.5707963267949) translate (18.54cm 11.469cm)">
          <text:p/>
        </draw:circle>
        <draw:circle draw:style-name="gr2" draw:text-style-name="P2" draw:layer="perçages" svg:width="0.08cm" svg:height="0.08cm" draw:transform="rotate (1.5707963267949) translate (18.54cm 14.771cm)">
          <text:p/>
        </draw:circle>
        <draw:circle draw:style-name="gr2" draw:text-style-name="P2" draw:layer="perçages" svg:width="0.08cm" svg:height="0.08cm" draw:transform="rotate (1.5707963267949) translate (18.54cm 14.517cm)">
          <text:p/>
        </draw:circle>
        <draw:circle draw:style-name="gr2" draw:text-style-name="P2" draw:layer="perçages" svg:width="0.08cm" svg:height="0.08cm" draw:transform="rotate (1.5707963267949) translate (18.54cm 14.263cm)">
          <text:p/>
        </draw:circle>
        <draw:circle draw:style-name="gr2" draw:text-style-name="P2" draw:layer="perçages" svg:width="0.08cm" svg:height="0.08cm" draw:transform="rotate (1.5707963267949) translate (18.54cm 14.009cm)">
          <text:p/>
        </draw:circle>
        <draw:circle draw:style-name="gr2" draw:text-style-name="P2" draw:layer="perçages" svg:width="0.08cm" svg:height="0.08cm" draw:transform="rotate (1.5707963267949) translate (18.54cm 13.755cm)">
          <text:p/>
        </draw:circle>
        <draw:circle draw:style-name="gr2" draw:text-style-name="P2" draw:layer="perçages" svg:width="0.08cm" svg:height="0.08cm" draw:transform="rotate (1.5707963267949) translate (18.54cm 13.501cm)">
          <text:p/>
        </draw:circle>
        <draw:circle draw:style-name="gr2" draw:text-style-name="P2" draw:layer="perçages" svg:width="0.08cm" svg:height="0.08cm" draw:transform="rotate (1.5707963267949) translate (18.54cm 13.247cm)">
          <text:p/>
        </draw:circle>
        <draw:circle draw:style-name="gr2" draw:text-style-name="P2" draw:layer="perçages" svg:width="0.08cm" svg:height="0.08cm" draw:transform="rotate (1.5707963267949) translate (18.54cm 12.993cm)">
          <text:p/>
        </draw:circle>
        <draw:circle draw:style-name="gr2" draw:text-style-name="P2" draw:layer="perçages" svg:width="0.08cm" svg:height="0.08cm" draw:transform="rotate (1.5707963267949) translate (18.54cm 12.739cm)">
          <text:p/>
        </draw:circle>
        <draw:circle draw:style-name="gr2" draw:text-style-name="P2" draw:layer="perçages" svg:width="0.08cm" svg:height="0.08cm" draw:transform="rotate (1.5707963267949) translate (18.54cm 12.485cm)">
          <text:p/>
        </draw:circle>
        <draw:circle draw:style-name="gr2" draw:text-style-name="P2" draw:layer="perçages" svg:width="0.08cm" svg:height="0.08cm" draw:transform="rotate (1.5707963267949) translate (18.54cm 12.231cm)">
          <text:p/>
        </draw:circle>
        <draw:circle draw:style-name="gr2" draw:text-style-name="P2" draw:layer="perçages" svg:width="0.08cm" svg:height="0.08cm" draw:transform="rotate (1.5707963267949) translate (18.54cm 11.977cm)">
          <text:p/>
        </draw:circle>
        <draw:circle draw:style-name="gr2" draw:text-style-name="P2" draw:layer="perçages" svg:width="0.08cm" svg:height="0.08cm" draw:transform="rotate (1.5707963267949) translate (18.54cm 11.723cm)">
          <text:p/>
        </draw:circle>
        <draw:circle draw:style-name="gr2" draw:text-style-name="P2" draw:layer="perçages" svg:width="0.08cm" svg:height="0.08cm" draw:transform="rotate (1.5707963267949) translate (18.54cm 11.469cm)">
          <text:p/>
        </draw:circle>
        <draw:circle draw:style-name="gr2" draw:text-style-name="P2" draw:layer="perçages" svg:width="0.08cm" svg:height="0.08cm" draw:transform="rotate (1.5707963267949) translate (18.794cm 14.771cm)">
          <text:p/>
        </draw:circle>
        <draw:circle draw:style-name="gr2" draw:text-style-name="P2" draw:layer="perçages" svg:width="0.08cm" svg:height="0.08cm" draw:transform="rotate (1.5707963267949) translate (18.794cm 14.517cm)">
          <text:p/>
        </draw:circle>
        <draw:circle draw:style-name="gr2" draw:text-style-name="P2" draw:layer="perçages" svg:width="0.08cm" svg:height="0.08cm" draw:transform="rotate (1.5707963267949) translate (18.794cm 14.263cm)">
          <text:p/>
        </draw:circle>
        <draw:circle draw:style-name="gr2" draw:text-style-name="P2" draw:layer="perçages" svg:width="0.08cm" svg:height="0.08cm" draw:transform="rotate (1.5707963267949) translate (18.794cm 14.009cm)">
          <text:p/>
        </draw:circle>
        <draw:circle draw:style-name="gr2" draw:text-style-name="P2" draw:layer="perçages" svg:width="0.08cm" svg:height="0.08cm" draw:transform="rotate (1.5707963267949) translate (18.794cm 13.755cm)">
          <text:p/>
        </draw:circle>
        <draw:circle draw:style-name="gr2" draw:text-style-name="P2" draw:layer="perçages" svg:width="0.08cm" svg:height="0.08cm" draw:transform="rotate (1.5707963267949) translate (18.794cm 13.501cm)">
          <text:p/>
        </draw:circle>
        <draw:circle draw:style-name="gr2" draw:text-style-name="P2" draw:layer="perçages" svg:width="0.08cm" svg:height="0.08cm" draw:transform="rotate (1.5707963267949) translate (18.794cm 13.247cm)">
          <text:p/>
        </draw:circle>
        <draw:circle draw:style-name="gr2" draw:text-style-name="P2" draw:layer="perçages" svg:width="0.08cm" svg:height="0.08cm" draw:transform="rotate (1.5707963267949) translate (18.794cm 12.993cm)">
          <text:p/>
        </draw:circle>
        <draw:circle draw:style-name="gr2" draw:text-style-name="P2" draw:layer="perçages" svg:width="0.08cm" svg:height="0.08cm" draw:transform="rotate (1.5707963267949) translate (18.794cm 12.739cm)">
          <text:p/>
        </draw:circle>
        <draw:circle draw:style-name="gr2" draw:text-style-name="P2" draw:layer="perçages" svg:width="0.08cm" svg:height="0.08cm" draw:transform="rotate (1.5707963267949) translate (18.794cm 12.485cm)">
          <text:p/>
        </draw:circle>
        <draw:circle draw:style-name="gr2" draw:text-style-name="P2" draw:layer="perçages" svg:width="0.08cm" svg:height="0.08cm" draw:transform="rotate (1.5707963267949) translate (18.794cm 12.231cm)">
          <text:p/>
        </draw:circle>
        <draw:circle draw:style-name="gr2" draw:text-style-name="P2" draw:layer="perçages" svg:width="0.08cm" svg:height="0.08cm" draw:transform="rotate (1.5707963267949) translate (18.794cm 11.977cm)">
          <text:p/>
        </draw:circle>
        <draw:circle draw:style-name="gr2" draw:text-style-name="P2" draw:layer="perçages" svg:width="0.08cm" svg:height="0.08cm" draw:transform="rotate (1.5707963267949) translate (18.794cm 11.723cm)">
          <text:p/>
        </draw:circle>
        <draw:circle draw:style-name="gr2" draw:text-style-name="P2" draw:layer="perçages" svg:width="0.08cm" svg:height="0.08cm" draw:transform="rotate (1.5707963267949) translate (18.794cm 11.469cm)">
          <text:p/>
        </draw:circle>
        <draw:circle draw:style-name="gr2" draw:text-style-name="P2" draw:layer="perçages" svg:width="0.08cm" svg:height="0.08cm" draw:transform="rotate (1.5707963267949) translate (19.048cm 14.771cm)">
          <text:p/>
        </draw:circle>
        <draw:circle draw:style-name="gr2" draw:text-style-name="P2" draw:layer="perçages" svg:width="0.08cm" svg:height="0.08cm" draw:transform="rotate (1.5707963267949) translate (19.048cm 14.517cm)">
          <text:p/>
        </draw:circle>
        <draw:circle draw:style-name="gr2" draw:text-style-name="P2" draw:layer="perçages" svg:width="0.08cm" svg:height="0.08cm" draw:transform="rotate (1.5707963267949) translate (19.048cm 14.263cm)">
          <text:p/>
        </draw:circle>
        <draw:circle draw:style-name="gr2" draw:text-style-name="P2" draw:layer="perçages" svg:width="0.08cm" svg:height="0.08cm" draw:transform="rotate (1.5707963267949) translate (19.048cm 14.009cm)">
          <text:p/>
        </draw:circle>
        <draw:circle draw:style-name="gr2" draw:text-style-name="P2" draw:layer="perçages" svg:width="0.08cm" svg:height="0.08cm" draw:transform="rotate (1.5707963267949) translate (19.048cm 13.755cm)">
          <text:p/>
        </draw:circle>
        <draw:circle draw:style-name="gr2" draw:text-style-name="P2" draw:layer="perçages" svg:width="0.08cm" svg:height="0.08cm" draw:transform="rotate (1.5707963267949) translate (19.048cm 13.501cm)">
          <text:p/>
        </draw:circle>
        <draw:circle draw:style-name="gr2" draw:text-style-name="P2" draw:layer="perçages" svg:width="0.08cm" svg:height="0.08cm" draw:transform="rotate (1.5707963267949) translate (19.048cm 13.247cm)">
          <text:p/>
        </draw:circle>
        <draw:circle draw:style-name="gr2" draw:text-style-name="P2" draw:layer="perçages" svg:width="0.08cm" svg:height="0.08cm" draw:transform="rotate (1.5707963267949) translate (19.048cm 12.993cm)">
          <text:p/>
        </draw:circle>
        <draw:circle draw:style-name="gr2" draw:text-style-name="P2" draw:layer="perçages" svg:width="0.08cm" svg:height="0.08cm" draw:transform="rotate (1.5707963267949) translate (19.048cm 12.739cm)">
          <text:p/>
        </draw:circle>
        <draw:circle draw:style-name="gr2" draw:text-style-name="P2" draw:layer="perçages" svg:width="0.08cm" svg:height="0.08cm" draw:transform="rotate (1.5707963267949) translate (19.048cm 12.485cm)">
          <text:p/>
        </draw:circle>
        <draw:circle draw:style-name="gr2" draw:text-style-name="P2" draw:layer="perçages" svg:width="0.08cm" svg:height="0.08cm" draw:transform="rotate (1.5707963267949) translate (19.048cm 12.231cm)">
          <text:p/>
        </draw:circle>
        <draw:circle draw:style-name="gr2" draw:text-style-name="P2" draw:layer="perçages" svg:width="0.08cm" svg:height="0.08cm" draw:transform="rotate (1.5707963267949) translate (19.048cm 11.977cm)">
          <text:p/>
        </draw:circle>
        <draw:circle draw:style-name="gr2" draw:text-style-name="P2" draw:layer="perçages" svg:width="0.08cm" svg:height="0.08cm" draw:transform="rotate (1.5707963267949) translate (19.048cm 11.723cm)">
          <text:p/>
        </draw:circle>
        <draw:circle draw:style-name="gr2" draw:text-style-name="P2" draw:layer="perçages" svg:width="0.08cm" svg:height="0.08cm" draw:transform="rotate (1.5707963267949) translate (19.048cm 11.469cm)">
          <text:p/>
        </draw:circle>
        <draw:circle draw:style-name="gr2" draw:text-style-name="P2" draw:layer="perçages" svg:width="0.08cm" svg:height="0.08cm" draw:transform="rotate (1.5707963267949) translate (19.302cm 14.771cm)">
          <text:p/>
        </draw:circle>
        <draw:circle draw:style-name="gr2" draw:text-style-name="P2" draw:layer="perçages" svg:width="0.08cm" svg:height="0.08cm" draw:transform="rotate (1.5707963267949) translate (19.302cm 14.517cm)">
          <text:p/>
        </draw:circle>
        <draw:circle draw:style-name="gr2" draw:text-style-name="P2" draw:layer="perçages" svg:width="0.08cm" svg:height="0.08cm" draw:transform="rotate (1.5707963267949) translate (19.302cm 14.263cm)">
          <text:p/>
        </draw:circle>
        <draw:circle draw:style-name="gr2" draw:text-style-name="P2" draw:layer="perçages" svg:width="0.08cm" svg:height="0.08cm" draw:transform="rotate (1.5707963267949) translate (19.302cm 14.009cm)">
          <text:p/>
        </draw:circle>
        <draw:circle draw:style-name="gr2" draw:text-style-name="P2" draw:layer="perçages" svg:width="0.08cm" svg:height="0.08cm" draw:transform="rotate (1.5707963267949) translate (19.302cm 13.755cm)">
          <text:p/>
        </draw:circle>
        <draw:circle draw:style-name="gr2" draw:text-style-name="P2" draw:layer="perçages" svg:width="0.08cm" svg:height="0.08cm" draw:transform="rotate (1.5707963267949) translate (19.302cm 13.501cm)">
          <text:p/>
        </draw:circle>
        <draw:circle draw:style-name="gr2" draw:text-style-name="P2" draw:layer="perçages" svg:width="0.08cm" svg:height="0.08cm" draw:transform="rotate (1.5707963267949) translate (19.302cm 13.247cm)">
          <text:p/>
        </draw:circle>
        <draw:circle draw:style-name="gr2" draw:text-style-name="P2" draw:layer="perçages" svg:width="0.08cm" svg:height="0.08cm" draw:transform="rotate (1.5707963267949) translate (19.302cm 12.993cm)">
          <text:p/>
        </draw:circle>
        <draw:circle draw:style-name="gr2" draw:text-style-name="P2" draw:layer="perçages" svg:width="0.08cm" svg:height="0.08cm" draw:transform="rotate (1.5707963267949) translate (19.302cm 12.739cm)">
          <text:p/>
        </draw:circle>
        <draw:circle draw:style-name="gr2" draw:text-style-name="P2" draw:layer="perçages" svg:width="0.08cm" svg:height="0.08cm" draw:transform="rotate (1.5707963267949) translate (19.302cm 12.485cm)">
          <text:p/>
        </draw:circle>
        <draw:circle draw:style-name="gr2" draw:text-style-name="P2" draw:layer="perçages" svg:width="0.08cm" svg:height="0.08cm" draw:transform="rotate (1.5707963267949) translate (19.302cm 12.231cm)">
          <text:p/>
        </draw:circle>
        <draw:circle draw:style-name="gr2" draw:text-style-name="P2" draw:layer="perçages" svg:width="0.08cm" svg:height="0.08cm" draw:transform="rotate (1.5707963267949) translate (19.302cm 11.977cm)">
          <text:p/>
        </draw:circle>
        <draw:circle draw:style-name="gr2" draw:text-style-name="P2" draw:layer="perçages" svg:width="0.08cm" svg:height="0.08cm" draw:transform="rotate (1.5707963267949) translate (19.302cm 11.723cm)">
          <text:p/>
        </draw:circle>
        <draw:circle draw:style-name="gr2" draw:text-style-name="P2" draw:layer="perçages" svg:width="0.08cm" svg:height="0.08cm" draw:transform="rotate (1.5707963267949) translate (19.302cm 11.469cm)">
          <text:p/>
        </draw:circle>
        <draw:circle draw:style-name="gr2" draw:text-style-name="P2" draw:layer="perçages" svg:width="0.08cm" svg:height="0.08cm" draw:transform="rotate (1.5707963267949) translate (19.556cm 14.771cm)">
          <text:p/>
        </draw:circle>
        <draw:circle draw:style-name="gr2" draw:text-style-name="P2" draw:layer="perçages" svg:width="0.08cm" svg:height="0.08cm" draw:transform="rotate (1.5707963267949) translate (19.556cm 14.517cm)">
          <text:p/>
        </draw:circle>
        <draw:circle draw:style-name="gr2" draw:text-style-name="P2" draw:layer="perçages" svg:width="0.08cm" svg:height="0.08cm" draw:transform="rotate (1.5707963267949) translate (19.556cm 14.263cm)">
          <text:p/>
        </draw:circle>
        <draw:circle draw:style-name="gr2" draw:text-style-name="P2" draw:layer="perçages" svg:width="0.08cm" svg:height="0.08cm" draw:transform="rotate (1.5707963267949) translate (19.556cm 14.009cm)">
          <text:p/>
        </draw:circle>
        <draw:circle draw:style-name="gr2" draw:text-style-name="P2" draw:layer="perçages" svg:width="0.08cm" svg:height="0.08cm" draw:transform="rotate (1.5707963267949) translate (19.556cm 13.755cm)">
          <text:p/>
        </draw:circle>
        <draw:circle draw:style-name="gr2" draw:text-style-name="P2" draw:layer="perçages" svg:width="0.08cm" svg:height="0.08cm" draw:transform="rotate (1.5707963267949) translate (19.556cm 13.501cm)">
          <text:p/>
        </draw:circle>
        <draw:circle draw:style-name="gr2" draw:text-style-name="P2" draw:layer="perçages" svg:width="0.08cm" svg:height="0.08cm" draw:transform="rotate (1.5707963267949) translate (19.556cm 13.247cm)">
          <text:p/>
        </draw:circle>
        <draw:circle draw:style-name="gr2" draw:text-style-name="P2" draw:layer="perçages" svg:width="0.08cm" svg:height="0.08cm" draw:transform="rotate (1.5707963267949) translate (19.556cm 12.993cm)">
          <text:p/>
        </draw:circle>
        <draw:circle draw:style-name="gr2" draw:text-style-name="P2" draw:layer="perçages" svg:width="0.08cm" svg:height="0.08cm" draw:transform="rotate (1.5707963267949) translate (19.556cm 12.739cm)">
          <text:p/>
        </draw:circle>
        <draw:circle draw:style-name="gr2" draw:text-style-name="P2" draw:layer="perçages" svg:width="0.08cm" svg:height="0.08cm" draw:transform="rotate (1.5707963267949) translate (19.556cm 12.485cm)">
          <text:p/>
        </draw:circle>
        <draw:circle draw:style-name="gr2" draw:text-style-name="P2" draw:layer="perçages" svg:width="0.08cm" svg:height="0.08cm" draw:transform="rotate (1.5707963267949) translate (19.556cm 12.231cm)">
          <text:p/>
        </draw:circle>
        <draw:circle draw:style-name="gr2" draw:text-style-name="P2" draw:layer="perçages" svg:width="0.08cm" svg:height="0.08cm" draw:transform="rotate (1.5707963267949) translate (19.556cm 11.977cm)">
          <text:p/>
        </draw:circle>
        <draw:circle draw:style-name="gr2" draw:text-style-name="P2" draw:layer="perçages" svg:width="0.08cm" svg:height="0.08cm" draw:transform="rotate (1.5707963267949) translate (19.556cm 11.723cm)">
          <text:p/>
        </draw:circle>
        <draw:circle draw:style-name="gr2" draw:text-style-name="P2" draw:layer="perçages" svg:width="0.08cm" svg:height="0.08cm" draw:transform="rotate (1.5707963267949) translate (19.556cm 11.469cm)">
          <text:p/>
        </draw:circle>
        <draw:circle draw:style-name="gr2" draw:text-style-name="P2" draw:layer="perçages" svg:width="0.08cm" svg:height="0.08cm" draw:transform="rotate (1.5707963267949) translate (19.81cm 14.771cm)">
          <text:p/>
        </draw:circle>
        <draw:circle draw:style-name="gr2" draw:text-style-name="P2" draw:layer="perçages" svg:width="0.08cm" svg:height="0.08cm" draw:transform="rotate (1.5707963267949) translate (19.81cm 14.517cm)">
          <text:p/>
        </draw:circle>
        <draw:circle draw:style-name="gr2" draw:text-style-name="P2" draw:layer="perçages" svg:width="0.08cm" svg:height="0.08cm" draw:transform="rotate (1.5707963267949) translate (19.81cm 14.263cm)">
          <text:p/>
        </draw:circle>
        <draw:circle draw:style-name="gr2" draw:text-style-name="P2" draw:layer="perçages" svg:width="0.08cm" svg:height="0.08cm" draw:transform="rotate (1.5707963267949) translate (19.81cm 14.009cm)">
          <text:p/>
        </draw:circle>
        <draw:circle draw:style-name="gr2" draw:text-style-name="P2" draw:layer="perçages" svg:width="0.08cm" svg:height="0.08cm" draw:transform="rotate (1.5707963267949) translate (19.81cm 13.755cm)">
          <text:p/>
        </draw:circle>
        <draw:circle draw:style-name="gr2" draw:text-style-name="P2" draw:layer="perçages" svg:width="0.08cm" svg:height="0.08cm" draw:transform="rotate (1.5707963267949) translate (19.81cm 13.501cm)">
          <text:p/>
        </draw:circle>
        <draw:circle draw:style-name="gr2" draw:text-style-name="P2" draw:layer="perçages" svg:width="0.08cm" svg:height="0.08cm" draw:transform="rotate (1.5707963267949) translate (19.81cm 13.247cm)">
          <text:p/>
        </draw:circle>
        <draw:circle draw:style-name="gr2" draw:text-style-name="P2" draw:layer="perçages" svg:width="0.08cm" svg:height="0.08cm" draw:transform="rotate (1.5707963267949) translate (19.81cm 12.993cm)">
          <text:p/>
        </draw:circle>
        <draw:circle draw:style-name="gr2" draw:text-style-name="P2" draw:layer="perçages" svg:width="0.08cm" svg:height="0.08cm" draw:transform="rotate (1.5707963267949) translate (19.81cm 12.739cm)">
          <text:p/>
        </draw:circle>
        <draw:circle draw:style-name="gr2" draw:text-style-name="P2" draw:layer="perçages" svg:width="0.08cm" svg:height="0.08cm" draw:transform="rotate (1.5707963267949) translate (19.81cm 12.485cm)">
          <text:p/>
        </draw:circle>
        <draw:circle draw:style-name="gr2" draw:text-style-name="P2" draw:layer="perçages" svg:width="0.08cm" svg:height="0.08cm" draw:transform="rotate (1.5707963267949) translate (19.81cm 12.231cm)">
          <text:p/>
        </draw:circle>
        <draw:circle draw:style-name="gr2" draw:text-style-name="P2" draw:layer="perçages" svg:width="0.08cm" svg:height="0.08cm" draw:transform="rotate (1.5707963267949) translate (19.81cm 11.977cm)">
          <text:p/>
        </draw:circle>
        <draw:circle draw:style-name="gr2" draw:text-style-name="P2" draw:layer="perçages" svg:width="0.08cm" svg:height="0.08cm" draw:transform="rotate (1.5707963267949) translate (19.81cm 11.723cm)">
          <text:p/>
        </draw:circle>
        <draw:circle draw:style-name="gr2" draw:text-style-name="P2" draw:layer="perçages" svg:width="0.08cm" svg:height="0.08cm" draw:transform="rotate (1.5707963267949) translate (19.81cm 11.469cm)">
          <text:p/>
        </draw:circle>
        <draw:circle draw:style-name="gr2" draw:text-style-name="P2" draw:layer="perçages" svg:width="0.08cm" svg:height="0.08cm" draw:transform="rotate (1.5707963267949) translate (19.81cm 14.771cm)">
          <text:p/>
        </draw:circle>
        <draw:circle draw:style-name="gr2" draw:text-style-name="P2" draw:layer="perçages" svg:width="0.08cm" svg:height="0.08cm" draw:transform="rotate (1.5707963267949) translate (19.81cm 14.517cm)">
          <text:p/>
        </draw:circle>
        <draw:circle draw:style-name="gr2" draw:text-style-name="P2" draw:layer="perçages" svg:width="0.08cm" svg:height="0.08cm" draw:transform="rotate (1.5707963267949) translate (19.81cm 14.263cm)">
          <text:p/>
        </draw:circle>
        <draw:circle draw:style-name="gr2" draw:text-style-name="P2" draw:layer="perçages" svg:width="0.08cm" svg:height="0.08cm" draw:transform="rotate (1.5707963267949) translate (19.81cm 14.009cm)">
          <text:p/>
        </draw:circle>
        <draw:circle draw:style-name="gr2" draw:text-style-name="P2" draw:layer="perçages" svg:width="0.08cm" svg:height="0.08cm" draw:transform="rotate (1.5707963267949) translate (19.81cm 13.755cm)">
          <text:p/>
        </draw:circle>
        <draw:circle draw:style-name="gr2" draw:text-style-name="P2" draw:layer="perçages" svg:width="0.08cm" svg:height="0.08cm" draw:transform="rotate (1.5707963267949) translate (19.81cm 13.501cm)">
          <text:p/>
        </draw:circle>
        <draw:circle draw:style-name="gr2" draw:text-style-name="P2" draw:layer="perçages" svg:width="0.08cm" svg:height="0.08cm" draw:transform="rotate (1.5707963267949) translate (19.81cm 13.247cm)">
          <text:p/>
        </draw:circle>
        <draw:circle draw:style-name="gr2" draw:text-style-name="P2" draw:layer="perçages" svg:width="0.08cm" svg:height="0.08cm" draw:transform="rotate (1.5707963267949) translate (19.81cm 12.993cm)">
          <text:p/>
        </draw:circle>
        <draw:circle draw:style-name="gr2" draw:text-style-name="P2" draw:layer="perçages" svg:width="0.08cm" svg:height="0.08cm" draw:transform="rotate (1.5707963267949) translate (19.81cm 12.739cm)">
          <text:p/>
        </draw:circle>
        <draw:circle draw:style-name="gr2" draw:text-style-name="P2" draw:layer="perçages" svg:width="0.08cm" svg:height="0.08cm" draw:transform="rotate (1.5707963267949) translate (19.81cm 12.485cm)">
          <text:p/>
        </draw:circle>
        <draw:circle draw:style-name="gr2" draw:text-style-name="P2" draw:layer="perçages" svg:width="0.08cm" svg:height="0.08cm" draw:transform="rotate (1.5707963267949) translate (19.81cm 12.231cm)">
          <text:p/>
        </draw:circle>
        <draw:circle draw:style-name="gr2" draw:text-style-name="P2" draw:layer="perçages" svg:width="0.08cm" svg:height="0.08cm" draw:transform="rotate (1.5707963267949) translate (19.81cm 11.977cm)">
          <text:p/>
        </draw:circle>
        <draw:circle draw:style-name="gr2" draw:text-style-name="P2" draw:layer="perçages" svg:width="0.08cm" svg:height="0.08cm" draw:transform="rotate (1.5707963267949) translate (19.81cm 11.723cm)">
          <text:p/>
        </draw:circle>
        <draw:circle draw:style-name="gr2" draw:text-style-name="P2" draw:layer="perçages" svg:width="0.08cm" svg:height="0.08cm" draw:transform="rotate (1.5707963267949) translate (19.81cm 11.469cm)">
          <text:p/>
        </draw:circle>
        <draw:circle draw:style-name="gr2" draw:text-style-name="P2" draw:layer="perçages" svg:width="0.08cm" svg:height="0.08cm" draw:transform="rotate (1.5707963267949) translate (20.064cm 14.771cm)">
          <text:p/>
        </draw:circle>
        <draw:circle draw:style-name="gr2" draw:text-style-name="P2" draw:layer="perçages" svg:width="0.08cm" svg:height="0.08cm" draw:transform="rotate (1.5707963267949) translate (20.064cm 14.517cm)">
          <text:p/>
        </draw:circle>
        <draw:circle draw:style-name="gr2" draw:text-style-name="P2" draw:layer="perçages" svg:width="0.08cm" svg:height="0.08cm" draw:transform="rotate (1.5707963267949) translate (20.064cm 14.263cm)">
          <text:p/>
        </draw:circle>
        <draw:circle draw:style-name="gr2" draw:text-style-name="P2" draw:layer="perçages" svg:width="0.08cm" svg:height="0.08cm" draw:transform="rotate (1.5707963267949) translate (20.064cm 14.009cm)">
          <text:p/>
        </draw:circle>
        <draw:circle draw:style-name="gr2" draw:text-style-name="P2" draw:layer="perçages" svg:width="0.08cm" svg:height="0.08cm" draw:transform="rotate (1.5707963267949) translate (20.064cm 13.755cm)">
          <text:p/>
        </draw:circle>
        <draw:circle draw:style-name="gr2" draw:text-style-name="P2" draw:layer="perçages" svg:width="0.08cm" svg:height="0.08cm" draw:transform="rotate (1.5707963267949) translate (20.064cm 13.501cm)">
          <text:p/>
        </draw:circle>
        <draw:circle draw:style-name="gr2" draw:text-style-name="P2" draw:layer="perçages" svg:width="0.08cm" svg:height="0.08cm" draw:transform="rotate (1.5707963267949) translate (20.064cm 13.247cm)">
          <text:p/>
        </draw:circle>
        <draw:circle draw:style-name="gr2" draw:text-style-name="P2" draw:layer="perçages" svg:width="0.08cm" svg:height="0.08cm" draw:transform="rotate (1.5707963267949) translate (20.064cm 12.993cm)">
          <text:p/>
        </draw:circle>
        <draw:circle draw:style-name="gr2" draw:text-style-name="P2" draw:layer="perçages" svg:width="0.08cm" svg:height="0.08cm" draw:transform="rotate (1.5707963267949) translate (20.064cm 12.739cm)">
          <text:p/>
        </draw:circle>
        <draw:circle draw:style-name="gr2" draw:text-style-name="P2" draw:layer="perçages" svg:width="0.08cm" svg:height="0.08cm" draw:transform="rotate (1.5707963267949) translate (20.064cm 12.485cm)">
          <text:p/>
        </draw:circle>
        <draw:circle draw:style-name="gr2" draw:text-style-name="P2" draw:layer="perçages" svg:width="0.08cm" svg:height="0.08cm" draw:transform="rotate (1.5707963267949) translate (20.064cm 12.231cm)">
          <text:p/>
        </draw:circle>
        <draw:circle draw:style-name="gr2" draw:text-style-name="P2" draw:layer="perçages" svg:width="0.08cm" svg:height="0.08cm" draw:transform="rotate (1.5707963267949) translate (20.064cm 11.977cm)">
          <text:p/>
        </draw:circle>
        <draw:circle draw:style-name="gr2" draw:text-style-name="P2" draw:layer="perçages" svg:width="0.08cm" svg:height="0.08cm" draw:transform="rotate (1.5707963267949) translate (20.064cm 11.723cm)">
          <text:p/>
        </draw:circle>
        <draw:circle draw:style-name="gr2" draw:text-style-name="P2" draw:layer="perçages" svg:width="0.08cm" svg:height="0.08cm" draw:transform="rotate (1.5707963267949) translate (20.064cm 11.469cm)">
          <text:p/>
        </draw:circle>
        <draw:circle draw:style-name="gr2" draw:text-style-name="P2" draw:layer="perçages" svg:width="0.08cm" svg:height="0.08cm" draw:transform="rotate (1.5707963267949) translate (12.209cm 14.771cm)">
          <text:p/>
        </draw:circle>
        <draw:circle draw:style-name="gr2" draw:text-style-name="P2" draw:layer="perçages" svg:width="0.08cm" svg:height="0.08cm" draw:transform="rotate (1.5707963267949) translate (12.209cm 14.517cm)">
          <text:p/>
        </draw:circle>
        <draw:circle draw:style-name="gr2" draw:text-style-name="P2" draw:layer="perçages" svg:width="0.08cm" svg:height="0.08cm" draw:transform="rotate (1.5707963267949) translate (12.209cm 14.263cm)">
          <text:p/>
        </draw:circle>
        <draw:circle draw:style-name="gr2" draw:text-style-name="P2" draw:layer="perçages" svg:width="0.08cm" svg:height="0.08cm" draw:transform="rotate (1.5707963267949) translate (12.209cm 14.009cm)">
          <text:p/>
        </draw:circle>
        <draw:circle draw:style-name="gr2" draw:text-style-name="P2" draw:layer="perçages" svg:width="0.08cm" svg:height="0.08cm" draw:transform="rotate (1.5707963267949) translate (12.209cm 13.755cm)">
          <text:p/>
        </draw:circle>
        <draw:circle draw:style-name="gr2" draw:text-style-name="P2" draw:layer="perçages" svg:width="0.08cm" svg:height="0.08cm" draw:transform="rotate (1.5707963267949) translate (12.209cm 13.501cm)">
          <text:p/>
        </draw:circle>
        <draw:circle draw:style-name="gr2" draw:text-style-name="P2" draw:layer="perçages" svg:width="0.08cm" svg:height="0.08cm" draw:transform="rotate (1.5707963267949) translate (12.209cm 13.247cm)">
          <text:p/>
        </draw:circle>
        <draw:circle draw:style-name="gr2" draw:text-style-name="P2" draw:layer="perçages" svg:width="0.08cm" svg:height="0.08cm" draw:transform="rotate (1.5707963267949) translate (12.209cm 12.993cm)">
          <text:p/>
        </draw:circle>
        <draw:circle draw:style-name="gr2" draw:text-style-name="P2" draw:layer="perçages" svg:width="0.08cm" svg:height="0.08cm" draw:transform="rotate (1.5707963267949) translate (12.209cm 12.739cm)">
          <text:p/>
        </draw:circle>
        <draw:circle draw:style-name="gr2" draw:text-style-name="P2" draw:layer="perçages" svg:width="0.08cm" svg:height="0.08cm" draw:transform="rotate (1.5707963267949) translate (12.209cm 12.485cm)">
          <text:p/>
        </draw:circle>
        <draw:circle draw:style-name="gr2" draw:text-style-name="P2" draw:layer="perçages" svg:width="0.08cm" svg:height="0.08cm" draw:transform="rotate (1.5707963267949) translate (12.209cm 12.231cm)">
          <text:p/>
        </draw:circle>
        <draw:circle draw:style-name="gr2" draw:text-style-name="P2" draw:layer="perçages" svg:width="0.08cm" svg:height="0.08cm" draw:transform="rotate (1.5707963267949) translate (12.209cm 11.977cm)">
          <text:p/>
        </draw:circle>
        <draw:circle draw:style-name="gr2" draw:text-style-name="P2" draw:layer="perçages" svg:width="0.08cm" svg:height="0.08cm" draw:transform="rotate (1.5707963267949) translate (12.209cm 11.723cm)">
          <text:p/>
        </draw:circle>
        <draw:circle draw:style-name="gr2" draw:text-style-name="P2" draw:layer="perçages" svg:width="0.08cm" svg:height="0.08cm" draw:transform="rotate (1.5707963267949) translate (12.209cm 11.469cm)">
          <text:p/>
        </draw:circle>
        <draw:circle draw:style-name="gr2" draw:text-style-name="P2" draw:layer="perçages" svg:width="0.08cm" svg:height="0.08cm" draw:transform="rotate (1.5707963267949) translate (12.209cm 14.771cm)">
          <text:p/>
        </draw:circle>
        <draw:circle draw:style-name="gr2" draw:text-style-name="P2" draw:layer="perçages" svg:width="0.08cm" svg:height="0.08cm" draw:transform="rotate (1.5707963267949) translate (12.209cm 14.517cm)">
          <text:p/>
        </draw:circle>
        <draw:circle draw:style-name="gr2" draw:text-style-name="P2" draw:layer="perçages" svg:width="0.08cm" svg:height="0.08cm" draw:transform="rotate (1.5707963267949) translate (12.209cm 14.263cm)">
          <text:p/>
        </draw:circle>
        <draw:circle draw:style-name="gr2" draw:text-style-name="P2" draw:layer="perçages" svg:width="0.08cm" svg:height="0.08cm" draw:transform="rotate (1.5707963267949) translate (12.209cm 14.009cm)">
          <text:p/>
        </draw:circle>
        <draw:circle draw:style-name="gr2" draw:text-style-name="P2" draw:layer="perçages" svg:width="0.08cm" svg:height="0.08cm" draw:transform="rotate (1.5707963267949) translate (12.209cm 13.755cm)">
          <text:p/>
        </draw:circle>
        <draw:circle draw:style-name="gr2" draw:text-style-name="P2" draw:layer="perçages" svg:width="0.08cm" svg:height="0.08cm" draw:transform="rotate (1.5707963267949) translate (12.209cm 13.501cm)">
          <text:p/>
        </draw:circle>
        <draw:circle draw:style-name="gr2" draw:text-style-name="P2" draw:layer="perçages" svg:width="0.08cm" svg:height="0.08cm" draw:transform="rotate (1.5707963267949) translate (12.209cm 13.247cm)">
          <text:p/>
        </draw:circle>
        <draw:circle draw:style-name="gr2" draw:text-style-name="P2" draw:layer="perçages" svg:width="0.08cm" svg:height="0.08cm" draw:transform="rotate (1.5707963267949) translate (12.209cm 12.993cm)">
          <text:p/>
        </draw:circle>
        <draw:circle draw:style-name="gr2" draw:text-style-name="P2" draw:layer="perçages" svg:width="0.08cm" svg:height="0.08cm" draw:transform="rotate (1.5707963267949) translate (12.209cm 12.739cm)">
          <text:p/>
        </draw:circle>
        <draw:circle draw:style-name="gr2" draw:text-style-name="P2" draw:layer="perçages" svg:width="0.08cm" svg:height="0.08cm" draw:transform="rotate (1.5707963267949) translate (12.209cm 12.485cm)">
          <text:p/>
        </draw:circle>
        <draw:circle draw:style-name="gr2" draw:text-style-name="P2" draw:layer="perçages" svg:width="0.08cm" svg:height="0.08cm" draw:transform="rotate (1.5707963267949) translate (12.209cm 12.231cm)">
          <text:p/>
        </draw:circle>
        <draw:circle draw:style-name="gr2" draw:text-style-name="P2" draw:layer="perçages" svg:width="0.08cm" svg:height="0.08cm" draw:transform="rotate (1.5707963267949) translate (12.209cm 11.977cm)">
          <text:p/>
        </draw:circle>
        <draw:circle draw:style-name="gr2" draw:text-style-name="P2" draw:layer="perçages" svg:width="0.08cm" svg:height="0.08cm" draw:transform="rotate (1.5707963267949) translate (12.209cm 11.723cm)">
          <text:p/>
        </draw:circle>
        <draw:circle draw:style-name="gr2" draw:text-style-name="P2" draw:layer="perçages" svg:width="0.08cm" svg:height="0.08cm" draw:transform="rotate (1.5707963267949) translate (12.209cm 11.469cm)">
          <text:p/>
        </draw:circle>
        <draw:circle draw:style-name="gr2" draw:text-style-name="P2" draw:layer="perçages" svg:width="0.08cm" svg:height="0.08cm" draw:transform="rotate (1.5707963267949) translate (12.463cm 14.771cm)">
          <text:p/>
        </draw:circle>
        <draw:circle draw:style-name="gr2" draw:text-style-name="P2" draw:layer="perçages" svg:width="0.08cm" svg:height="0.08cm" draw:transform="rotate (1.5707963267949) translate (12.463cm 14.517cm)">
          <text:p/>
        </draw:circle>
        <draw:circle draw:style-name="gr2" draw:text-style-name="P2" draw:layer="perçages" svg:width="0.08cm" svg:height="0.08cm" draw:transform="rotate (1.5707963267949) translate (12.463cm 14.263cm)">
          <text:p/>
        </draw:circle>
        <draw:circle draw:style-name="gr2" draw:text-style-name="P2" draw:layer="perçages" svg:width="0.08cm" svg:height="0.08cm" draw:transform="rotate (1.5707963267949) translate (12.463cm 14.009cm)">
          <text:p/>
        </draw:circle>
        <draw:circle draw:style-name="gr2" draw:text-style-name="P2" draw:layer="perçages" svg:width="0.08cm" svg:height="0.08cm" draw:transform="rotate (1.5707963267949) translate (12.463cm 13.755cm)">
          <text:p/>
        </draw:circle>
        <draw:circle draw:style-name="gr2" draw:text-style-name="P2" draw:layer="perçages" svg:width="0.08cm" svg:height="0.08cm" draw:transform="rotate (1.5707963267949) translate (12.463cm 13.501cm)">
          <text:p/>
        </draw:circle>
        <draw:circle draw:style-name="gr2" draw:text-style-name="P2" draw:layer="perçages" svg:width="0.08cm" svg:height="0.08cm" draw:transform="rotate (1.5707963267949) translate (12.463cm 13.247cm)">
          <text:p/>
        </draw:circle>
        <draw:circle draw:style-name="gr2" draw:text-style-name="P2" draw:layer="perçages" svg:width="0.08cm" svg:height="0.08cm" draw:transform="rotate (1.5707963267949) translate (12.463cm 12.993cm)">
          <text:p/>
        </draw:circle>
        <draw:circle draw:style-name="gr2" draw:text-style-name="P2" draw:layer="perçages" svg:width="0.08cm" svg:height="0.08cm" draw:transform="rotate (1.5707963267949) translate (12.463cm 12.739cm)">
          <text:p/>
        </draw:circle>
        <draw:circle draw:style-name="gr2" draw:text-style-name="P2" draw:layer="perçages" svg:width="0.08cm" svg:height="0.08cm" draw:transform="rotate (1.5707963267949) translate (12.463cm 12.485cm)">
          <text:p/>
        </draw:circle>
        <draw:circle draw:style-name="gr2" draw:text-style-name="P2" draw:layer="perçages" svg:width="0.08cm" svg:height="0.08cm" draw:transform="rotate (1.5707963267949) translate (12.463cm 12.231cm)">
          <text:p/>
        </draw:circle>
        <draw:circle draw:style-name="gr2" draw:text-style-name="P2" draw:layer="perçages" svg:width="0.08cm" svg:height="0.08cm" draw:transform="rotate (1.5707963267949) translate (12.463cm 11.977cm)">
          <text:p/>
        </draw:circle>
        <draw:circle draw:style-name="gr2" draw:text-style-name="P2" draw:layer="perçages" svg:width="0.08cm" svg:height="0.08cm" draw:transform="rotate (1.5707963267949) translate (12.463cm 11.723cm)">
          <text:p/>
        </draw:circle>
        <draw:circle draw:style-name="gr2" draw:text-style-name="P2" draw:layer="perçages" svg:width="0.08cm" svg:height="0.08cm" draw:transform="rotate (1.5707963267949) translate (12.463cm 11.469cm)">
          <text:p/>
        </draw:circle>
        <draw:circle draw:style-name="gr2" draw:text-style-name="P2" draw:layer="perçages" svg:width="0.08cm" svg:height="0.08cm" draw:transform="rotate (1.5707963267949) translate (12.717cm 14.771cm)">
          <text:p/>
        </draw:circle>
        <draw:circle draw:style-name="gr2" draw:text-style-name="P2" draw:layer="perçages" svg:width="0.08cm" svg:height="0.08cm" draw:transform="rotate (1.5707963267949) translate (12.717cm 14.517cm)">
          <text:p/>
        </draw:circle>
        <draw:circle draw:style-name="gr2" draw:text-style-name="P2" draw:layer="perçages" svg:width="0.08cm" svg:height="0.08cm" draw:transform="rotate (1.5707963267949) translate (12.717cm 14.263cm)">
          <text:p/>
        </draw:circle>
        <draw:circle draw:style-name="gr2" draw:text-style-name="P2" draw:layer="perçages" svg:width="0.08cm" svg:height="0.08cm" draw:transform="rotate (1.5707963267949) translate (12.717cm 14.009cm)">
          <text:p/>
        </draw:circle>
        <draw:circle draw:style-name="gr2" draw:text-style-name="P2" draw:layer="perçages" svg:width="0.08cm" svg:height="0.08cm" draw:transform="rotate (1.5707963267949) translate (12.717cm 13.755cm)">
          <text:p/>
        </draw:circle>
        <draw:circle draw:style-name="gr2" draw:text-style-name="P2" draw:layer="perçages" svg:width="0.08cm" svg:height="0.08cm" draw:transform="rotate (1.5707963267949) translate (12.717cm 13.501cm)">
          <text:p/>
        </draw:circle>
        <draw:circle draw:style-name="gr2" draw:text-style-name="P2" draw:layer="perçages" svg:width="0.08cm" svg:height="0.08cm" draw:transform="rotate (1.5707963267949) translate (12.717cm 13.247cm)">
          <text:p/>
        </draw:circle>
        <draw:circle draw:style-name="gr2" draw:text-style-name="P2" draw:layer="perçages" svg:width="0.08cm" svg:height="0.08cm" draw:transform="rotate (1.5707963267949) translate (12.717cm 12.993cm)">
          <text:p/>
        </draw:circle>
        <draw:circle draw:style-name="gr2" draw:text-style-name="P2" draw:layer="perçages" svg:width="0.08cm" svg:height="0.08cm" draw:transform="rotate (1.5707963267949) translate (12.717cm 12.739cm)">
          <text:p/>
        </draw:circle>
        <draw:circle draw:style-name="gr2" draw:text-style-name="P2" draw:layer="perçages" svg:width="0.08cm" svg:height="0.08cm" draw:transform="rotate (1.5707963267949) translate (12.717cm 12.485cm)">
          <text:p/>
        </draw:circle>
        <draw:circle draw:style-name="gr2" draw:text-style-name="P2" draw:layer="perçages" svg:width="0.08cm" svg:height="0.08cm" draw:transform="rotate (1.5707963267949) translate (12.717cm 12.231cm)">
          <text:p/>
        </draw:circle>
        <draw:circle draw:style-name="gr2" draw:text-style-name="P2" draw:layer="perçages" svg:width="0.08cm" svg:height="0.08cm" draw:transform="rotate (1.5707963267949) translate (12.717cm 11.977cm)">
          <text:p/>
        </draw:circle>
        <draw:circle draw:style-name="gr2" draw:text-style-name="P2" draw:layer="perçages" svg:width="0.08cm" svg:height="0.08cm" draw:transform="rotate (1.5707963267949) translate (12.717cm 11.723cm)">
          <text:p/>
        </draw:circle>
        <draw:circle draw:style-name="gr2" draw:text-style-name="P2" draw:layer="perçages" svg:width="0.08cm" svg:height="0.08cm" draw:transform="rotate (1.5707963267949) translate (12.717cm 11.469cm)">
          <text:p/>
        </draw:circle>
        <draw:circle draw:style-name="gr2" draw:text-style-name="P2" draw:layer="perçages" svg:width="0.08cm" svg:height="0.08cm" draw:transform="rotate (1.5707963267949) translate (12.971cm 14.771cm)">
          <text:p/>
        </draw:circle>
        <draw:circle draw:style-name="gr2" draw:text-style-name="P2" draw:layer="perçages" svg:width="0.08cm" svg:height="0.08cm" draw:transform="rotate (1.5707963267949) translate (12.971cm 14.517cm)">
          <text:p/>
        </draw:circle>
        <draw:circle draw:style-name="gr2" draw:text-style-name="P2" draw:layer="perçages" svg:width="0.08cm" svg:height="0.08cm" draw:transform="rotate (1.5707963267949) translate (12.971cm 14.263cm)">
          <text:p/>
        </draw:circle>
        <draw:circle draw:style-name="gr2" draw:text-style-name="P2" draw:layer="perçages" svg:width="0.08cm" svg:height="0.08cm" draw:transform="rotate (1.5707963267949) translate (12.971cm 14.009cm)">
          <text:p/>
        </draw:circle>
        <draw:circle draw:style-name="gr2" draw:text-style-name="P2" draw:layer="perçages" svg:width="0.08cm" svg:height="0.08cm" draw:transform="rotate (1.5707963267949) translate (12.971cm 13.755cm)">
          <text:p/>
        </draw:circle>
        <draw:circle draw:style-name="gr2" draw:text-style-name="P2" draw:layer="perçages" svg:width="0.08cm" svg:height="0.08cm" draw:transform="rotate (1.5707963267949) translate (12.971cm 13.501cm)">
          <text:p/>
        </draw:circle>
        <draw:circle draw:style-name="gr2" draw:text-style-name="P2" draw:layer="perçages" svg:width="0.08cm" svg:height="0.08cm" draw:transform="rotate (1.5707963267949) translate (12.971cm 13.247cm)">
          <text:p/>
        </draw:circle>
        <draw:circle draw:style-name="gr2" draw:text-style-name="P2" draw:layer="perçages" svg:width="0.08cm" svg:height="0.08cm" draw:transform="rotate (1.5707963267949) translate (12.971cm 12.993cm)">
          <text:p/>
        </draw:circle>
        <draw:circle draw:style-name="gr2" draw:text-style-name="P2" draw:layer="perçages" svg:width="0.08cm" svg:height="0.08cm" draw:transform="rotate (1.5707963267949) translate (12.971cm 12.739cm)">
          <text:p/>
        </draw:circle>
        <draw:circle draw:style-name="gr2" draw:text-style-name="P2" draw:layer="perçages" svg:width="0.08cm" svg:height="0.08cm" draw:transform="rotate (1.5707963267949) translate (12.971cm 12.485cm)">
          <text:p/>
        </draw:circle>
        <draw:circle draw:style-name="gr2" draw:text-style-name="P2" draw:layer="perçages" svg:width="0.08cm" svg:height="0.08cm" draw:transform="rotate (1.5707963267949) translate (12.971cm 12.231cm)">
          <text:p/>
        </draw:circle>
        <draw:circle draw:style-name="gr2" draw:text-style-name="P2" draw:layer="perçages" svg:width="0.08cm" svg:height="0.08cm" draw:transform="rotate (1.5707963267949) translate (12.971cm 11.977cm)">
          <text:p/>
        </draw:circle>
        <draw:circle draw:style-name="gr2" draw:text-style-name="P2" draw:layer="perçages" svg:width="0.08cm" svg:height="0.08cm" draw:transform="rotate (1.5707963267949) translate (12.971cm 11.723cm)">
          <text:p/>
        </draw:circle>
        <draw:circle draw:style-name="gr2" draw:text-style-name="P2" draw:layer="perçages" svg:width="0.08cm" svg:height="0.08cm" draw:transform="rotate (1.5707963267949) translate (12.971cm 11.469cm)">
          <text:p/>
        </draw:circle>
        <draw:circle draw:style-name="gr2" draw:text-style-name="P2" draw:layer="perçages" svg:width="0.08cm" svg:height="0.08cm" draw:transform="rotate (1.5707963267949) translate (13.225cm 14.771cm)">
          <text:p/>
        </draw:circle>
        <draw:circle draw:style-name="gr2" draw:text-style-name="P2" draw:layer="perçages" svg:width="0.08cm" svg:height="0.08cm" draw:transform="rotate (1.5707963267949) translate (13.225cm 14.517cm)">
          <text:p/>
        </draw:circle>
        <draw:circle draw:style-name="gr2" draw:text-style-name="P2" draw:layer="perçages" svg:width="0.08cm" svg:height="0.08cm" draw:transform="rotate (1.5707963267949) translate (13.225cm 14.263cm)">
          <text:p/>
        </draw:circle>
        <draw:circle draw:style-name="gr2" draw:text-style-name="P2" draw:layer="perçages" svg:width="0.08cm" svg:height="0.08cm" draw:transform="rotate (1.5707963267949) translate (13.225cm 14.009cm)">
          <text:p/>
        </draw:circle>
        <draw:circle draw:style-name="gr2" draw:text-style-name="P2" draw:layer="perçages" svg:width="0.08cm" svg:height="0.08cm" draw:transform="rotate (1.5707963267949) translate (13.225cm 13.755cm)">
          <text:p/>
        </draw:circle>
        <draw:circle draw:style-name="gr2" draw:text-style-name="P2" draw:layer="perçages" svg:width="0.08cm" svg:height="0.08cm" draw:transform="rotate (1.5707963267949) translate (13.225cm 13.501cm)">
          <text:p/>
        </draw:circle>
        <draw:circle draw:style-name="gr2" draw:text-style-name="P2" draw:layer="perçages" svg:width="0.08cm" svg:height="0.08cm" draw:transform="rotate (1.5707963267949) translate (13.225cm 13.247cm)">
          <text:p/>
        </draw:circle>
        <draw:circle draw:style-name="gr2" draw:text-style-name="P2" draw:layer="perçages" svg:width="0.08cm" svg:height="0.08cm" draw:transform="rotate (1.5707963267949) translate (13.225cm 12.993cm)">
          <text:p/>
        </draw:circle>
        <draw:circle draw:style-name="gr2" draw:text-style-name="P2" draw:layer="perçages" svg:width="0.08cm" svg:height="0.08cm" draw:transform="rotate (1.5707963267949) translate (13.225cm 12.739cm)">
          <text:p/>
        </draw:circle>
        <draw:circle draw:style-name="gr2" draw:text-style-name="P2" draw:layer="perçages" svg:width="0.08cm" svg:height="0.08cm" draw:transform="rotate (1.5707963267949) translate (13.225cm 12.485cm)">
          <text:p/>
        </draw:circle>
        <draw:circle draw:style-name="gr2" draw:text-style-name="P2" draw:layer="perçages" svg:width="0.08cm" svg:height="0.08cm" draw:transform="rotate (1.5707963267949) translate (13.225cm 12.231cm)">
          <text:p/>
        </draw:circle>
        <draw:circle draw:style-name="gr2" draw:text-style-name="P2" draw:layer="perçages" svg:width="0.08cm" svg:height="0.08cm" draw:transform="rotate (1.5707963267949) translate (13.225cm 11.977cm)">
          <text:p/>
        </draw:circle>
        <draw:circle draw:style-name="gr2" draw:text-style-name="P2" draw:layer="perçages" svg:width="0.08cm" svg:height="0.08cm" draw:transform="rotate (1.5707963267949) translate (13.225cm 11.723cm)">
          <text:p/>
        </draw:circle>
        <draw:circle draw:style-name="gr2" draw:text-style-name="P2" draw:layer="perçages" svg:width="0.08cm" svg:height="0.08cm" draw:transform="rotate (1.5707963267949) translate (13.225cm 11.469cm)">
          <text:p/>
        </draw:circle>
        <draw:circle draw:style-name="gr2" draw:text-style-name="P2" draw:layer="perçages" svg:width="0.08cm" svg:height="0.08cm" draw:transform="rotate (1.5707963267949) translate (13.479cm 14.771cm)">
          <text:p/>
        </draw:circle>
        <draw:circle draw:style-name="gr2" draw:text-style-name="P2" draw:layer="perçages" svg:width="0.08cm" svg:height="0.08cm" draw:transform="rotate (1.5707963267949) translate (13.479cm 14.517cm)">
          <text:p/>
        </draw:circle>
        <draw:circle draw:style-name="gr2" draw:text-style-name="P2" draw:layer="perçages" svg:width="0.08cm" svg:height="0.08cm" draw:transform="rotate (1.5707963267949) translate (13.479cm 14.263cm)">
          <text:p/>
        </draw:circle>
        <draw:circle draw:style-name="gr2" draw:text-style-name="P2" draw:layer="perçages" svg:width="0.08cm" svg:height="0.08cm" draw:transform="rotate (1.5707963267949) translate (13.479cm 14.009cm)">
          <text:p/>
        </draw:circle>
        <draw:circle draw:style-name="gr2" draw:text-style-name="P2" draw:layer="perçages" svg:width="0.08cm" svg:height="0.08cm" draw:transform="rotate (1.5707963267949) translate (13.479cm 13.755cm)">
          <text:p/>
        </draw:circle>
        <draw:circle draw:style-name="gr2" draw:text-style-name="P2" draw:layer="perçages" svg:width="0.08cm" svg:height="0.08cm" draw:transform="rotate (1.5707963267949) translate (13.479cm 13.501cm)">
          <text:p/>
        </draw:circle>
        <draw:circle draw:style-name="gr2" draw:text-style-name="P2" draw:layer="perçages" svg:width="0.08cm" svg:height="0.08cm" draw:transform="rotate (1.5707963267949) translate (13.479cm 13.247cm)">
          <text:p/>
        </draw:circle>
        <draw:circle draw:style-name="gr2" draw:text-style-name="P2" draw:layer="perçages" svg:width="0.08cm" svg:height="0.08cm" draw:transform="rotate (1.5707963267949) translate (13.479cm 12.993cm)">
          <text:p/>
        </draw:circle>
        <draw:circle draw:style-name="gr2" draw:text-style-name="P2" draw:layer="perçages" svg:width="0.08cm" svg:height="0.08cm" draw:transform="rotate (1.5707963267949) translate (13.479cm 12.739cm)">
          <text:p/>
        </draw:circle>
        <draw:circle draw:style-name="gr2" draw:text-style-name="P2" draw:layer="perçages" svg:width="0.08cm" svg:height="0.08cm" draw:transform="rotate (1.5707963267949) translate (13.479cm 12.485cm)">
          <text:p/>
        </draw:circle>
        <draw:circle draw:style-name="gr2" draw:text-style-name="P2" draw:layer="perçages" svg:width="0.08cm" svg:height="0.08cm" draw:transform="rotate (1.5707963267949) translate (13.479cm 12.231cm)">
          <text:p/>
        </draw:circle>
        <draw:circle draw:style-name="gr2" draw:text-style-name="P2" draw:layer="perçages" svg:width="0.08cm" svg:height="0.08cm" draw:transform="rotate (1.5707963267949) translate (13.479cm 11.977cm)">
          <text:p/>
        </draw:circle>
        <draw:circle draw:style-name="gr2" draw:text-style-name="P2" draw:layer="perçages" svg:width="0.08cm" svg:height="0.08cm" draw:transform="rotate (1.5707963267949) translate (13.479cm 11.723cm)">
          <text:p/>
        </draw:circle>
        <draw:circle draw:style-name="gr2" draw:text-style-name="P2" draw:layer="perçages" svg:width="0.08cm" svg:height="0.08cm" draw:transform="rotate (1.5707963267949) translate (13.479cm 11.469cm)">
          <text:p/>
        </draw:circle>
        <draw:circle draw:style-name="gr2" draw:text-style-name="P2" draw:layer="perçages" svg:width="0.08cm" svg:height="0.08cm" draw:transform="rotate (1.5707963267949) translate (13.479cm 14.771cm)">
          <text:p/>
        </draw:circle>
        <draw:circle draw:style-name="gr2" draw:text-style-name="P2" draw:layer="perçages" svg:width="0.08cm" svg:height="0.08cm" draw:transform="rotate (1.5707963267949) translate (13.479cm 14.517cm)">
          <text:p/>
        </draw:circle>
        <draw:circle draw:style-name="gr2" draw:text-style-name="P2" draw:layer="perçages" svg:width="0.08cm" svg:height="0.08cm" draw:transform="rotate (1.5707963267949) translate (13.479cm 14.263cm)">
          <text:p/>
        </draw:circle>
        <draw:circle draw:style-name="gr2" draw:text-style-name="P2" draw:layer="perçages" svg:width="0.08cm" svg:height="0.08cm" draw:transform="rotate (1.5707963267949) translate (13.479cm 14.009cm)">
          <text:p/>
        </draw:circle>
        <draw:circle draw:style-name="gr2" draw:text-style-name="P2" draw:layer="perçages" svg:width="0.08cm" svg:height="0.08cm" draw:transform="rotate (1.5707963267949) translate (13.479cm 13.755cm)">
          <text:p/>
        </draw:circle>
        <draw:circle draw:style-name="gr2" draw:text-style-name="P2" draw:layer="perçages" svg:width="0.08cm" svg:height="0.08cm" draw:transform="rotate (1.5707963267949) translate (13.479cm 13.501cm)">
          <text:p/>
        </draw:circle>
        <draw:circle draw:style-name="gr2" draw:text-style-name="P2" draw:layer="perçages" svg:width="0.08cm" svg:height="0.08cm" draw:transform="rotate (1.5707963267949) translate (13.479cm 13.247cm)">
          <text:p/>
        </draw:circle>
        <draw:circle draw:style-name="gr2" draw:text-style-name="P2" draw:layer="perçages" svg:width="0.08cm" svg:height="0.08cm" draw:transform="rotate (1.5707963267949) translate (13.479cm 12.993cm)">
          <text:p/>
        </draw:circle>
        <draw:circle draw:style-name="gr2" draw:text-style-name="P2" draw:layer="perçages" svg:width="0.08cm" svg:height="0.08cm" draw:transform="rotate (1.5707963267949) translate (13.479cm 12.739cm)">
          <text:p/>
        </draw:circle>
        <draw:circle draw:style-name="gr2" draw:text-style-name="P2" draw:layer="perçages" svg:width="0.08cm" svg:height="0.08cm" draw:transform="rotate (1.5707963267949) translate (13.479cm 12.485cm)">
          <text:p/>
        </draw:circle>
        <draw:circle draw:style-name="gr2" draw:text-style-name="P2" draw:layer="perçages" svg:width="0.08cm" svg:height="0.08cm" draw:transform="rotate (1.5707963267949) translate (13.479cm 12.231cm)">
          <text:p/>
        </draw:circle>
        <draw:circle draw:style-name="gr2" draw:text-style-name="P2" draw:layer="perçages" svg:width="0.08cm" svg:height="0.08cm" draw:transform="rotate (1.5707963267949) translate (13.479cm 11.977cm)">
          <text:p/>
        </draw:circle>
        <draw:circle draw:style-name="gr2" draw:text-style-name="P2" draw:layer="perçages" svg:width="0.08cm" svg:height="0.08cm" draw:transform="rotate (1.5707963267949) translate (13.479cm 11.723cm)">
          <text:p/>
        </draw:circle>
        <draw:circle draw:style-name="gr2" draw:text-style-name="P2" draw:layer="perçages" svg:width="0.08cm" svg:height="0.08cm" draw:transform="rotate (1.5707963267949) translate (13.479cm 11.469cm)">
          <text:p/>
        </draw:circle>
        <draw:circle draw:style-name="gr2" draw:text-style-name="P2" draw:layer="perçages" svg:width="0.08cm" svg:height="0.08cm" draw:transform="rotate (1.5707963267949) translate (13.733cm 14.771cm)">
          <text:p/>
        </draw:circle>
        <draw:circle draw:style-name="gr2" draw:text-style-name="P2" draw:layer="perçages" svg:width="0.08cm" svg:height="0.08cm" draw:transform="rotate (1.5707963267949) translate (13.733cm 14.517cm)">
          <text:p/>
        </draw:circle>
        <draw:circle draw:style-name="gr2" draw:text-style-name="P2" draw:layer="perçages" svg:width="0.08cm" svg:height="0.08cm" draw:transform="rotate (1.5707963267949) translate (13.733cm 14.263cm)">
          <text:p/>
        </draw:circle>
        <draw:circle draw:style-name="gr2" draw:text-style-name="P2" draw:layer="perçages" svg:width="0.08cm" svg:height="0.08cm" draw:transform="rotate (1.5707963267949) translate (13.733cm 14.009cm)">
          <text:p/>
        </draw:circle>
        <draw:circle draw:style-name="gr2" draw:text-style-name="P2" draw:layer="perçages" svg:width="0.08cm" svg:height="0.08cm" draw:transform="rotate (1.5707963267949) translate (13.733cm 13.755cm)">
          <text:p/>
        </draw:circle>
        <draw:circle draw:style-name="gr2" draw:text-style-name="P2" draw:layer="perçages" svg:width="0.08cm" svg:height="0.08cm" draw:transform="rotate (1.5707963267949) translate (13.733cm 13.501cm)">
          <text:p/>
        </draw:circle>
        <draw:circle draw:style-name="gr2" draw:text-style-name="P2" draw:layer="perçages" svg:width="0.08cm" svg:height="0.08cm" draw:transform="rotate (1.5707963267949) translate (13.733cm 13.247cm)">
          <text:p/>
        </draw:circle>
        <draw:circle draw:style-name="gr2" draw:text-style-name="P2" draw:layer="perçages" svg:width="0.08cm" svg:height="0.08cm" draw:transform="rotate (1.5707963267949) translate (13.733cm 12.993cm)">
          <text:p/>
        </draw:circle>
        <draw:circle draw:style-name="gr2" draw:text-style-name="P2" draw:layer="perçages" svg:width="0.08cm" svg:height="0.08cm" draw:transform="rotate (1.5707963267949) translate (13.733cm 12.739cm)">
          <text:p/>
        </draw:circle>
        <draw:circle draw:style-name="gr2" draw:text-style-name="P2" draw:layer="perçages" svg:width="0.08cm" svg:height="0.08cm" draw:transform="rotate (1.5707963267949) translate (13.733cm 12.485cm)">
          <text:p/>
        </draw:circle>
        <draw:circle draw:style-name="gr2" draw:text-style-name="P2" draw:layer="perçages" svg:width="0.08cm" svg:height="0.08cm" draw:transform="rotate (1.5707963267949) translate (13.733cm 12.231cm)">
          <text:p/>
        </draw:circle>
        <draw:circle draw:style-name="gr2" draw:text-style-name="P2" draw:layer="perçages" svg:width="0.08cm" svg:height="0.08cm" draw:transform="rotate (1.5707963267949) translate (13.733cm 11.977cm)">
          <text:p/>
        </draw:circle>
        <draw:circle draw:style-name="gr2" draw:text-style-name="P2" draw:layer="perçages" svg:width="0.08cm" svg:height="0.08cm" draw:transform="rotate (1.5707963267949) translate (13.733cm 11.723cm)">
          <text:p/>
        </draw:circle>
        <draw:circle draw:style-name="gr2" draw:text-style-name="P2" draw:layer="perçages" svg:width="0.08cm" svg:height="0.08cm" draw:transform="rotate (1.5707963267949) translate (13.733cm 11.469cm)">
          <text:p/>
        </draw:circle>
        <draw:circle draw:style-name="gr2" draw:text-style-name="P2" draw:layer="perçages" svg:width="0.08cm" svg:height="0.08cm" draw:transform="rotate (1.5707963267949) translate (13.987cm 14.771cm)">
          <text:p/>
        </draw:circle>
        <draw:circle draw:style-name="gr2" draw:text-style-name="P2" draw:layer="perçages" svg:width="0.08cm" svg:height="0.08cm" draw:transform="rotate (1.5707963267949) translate (13.987cm 14.517cm)">
          <text:p/>
        </draw:circle>
        <draw:circle draw:style-name="gr2" draw:text-style-name="P2" draw:layer="perçages" svg:width="0.08cm" svg:height="0.08cm" draw:transform="rotate (1.5707963267949) translate (13.987cm 14.263cm)">
          <text:p/>
        </draw:circle>
        <draw:circle draw:style-name="gr2" draw:text-style-name="P2" draw:layer="perçages" svg:width="0.08cm" svg:height="0.08cm" draw:transform="rotate (1.5707963267949) translate (13.987cm 14.009cm)">
          <text:p/>
        </draw:circle>
        <draw:circle draw:style-name="gr2" draw:text-style-name="P2" draw:layer="perçages" svg:width="0.08cm" svg:height="0.08cm" draw:transform="rotate (1.5707963267949) translate (13.987cm 13.755cm)">
          <text:p/>
        </draw:circle>
        <draw:circle draw:style-name="gr2" draw:text-style-name="P2" draw:layer="perçages" svg:width="0.08cm" svg:height="0.08cm" draw:transform="rotate (1.5707963267949) translate (13.987cm 13.501cm)">
          <text:p/>
        </draw:circle>
        <draw:circle draw:style-name="gr2" draw:text-style-name="P2" draw:layer="perçages" svg:width="0.08cm" svg:height="0.08cm" draw:transform="rotate (1.5707963267949) translate (13.987cm 13.247cm)">
          <text:p/>
        </draw:circle>
        <draw:circle draw:style-name="gr2" draw:text-style-name="P2" draw:layer="perçages" svg:width="0.08cm" svg:height="0.08cm" draw:transform="rotate (1.5707963267949) translate (13.987cm 12.993cm)">
          <text:p/>
        </draw:circle>
        <draw:circle draw:style-name="gr2" draw:text-style-name="P2" draw:layer="perçages" svg:width="0.08cm" svg:height="0.08cm" draw:transform="rotate (1.5707963267949) translate (13.987cm 12.739cm)">
          <text:p/>
        </draw:circle>
        <draw:circle draw:style-name="gr2" draw:text-style-name="P2" draw:layer="perçages" svg:width="0.08cm" svg:height="0.08cm" draw:transform="rotate (1.5707963267949) translate (13.987cm 12.485cm)">
          <text:p/>
        </draw:circle>
        <draw:circle draw:style-name="gr2" draw:text-style-name="P2" draw:layer="perçages" svg:width="0.08cm" svg:height="0.08cm" draw:transform="rotate (1.5707963267949) translate (13.987cm 12.231cm)">
          <text:p/>
        </draw:circle>
        <draw:circle draw:style-name="gr2" draw:text-style-name="P2" draw:layer="perçages" svg:width="0.08cm" svg:height="0.08cm" draw:transform="rotate (1.5707963267949) translate (13.987cm 11.977cm)">
          <text:p/>
        </draw:circle>
        <draw:circle draw:style-name="gr2" draw:text-style-name="P2" draw:layer="perçages" svg:width="0.08cm" svg:height="0.08cm" draw:transform="rotate (1.5707963267949) translate (13.987cm 11.723cm)">
          <text:p/>
        </draw:circle>
        <draw:circle draw:style-name="gr2" draw:text-style-name="P2" draw:layer="perçages" svg:width="0.08cm" svg:height="0.08cm" draw:transform="rotate (1.5707963267949) translate (13.987cm 11.469cm)">
          <text:p/>
        </draw:circle>
        <draw:circle draw:style-name="gr2" draw:text-style-name="P2" draw:layer="perçages" svg:width="0.08cm" svg:height="0.08cm" draw:transform="rotate (1.5707963267949) translate (14.241cm 14.771cm)">
          <text:p/>
        </draw:circle>
        <draw:circle draw:style-name="gr2" draw:text-style-name="P2" draw:layer="perçages" svg:width="0.08cm" svg:height="0.08cm" draw:transform="rotate (1.5707963267949) translate (14.241cm 14.517cm)">
          <text:p/>
        </draw:circle>
        <draw:circle draw:style-name="gr2" draw:text-style-name="P2" draw:layer="perçages" svg:width="0.08cm" svg:height="0.08cm" draw:transform="rotate (1.5707963267949) translate (14.241cm 14.263cm)">
          <text:p/>
        </draw:circle>
        <draw:circle draw:style-name="gr2" draw:text-style-name="P2" draw:layer="perçages" svg:width="0.08cm" svg:height="0.08cm" draw:transform="rotate (1.5707963267949) translate (14.241cm 14.009cm)">
          <text:p/>
        </draw:circle>
        <draw:circle draw:style-name="gr2" draw:text-style-name="P2" draw:layer="perçages" svg:width="0.08cm" svg:height="0.08cm" draw:transform="rotate (1.5707963267949) translate (14.241cm 13.755cm)">
          <text:p/>
        </draw:circle>
        <draw:circle draw:style-name="gr2" draw:text-style-name="P2" draw:layer="perçages" svg:width="0.08cm" svg:height="0.08cm" draw:transform="rotate (1.5707963267949) translate (14.241cm 13.501cm)">
          <text:p/>
        </draw:circle>
        <draw:circle draw:style-name="gr2" draw:text-style-name="P2" draw:layer="perçages" svg:width="0.08cm" svg:height="0.08cm" draw:transform="rotate (1.5707963267949) translate (14.241cm 13.247cm)">
          <text:p/>
        </draw:circle>
        <draw:circle draw:style-name="gr2" draw:text-style-name="P2" draw:layer="perçages" svg:width="0.08cm" svg:height="0.08cm" draw:transform="rotate (1.5707963267949) translate (14.241cm 12.993cm)">
          <text:p/>
        </draw:circle>
        <draw:circle draw:style-name="gr2" draw:text-style-name="P2" draw:layer="perçages" svg:width="0.08cm" svg:height="0.08cm" draw:transform="rotate (1.5707963267949) translate (14.241cm 12.739cm)">
          <text:p/>
        </draw:circle>
        <draw:circle draw:style-name="gr2" draw:text-style-name="P2" draw:layer="perçages" svg:width="0.08cm" svg:height="0.08cm" draw:transform="rotate (1.5707963267949) translate (14.241cm 12.485cm)">
          <text:p/>
        </draw:circle>
        <draw:circle draw:style-name="gr2" draw:text-style-name="P2" draw:layer="perçages" svg:width="0.08cm" svg:height="0.08cm" draw:transform="rotate (1.5707963267949) translate (14.241cm 12.231cm)">
          <text:p/>
        </draw:circle>
        <draw:circle draw:style-name="gr2" draw:text-style-name="P2" draw:layer="perçages" svg:width="0.08cm" svg:height="0.08cm" draw:transform="rotate (1.5707963267949) translate (14.241cm 11.977cm)">
          <text:p/>
        </draw:circle>
        <draw:circle draw:style-name="gr2" draw:text-style-name="P2" draw:layer="perçages" svg:width="0.08cm" svg:height="0.08cm" draw:transform="rotate (1.5707963267949) translate (14.241cm 11.723cm)">
          <text:p/>
        </draw:circle>
        <draw:circle draw:style-name="gr2" draw:text-style-name="P2" draw:layer="perçages" svg:width="0.08cm" svg:height="0.08cm" draw:transform="rotate (1.5707963267949) translate (14.241cm 11.469cm)">
          <text:p/>
        </draw:circle>
        <draw:circle draw:style-name="gr2" draw:text-style-name="P2" draw:layer="perçages" svg:width="0.08cm" svg:height="0.08cm" draw:transform="rotate (1.5707963267949) translate (14.495cm 14.771cm)">
          <text:p/>
        </draw:circle>
        <draw:circle draw:style-name="gr2" draw:text-style-name="P2" draw:layer="perçages" svg:width="0.08cm" svg:height="0.08cm" draw:transform="rotate (1.5707963267949) translate (14.495cm 14.517cm)">
          <text:p/>
        </draw:circle>
        <draw:circle draw:style-name="gr2" draw:text-style-name="P2" draw:layer="perçages" svg:width="0.08cm" svg:height="0.08cm" draw:transform="rotate (1.5707963267949) translate (14.495cm 14.263cm)">
          <text:p/>
        </draw:circle>
        <draw:circle draw:style-name="gr2" draw:text-style-name="P2" draw:layer="perçages" svg:width="0.08cm" svg:height="0.08cm" draw:transform="rotate (1.5707963267949) translate (14.495cm 14.009cm)">
          <text:p/>
        </draw:circle>
        <draw:circle draw:style-name="gr2" draw:text-style-name="P2" draw:layer="perçages" svg:width="0.08cm" svg:height="0.08cm" draw:transform="rotate (1.5707963267949) translate (14.495cm 13.755cm)">
          <text:p/>
        </draw:circle>
        <draw:circle draw:style-name="gr2" draw:text-style-name="P2" draw:layer="perçages" svg:width="0.08cm" svg:height="0.08cm" draw:transform="rotate (1.5707963267949) translate (14.495cm 13.501cm)">
          <text:p/>
        </draw:circle>
        <draw:circle draw:style-name="gr2" draw:text-style-name="P2" draw:layer="perçages" svg:width="0.08cm" svg:height="0.08cm" draw:transform="rotate (1.5707963267949) translate (14.495cm 13.247cm)">
          <text:p/>
        </draw:circle>
        <draw:circle draw:style-name="gr2" draw:text-style-name="P2" draw:layer="perçages" svg:width="0.08cm" svg:height="0.08cm" draw:transform="rotate (1.5707963267949) translate (14.495cm 12.993cm)">
          <text:p/>
        </draw:circle>
        <draw:circle draw:style-name="gr2" draw:text-style-name="P2" draw:layer="perçages" svg:width="0.08cm" svg:height="0.08cm" draw:transform="rotate (1.5707963267949) translate (14.495cm 12.739cm)">
          <text:p/>
        </draw:circle>
        <draw:circle draw:style-name="gr2" draw:text-style-name="P2" draw:layer="perçages" svg:width="0.08cm" svg:height="0.08cm" draw:transform="rotate (1.5707963267949) translate (14.495cm 12.485cm)">
          <text:p/>
        </draw:circle>
        <draw:circle draw:style-name="gr2" draw:text-style-name="P2" draw:layer="perçages" svg:width="0.08cm" svg:height="0.08cm" draw:transform="rotate (1.5707963267949) translate (14.495cm 12.231cm)">
          <text:p/>
        </draw:circle>
        <draw:circle draw:style-name="gr2" draw:text-style-name="P2" draw:layer="perçages" svg:width="0.08cm" svg:height="0.08cm" draw:transform="rotate (1.5707963267949) translate (14.495cm 11.977cm)">
          <text:p/>
        </draw:circle>
        <draw:circle draw:style-name="gr2" draw:text-style-name="P2" draw:layer="perçages" svg:width="0.08cm" svg:height="0.08cm" draw:transform="rotate (1.5707963267949) translate (14.495cm 11.723cm)">
          <text:p/>
        </draw:circle>
        <draw:circle draw:style-name="gr2" draw:text-style-name="P2" draw:layer="perçages" svg:width="0.08cm" svg:height="0.08cm" draw:transform="rotate (1.5707963267949) translate (14.495cm 11.469cm)">
          <text:p/>
        </draw:circle>
        <draw:circle draw:style-name="gr2" draw:text-style-name="P2" draw:layer="perçages" svg:width="0.08cm" svg:height="0.08cm" draw:transform="rotate (1.5707963267949) translate (14.749cm 14.771cm)">
          <text:p/>
        </draw:circle>
        <draw:circle draw:style-name="gr2" draw:text-style-name="P2" draw:layer="perçages" svg:width="0.08cm" svg:height="0.08cm" draw:transform="rotate (1.5707963267949) translate (14.749cm 14.517cm)">
          <text:p/>
        </draw:circle>
        <draw:circle draw:style-name="gr2" draw:text-style-name="P2" draw:layer="perçages" svg:width="0.08cm" svg:height="0.08cm" draw:transform="rotate (1.5707963267949) translate (14.749cm 14.263cm)">
          <text:p/>
        </draw:circle>
        <draw:circle draw:style-name="gr2" draw:text-style-name="P2" draw:layer="perçages" svg:width="0.08cm" svg:height="0.08cm" draw:transform="rotate (1.5707963267949) translate (14.749cm 14.009cm)">
          <text:p/>
        </draw:circle>
        <draw:circle draw:style-name="gr2" draw:text-style-name="P2" draw:layer="perçages" svg:width="0.08cm" svg:height="0.08cm" draw:transform="rotate (1.5707963267949) translate (14.749cm 13.755cm)">
          <text:p/>
        </draw:circle>
        <draw:circle draw:style-name="gr2" draw:text-style-name="P2" draw:layer="perçages" svg:width="0.08cm" svg:height="0.08cm" draw:transform="rotate (1.5707963267949) translate (14.749cm 13.501cm)">
          <text:p/>
        </draw:circle>
        <draw:circle draw:style-name="gr2" draw:text-style-name="P2" draw:layer="perçages" svg:width="0.08cm" svg:height="0.08cm" draw:transform="rotate (1.5707963267949) translate (14.749cm 13.247cm)">
          <text:p/>
        </draw:circle>
        <draw:circle draw:style-name="gr2" draw:text-style-name="P2" draw:layer="perçages" svg:width="0.08cm" svg:height="0.08cm" draw:transform="rotate (1.5707963267949) translate (14.749cm 12.993cm)">
          <text:p/>
        </draw:circle>
        <draw:circle draw:style-name="gr2" draw:text-style-name="P2" draw:layer="perçages" svg:width="0.08cm" svg:height="0.08cm" draw:transform="rotate (1.5707963267949) translate (14.749cm 12.739cm)">
          <text:p/>
        </draw:circle>
        <draw:circle draw:style-name="gr2" draw:text-style-name="P2" draw:layer="perçages" svg:width="0.08cm" svg:height="0.08cm" draw:transform="rotate (1.5707963267949) translate (14.749cm 12.485cm)">
          <text:p/>
        </draw:circle>
        <draw:circle draw:style-name="gr2" draw:text-style-name="P2" draw:layer="perçages" svg:width="0.08cm" svg:height="0.08cm" draw:transform="rotate (1.5707963267949) translate (14.749cm 12.231cm)">
          <text:p/>
        </draw:circle>
        <draw:circle draw:style-name="gr2" draw:text-style-name="P2" draw:layer="perçages" svg:width="0.08cm" svg:height="0.08cm" draw:transform="rotate (1.5707963267949) translate (14.749cm 11.977cm)">
          <text:p/>
        </draw:circle>
        <draw:circle draw:style-name="gr2" draw:text-style-name="P2" draw:layer="perçages" svg:width="0.08cm" svg:height="0.08cm" draw:transform="rotate (1.5707963267949) translate (14.749cm 11.723cm)">
          <text:p/>
        </draw:circle>
        <draw:circle draw:style-name="gr2" draw:text-style-name="P2" draw:layer="perçages" svg:width="0.08cm" svg:height="0.08cm" draw:transform="rotate (1.5707963267949) translate (14.749cm 11.469cm)">
          <text:p/>
        </draw:circle>
        <draw:circle draw:style-name="gr2" draw:text-style-name="P2" draw:layer="perçages" svg:width="0.08cm" svg:height="0.08cm" draw:transform="rotate (1.5707963267949) translate (14.749cm 14.771cm)">
          <text:p/>
        </draw:circle>
        <draw:circle draw:style-name="gr2" draw:text-style-name="P2" draw:layer="perçages" svg:width="0.08cm" svg:height="0.08cm" draw:transform="rotate (1.5707963267949) translate (14.749cm 14.517cm)">
          <text:p/>
        </draw:circle>
        <draw:circle draw:style-name="gr2" draw:text-style-name="P2" draw:layer="perçages" svg:width="0.08cm" svg:height="0.08cm" draw:transform="rotate (1.5707963267949) translate (14.749cm 14.263cm)">
          <text:p/>
        </draw:circle>
        <draw:circle draw:style-name="gr2" draw:text-style-name="P2" draw:layer="perçages" svg:width="0.08cm" svg:height="0.08cm" draw:transform="rotate (1.5707963267949) translate (14.749cm 14.009cm)">
          <text:p/>
        </draw:circle>
        <draw:circle draw:style-name="gr2" draw:text-style-name="P2" draw:layer="perçages" svg:width="0.08cm" svg:height="0.08cm" draw:transform="rotate (1.5707963267949) translate (14.749cm 13.755cm)">
          <text:p/>
        </draw:circle>
        <draw:circle draw:style-name="gr2" draw:text-style-name="P2" draw:layer="perçages" svg:width="0.08cm" svg:height="0.08cm" draw:transform="rotate (1.5707963267949) translate (14.749cm 13.501cm)">
          <text:p/>
        </draw:circle>
        <draw:circle draw:style-name="gr2" draw:text-style-name="P2" draw:layer="perçages" svg:width="0.08cm" svg:height="0.08cm" draw:transform="rotate (1.5707963267949) translate (14.749cm 13.247cm)">
          <text:p/>
        </draw:circle>
        <draw:circle draw:style-name="gr2" draw:text-style-name="P2" draw:layer="perçages" svg:width="0.08cm" svg:height="0.08cm" draw:transform="rotate (1.5707963267949) translate (14.749cm 12.993cm)">
          <text:p/>
        </draw:circle>
        <draw:circle draw:style-name="gr2" draw:text-style-name="P2" draw:layer="perçages" svg:width="0.08cm" svg:height="0.08cm" draw:transform="rotate (1.5707963267949) translate (14.749cm 12.739cm)">
          <text:p/>
        </draw:circle>
        <draw:circle draw:style-name="gr2" draw:text-style-name="P2" draw:layer="perçages" svg:width="0.08cm" svg:height="0.08cm" draw:transform="rotate (1.5707963267949) translate (14.749cm 12.485cm)">
          <text:p/>
        </draw:circle>
        <draw:circle draw:style-name="gr2" draw:text-style-name="P2" draw:layer="perçages" svg:width="0.08cm" svg:height="0.08cm" draw:transform="rotate (1.5707963267949) translate (14.749cm 12.231cm)">
          <text:p/>
        </draw:circle>
        <draw:circle draw:style-name="gr2" draw:text-style-name="P2" draw:layer="perçages" svg:width="0.08cm" svg:height="0.08cm" draw:transform="rotate (1.5707963267949) translate (14.749cm 11.977cm)">
          <text:p/>
        </draw:circle>
        <draw:circle draw:style-name="gr2" draw:text-style-name="P2" draw:layer="perçages" svg:width="0.08cm" svg:height="0.08cm" draw:transform="rotate (1.5707963267949) translate (14.749cm 11.723cm)">
          <text:p/>
        </draw:circle>
        <draw:circle draw:style-name="gr2" draw:text-style-name="P2" draw:layer="perçages" svg:width="0.08cm" svg:height="0.08cm" draw:transform="rotate (1.5707963267949) translate (14.749cm 11.469cm)">
          <text:p/>
        </draw:circle>
        <draw:circle draw:style-name="gr2" draw:text-style-name="P2" draw:layer="perçages" svg:width="0.08cm" svg:height="0.08cm" draw:transform="rotate (1.5707963267949) translate (15.003cm 14.771cm)">
          <text:p/>
        </draw:circle>
        <draw:circle draw:style-name="gr2" draw:text-style-name="P2" draw:layer="perçages" svg:width="0.08cm" svg:height="0.08cm" draw:transform="rotate (1.5707963267949) translate (15.003cm 14.517cm)">
          <text:p/>
        </draw:circle>
        <draw:circle draw:style-name="gr2" draw:text-style-name="P2" draw:layer="perçages" svg:width="0.08cm" svg:height="0.08cm" draw:transform="rotate (1.5707963267949) translate (15.003cm 14.263cm)">
          <text:p/>
        </draw:circle>
        <draw:circle draw:style-name="gr2" draw:text-style-name="P2" draw:layer="perçages" svg:width="0.08cm" svg:height="0.08cm" draw:transform="rotate (1.5707963267949) translate (15.003cm 14.009cm)">
          <text:p/>
        </draw:circle>
        <draw:circle draw:style-name="gr2" draw:text-style-name="P2" draw:layer="perçages" svg:width="0.08cm" svg:height="0.08cm" draw:transform="rotate (1.5707963267949) translate (15.003cm 13.755cm)">
          <text:p/>
        </draw:circle>
        <draw:circle draw:style-name="gr2" draw:text-style-name="P2" draw:layer="perçages" svg:width="0.08cm" svg:height="0.08cm" draw:transform="rotate (1.5707963267949) translate (15.003cm 13.501cm)">
          <text:p/>
        </draw:circle>
        <draw:circle draw:style-name="gr2" draw:text-style-name="P2" draw:layer="perçages" svg:width="0.08cm" svg:height="0.08cm" draw:transform="rotate (1.5707963267949) translate (15.003cm 13.247cm)">
          <text:p/>
        </draw:circle>
        <draw:circle draw:style-name="gr2" draw:text-style-name="P2" draw:layer="perçages" svg:width="0.08cm" svg:height="0.08cm" draw:transform="rotate (1.5707963267949) translate (15.003cm 12.993cm)">
          <text:p/>
        </draw:circle>
        <draw:circle draw:style-name="gr2" draw:text-style-name="P2" draw:layer="perçages" svg:width="0.08cm" svg:height="0.08cm" draw:transform="rotate (1.5707963267949) translate (15.003cm 12.739cm)">
          <text:p/>
        </draw:circle>
        <draw:circle draw:style-name="gr2" draw:text-style-name="P2" draw:layer="perçages" svg:width="0.08cm" svg:height="0.08cm" draw:transform="rotate (1.5707963267949) translate (15.003cm 12.485cm)">
          <text:p/>
        </draw:circle>
        <draw:circle draw:style-name="gr2" draw:text-style-name="P2" draw:layer="perçages" svg:width="0.08cm" svg:height="0.08cm" draw:transform="rotate (1.5707963267949) translate (15.003cm 12.231cm)">
          <text:p/>
        </draw:circle>
        <draw:circle draw:style-name="gr2" draw:text-style-name="P2" draw:layer="perçages" svg:width="0.08cm" svg:height="0.08cm" draw:transform="rotate (1.5707963267949) translate (15.003cm 11.977cm)">
          <text:p/>
        </draw:circle>
        <draw:circle draw:style-name="gr2" draw:text-style-name="P2" draw:layer="perçages" svg:width="0.08cm" svg:height="0.08cm" draw:transform="rotate (1.5707963267949) translate (15.003cm 11.723cm)">
          <text:p/>
        </draw:circle>
        <draw:circle draw:style-name="gr2" draw:text-style-name="P2" draw:layer="perçages" svg:width="0.08cm" svg:height="0.08cm" draw:transform="rotate (1.5707963267949) translate (15.003cm 11.469cm)">
          <text:p/>
        </draw:circle>
        <draw:circle draw:style-name="gr2" draw:text-style-name="P2" draw:layer="perçages" svg:width="0.08cm" svg:height="0.08cm" draw:transform="rotate (1.5707963267949) translate (15.257cm 14.771cm)">
          <text:p/>
        </draw:circle>
        <draw:circle draw:style-name="gr2" draw:text-style-name="P2" draw:layer="perçages" svg:width="0.08cm" svg:height="0.08cm" draw:transform="rotate (1.5707963267949) translate (15.257cm 14.517cm)">
          <text:p/>
        </draw:circle>
        <draw:circle draw:style-name="gr2" draw:text-style-name="P2" draw:layer="perçages" svg:width="0.08cm" svg:height="0.08cm" draw:transform="rotate (1.5707963267949) translate (15.257cm 14.263cm)">
          <text:p/>
        </draw:circle>
        <draw:circle draw:style-name="gr2" draw:text-style-name="P2" draw:layer="perçages" svg:width="0.08cm" svg:height="0.08cm" draw:transform="rotate (1.5707963267949) translate (15.257cm 14.009cm)">
          <text:p/>
        </draw:circle>
        <draw:circle draw:style-name="gr2" draw:text-style-name="P2" draw:layer="perçages" svg:width="0.08cm" svg:height="0.08cm" draw:transform="rotate (1.5707963267949) translate (15.257cm 13.755cm)">
          <text:p/>
        </draw:circle>
        <draw:circle draw:style-name="gr2" draw:text-style-name="P2" draw:layer="perçages" svg:width="0.08cm" svg:height="0.08cm" draw:transform="rotate (1.5707963267949) translate (15.257cm 13.501cm)">
          <text:p/>
        </draw:circle>
        <draw:circle draw:style-name="gr2" draw:text-style-name="P2" draw:layer="perçages" svg:width="0.08cm" svg:height="0.08cm" draw:transform="rotate (1.5707963267949) translate (15.257cm 13.247cm)">
          <text:p/>
        </draw:circle>
        <draw:circle draw:style-name="gr2" draw:text-style-name="P2" draw:layer="perçages" svg:width="0.08cm" svg:height="0.08cm" draw:transform="rotate (1.5707963267949) translate (15.257cm 12.993cm)">
          <text:p/>
        </draw:circle>
        <draw:circle draw:style-name="gr2" draw:text-style-name="P2" draw:layer="perçages" svg:width="0.08cm" svg:height="0.08cm" draw:transform="rotate (1.5707963267949) translate (15.257cm 12.739cm)">
          <text:p/>
        </draw:circle>
        <draw:circle draw:style-name="gr2" draw:text-style-name="P2" draw:layer="perçages" svg:width="0.08cm" svg:height="0.08cm" draw:transform="rotate (1.5707963267949) translate (15.257cm 12.485cm)">
          <text:p/>
        </draw:circle>
        <draw:circle draw:style-name="gr2" draw:text-style-name="P2" draw:layer="perçages" svg:width="0.08cm" svg:height="0.08cm" draw:transform="rotate (1.5707963267949) translate (15.257cm 12.231cm)">
          <text:p/>
        </draw:circle>
        <draw:circle draw:style-name="gr2" draw:text-style-name="P2" draw:layer="perçages" svg:width="0.08cm" svg:height="0.08cm" draw:transform="rotate (1.5707963267949) translate (15.257cm 11.977cm)">
          <text:p/>
        </draw:circle>
        <draw:circle draw:style-name="gr2" draw:text-style-name="P2" draw:layer="perçages" svg:width="0.08cm" svg:height="0.08cm" draw:transform="rotate (1.5707963267949) translate (15.257cm 11.723cm)">
          <text:p/>
        </draw:circle>
        <draw:circle draw:style-name="gr2" draw:text-style-name="P2" draw:layer="perçages" svg:width="0.08cm" svg:height="0.08cm" draw:transform="rotate (1.5707963267949) translate (15.257cm 11.469cm)">
          <text:p/>
        </draw:circle>
        <draw:circle draw:style-name="gr2" draw:text-style-name="P2" draw:layer="perçages" svg:width="0.08cm" svg:height="0.08cm" draw:transform="rotate (1.5707963267949) translate (15.511cm 14.771cm)">
          <text:p/>
        </draw:circle>
        <draw:circle draw:style-name="gr2" draw:text-style-name="P2" draw:layer="perçages" svg:width="0.08cm" svg:height="0.08cm" draw:transform="rotate (1.5707963267949) translate (15.511cm 14.517cm)">
          <text:p/>
        </draw:circle>
        <draw:circle draw:style-name="gr2" draw:text-style-name="P2" draw:layer="perçages" svg:width="0.08cm" svg:height="0.08cm" draw:transform="rotate (1.5707963267949) translate (15.511cm 14.263cm)">
          <text:p/>
        </draw:circle>
        <draw:circle draw:style-name="gr2" draw:text-style-name="P2" draw:layer="perçages" svg:width="0.08cm" svg:height="0.08cm" draw:transform="rotate (1.5707963267949) translate (15.511cm 14.009cm)">
          <text:p/>
        </draw:circle>
        <draw:circle draw:style-name="gr2" draw:text-style-name="P2" draw:layer="perçages" svg:width="0.08cm" svg:height="0.08cm" draw:transform="rotate (1.5707963267949) translate (15.511cm 13.755cm)">
          <text:p/>
        </draw:circle>
        <draw:circle draw:style-name="gr2" draw:text-style-name="P2" draw:layer="perçages" svg:width="0.08cm" svg:height="0.08cm" draw:transform="rotate (1.5707963267949) translate (15.511cm 13.501cm)">
          <text:p/>
        </draw:circle>
        <draw:circle draw:style-name="gr2" draw:text-style-name="P2" draw:layer="perçages" svg:width="0.08cm" svg:height="0.08cm" draw:transform="rotate (1.5707963267949) translate (15.511cm 13.247cm)">
          <text:p/>
        </draw:circle>
        <draw:circle draw:style-name="gr2" draw:text-style-name="P2" draw:layer="perçages" svg:width="0.08cm" svg:height="0.08cm" draw:transform="rotate (1.5707963267949) translate (15.511cm 12.993cm)">
          <text:p/>
        </draw:circle>
        <draw:circle draw:style-name="gr2" draw:text-style-name="P2" draw:layer="perçages" svg:width="0.08cm" svg:height="0.08cm" draw:transform="rotate (1.5707963267949) translate (15.511cm 12.739cm)">
          <text:p/>
        </draw:circle>
        <draw:circle draw:style-name="gr2" draw:text-style-name="P2" draw:layer="perçages" svg:width="0.08cm" svg:height="0.08cm" draw:transform="rotate (1.5707963267949) translate (15.511cm 12.485cm)">
          <text:p/>
        </draw:circle>
        <draw:circle draw:style-name="gr2" draw:text-style-name="P2" draw:layer="perçages" svg:width="0.08cm" svg:height="0.08cm" draw:transform="rotate (1.5707963267949) translate (15.511cm 12.231cm)">
          <text:p/>
        </draw:circle>
        <draw:circle draw:style-name="gr2" draw:text-style-name="P2" draw:layer="perçages" svg:width="0.08cm" svg:height="0.08cm" draw:transform="rotate (1.5707963267949) translate (15.511cm 11.977cm)">
          <text:p/>
        </draw:circle>
        <draw:circle draw:style-name="gr2" draw:text-style-name="P2" draw:layer="perçages" svg:width="0.08cm" svg:height="0.08cm" draw:transform="rotate (1.5707963267949) translate (15.511cm 11.723cm)">
          <text:p/>
        </draw:circle>
        <draw:circle draw:style-name="gr2" draw:text-style-name="P2" draw:layer="perçages" svg:width="0.08cm" svg:height="0.08cm" draw:transform="rotate (1.5707963267949) translate (15.511cm 11.469cm)">
          <text:p/>
        </draw:circle>
        <draw:circle draw:style-name="gr2" draw:text-style-name="P2" draw:layer="perçages" svg:width="0.08cm" svg:height="0.08cm" draw:transform="rotate (1.5707963267949) translate (15.765cm 14.771cm)">
          <text:p/>
        </draw:circle>
        <draw:circle draw:style-name="gr2" draw:text-style-name="P2" draw:layer="perçages" svg:width="0.08cm" svg:height="0.08cm" draw:transform="rotate (1.5707963267949) translate (15.765cm 14.517cm)">
          <text:p/>
        </draw:circle>
        <draw:circle draw:style-name="gr2" draw:text-style-name="P2" draw:layer="perçages" svg:width="0.08cm" svg:height="0.08cm" draw:transform="rotate (1.5707963267949) translate (15.765cm 14.263cm)">
          <text:p/>
        </draw:circle>
        <draw:circle draw:style-name="gr2" draw:text-style-name="P2" draw:layer="perçages" svg:width="0.08cm" svg:height="0.08cm" draw:transform="rotate (1.5707963267949) translate (15.765cm 14.009cm)">
          <text:p/>
        </draw:circle>
        <draw:circle draw:style-name="gr2" draw:text-style-name="P2" draw:layer="perçages" svg:width="0.08cm" svg:height="0.08cm" draw:transform="rotate (1.5707963267949) translate (15.765cm 13.755cm)">
          <text:p/>
        </draw:circle>
        <draw:circle draw:style-name="gr2" draw:text-style-name="P2" draw:layer="perçages" svg:width="0.08cm" svg:height="0.08cm" draw:transform="rotate (1.5707963267949) translate (15.765cm 13.501cm)">
          <text:p/>
        </draw:circle>
        <draw:circle draw:style-name="gr2" draw:text-style-name="P2" draw:layer="perçages" svg:width="0.08cm" svg:height="0.08cm" draw:transform="rotate (1.5707963267949) translate (15.765cm 13.247cm)">
          <text:p/>
        </draw:circle>
        <draw:circle draw:style-name="gr2" draw:text-style-name="P2" draw:layer="perçages" svg:width="0.08cm" svg:height="0.08cm" draw:transform="rotate (1.5707963267949) translate (15.765cm 12.993cm)">
          <text:p/>
        </draw:circle>
        <draw:circle draw:style-name="gr2" draw:text-style-name="P2" draw:layer="perçages" svg:width="0.08cm" svg:height="0.08cm" draw:transform="rotate (1.5707963267949) translate (15.765cm 12.739cm)">
          <text:p/>
        </draw:circle>
        <draw:circle draw:style-name="gr2" draw:text-style-name="P2" draw:layer="perçages" svg:width="0.08cm" svg:height="0.08cm" draw:transform="rotate (1.5707963267949) translate (15.765cm 12.485cm)">
          <text:p/>
        </draw:circle>
        <draw:circle draw:style-name="gr2" draw:text-style-name="P2" draw:layer="perçages" svg:width="0.08cm" svg:height="0.08cm" draw:transform="rotate (1.5707963267949) translate (15.765cm 12.231cm)">
          <text:p/>
        </draw:circle>
        <draw:circle draw:style-name="gr2" draw:text-style-name="P2" draw:layer="perçages" svg:width="0.08cm" svg:height="0.08cm" draw:transform="rotate (1.5707963267949) translate (15.765cm 11.977cm)">
          <text:p/>
        </draw:circle>
        <draw:circle draw:style-name="gr2" draw:text-style-name="P2" draw:layer="perçages" svg:width="0.08cm" svg:height="0.08cm" draw:transform="rotate (1.5707963267949) translate (15.765cm 11.723cm)">
          <text:p/>
        </draw:circle>
        <draw:circle draw:style-name="gr2" draw:text-style-name="P2" draw:layer="perçages" svg:width="0.08cm" svg:height="0.08cm" draw:transform="rotate (1.5707963267949) translate (15.765cm 11.469cm)">
          <text:p/>
        </draw:circle>
        <draw:circle draw:style-name="gr2" draw:text-style-name="P2" draw:layer="perçages" svg:width="0.08cm" svg:height="0.08cm" draw:transform="rotate (1.5707963267949) translate (16.019cm 14.771cm)">
          <text:p/>
        </draw:circle>
        <draw:circle draw:style-name="gr2" draw:text-style-name="P2" draw:layer="perçages" svg:width="0.08cm" svg:height="0.08cm" draw:transform="rotate (1.5707963267949) translate (16.019cm 14.517cm)">
          <text:p/>
        </draw:circle>
        <draw:circle draw:style-name="gr2" draw:text-style-name="P2" draw:layer="perçages" svg:width="0.08cm" svg:height="0.08cm" draw:transform="rotate (1.5707963267949) translate (16.019cm 14.263cm)">
          <text:p/>
        </draw:circle>
        <draw:circle draw:style-name="gr2" draw:text-style-name="P2" draw:layer="perçages" svg:width="0.08cm" svg:height="0.08cm" draw:transform="rotate (1.5707963267949) translate (16.019cm 14.009cm)">
          <text:p/>
        </draw:circle>
        <draw:circle draw:style-name="gr2" draw:text-style-name="P2" draw:layer="perçages" svg:width="0.08cm" svg:height="0.08cm" draw:transform="rotate (1.5707963267949) translate (16.019cm 13.755cm)">
          <text:p/>
        </draw:circle>
        <draw:circle draw:style-name="gr2" draw:text-style-name="P2" draw:layer="perçages" svg:width="0.08cm" svg:height="0.08cm" draw:transform="rotate (1.5707963267949) translate (16.019cm 13.501cm)">
          <text:p/>
        </draw:circle>
        <draw:circle draw:style-name="gr2" draw:text-style-name="P2" draw:layer="perçages" svg:width="0.08cm" svg:height="0.08cm" draw:transform="rotate (1.5707963267949) translate (16.019cm 13.247cm)">
          <text:p/>
        </draw:circle>
        <draw:circle draw:style-name="gr2" draw:text-style-name="P2" draw:layer="perçages" svg:width="0.08cm" svg:height="0.08cm" draw:transform="rotate (1.5707963267949) translate (16.019cm 12.993cm)">
          <text:p/>
        </draw:circle>
        <draw:circle draw:style-name="gr2" draw:text-style-name="P2" draw:layer="perçages" svg:width="0.08cm" svg:height="0.08cm" draw:transform="rotate (1.5707963267949) translate (16.019cm 12.739cm)">
          <text:p/>
        </draw:circle>
        <draw:circle draw:style-name="gr2" draw:text-style-name="P2" draw:layer="perçages" svg:width="0.08cm" svg:height="0.08cm" draw:transform="rotate (1.5707963267949) translate (16.019cm 12.485cm)">
          <text:p/>
        </draw:circle>
        <draw:circle draw:style-name="gr2" draw:text-style-name="P2" draw:layer="perçages" svg:width="0.08cm" svg:height="0.08cm" draw:transform="rotate (1.5707963267949) translate (16.019cm 12.231cm)">
          <text:p/>
        </draw:circle>
        <draw:circle draw:style-name="gr2" draw:text-style-name="P2" draw:layer="perçages" svg:width="0.08cm" svg:height="0.08cm" draw:transform="rotate (1.5707963267949) translate (16.019cm 11.977cm)">
          <text:p/>
        </draw:circle>
        <draw:circle draw:style-name="gr2" draw:text-style-name="P2" draw:layer="perçages" svg:width="0.08cm" svg:height="0.08cm" draw:transform="rotate (1.5707963267949) translate (16.019cm 11.723cm)">
          <text:p/>
        </draw:circle>
        <draw:circle draw:style-name="gr2" draw:text-style-name="P2" draw:layer="perçages" svg:width="0.08cm" svg:height="0.08cm" draw:transform="rotate (1.5707963267949) translate (16.019cm 11.469cm)">
          <text:p/>
        </draw:circle>
        <draw:circle draw:style-name="gr2" draw:text-style-name="P2" draw:layer="perçages" svg:width="0.08cm" svg:height="0.08cm" draw:transform="rotate (1.5707963267949) translate (16.019cm 14.771cm)">
          <text:p/>
        </draw:circle>
        <draw:circle draw:style-name="gr2" draw:text-style-name="P2" draw:layer="perçages" svg:width="0.08cm" svg:height="0.08cm" draw:transform="rotate (1.5707963267949) translate (16.019cm 14.517cm)">
          <text:p/>
        </draw:circle>
        <draw:circle draw:style-name="gr2" draw:text-style-name="P2" draw:layer="perçages" svg:width="0.08cm" svg:height="0.08cm" draw:transform="rotate (1.5707963267949) translate (16.019cm 14.263cm)">
          <text:p/>
        </draw:circle>
        <draw:circle draw:style-name="gr2" draw:text-style-name="P2" draw:layer="perçages" svg:width="0.08cm" svg:height="0.08cm" draw:transform="rotate (1.5707963267949) translate (16.019cm 14.009cm)">
          <text:p/>
        </draw:circle>
        <draw:circle draw:style-name="gr2" draw:text-style-name="P2" draw:layer="perçages" svg:width="0.08cm" svg:height="0.08cm" draw:transform="rotate (1.5707963267949) translate (16.019cm 13.755cm)">
          <text:p/>
        </draw:circle>
        <draw:circle draw:style-name="gr2" draw:text-style-name="P2" draw:layer="perçages" svg:width="0.08cm" svg:height="0.08cm" draw:transform="rotate (1.5707963267949) translate (16.019cm 13.501cm)">
          <text:p/>
        </draw:circle>
        <draw:circle draw:style-name="gr2" draw:text-style-name="P2" draw:layer="perçages" svg:width="0.08cm" svg:height="0.08cm" draw:transform="rotate (1.5707963267949) translate (16.019cm 13.247cm)">
          <text:p/>
        </draw:circle>
        <draw:circle draw:style-name="gr2" draw:text-style-name="P2" draw:layer="perçages" svg:width="0.08cm" svg:height="0.08cm" draw:transform="rotate (1.5707963267949) translate (16.019cm 12.993cm)">
          <text:p/>
        </draw:circle>
        <draw:circle draw:style-name="gr2" draw:text-style-name="P2" draw:layer="perçages" svg:width="0.08cm" svg:height="0.08cm" draw:transform="rotate (1.5707963267949) translate (16.019cm 12.739cm)">
          <text:p/>
        </draw:circle>
        <draw:circle draw:style-name="gr2" draw:text-style-name="P2" draw:layer="perçages" svg:width="0.08cm" svg:height="0.08cm" draw:transform="rotate (1.5707963267949) translate (16.019cm 12.485cm)">
          <text:p/>
        </draw:circle>
        <draw:circle draw:style-name="gr2" draw:text-style-name="P2" draw:layer="perçages" svg:width="0.08cm" svg:height="0.08cm" draw:transform="rotate (1.5707963267949) translate (16.019cm 12.231cm)">
          <text:p/>
        </draw:circle>
        <draw:circle draw:style-name="gr2" draw:text-style-name="P2" draw:layer="perçages" svg:width="0.08cm" svg:height="0.08cm" draw:transform="rotate (1.5707963267949) translate (16.019cm 11.977cm)">
          <text:p/>
        </draw:circle>
        <draw:line draw:style-name="gr4" draw:text-style-name="P2" draw:layer="coupures" svg:x1="12.424cm" svg:y1="12.699cm" svg:x2="16.168cm" svg:y2="12.693cm">
          <text:p/>
        </draw:line>
        <draw:circle draw:style-name="gr2" draw:text-style-name="P2" draw:layer="perçages" svg:width="0.08cm" svg:height="0.08cm" draw:transform="rotate (1.5707963267949) translate (16.019cm 11.723cm)">
          <text:p/>
        </draw:circle>
        <draw:circle draw:style-name="gr2" draw:text-style-name="P2" draw:layer="perçages" svg:width="0.08cm" svg:height="0.08cm" draw:transform="rotate (1.5707963267949) translate (16.019cm 11.469cm)">
          <text:p/>
        </draw:circle>
        <draw:g>
          <draw:custom-shape draw:style-name="gr5" draw:text-style-name="P4" draw:layer="composants" svg:width="1.85cm" svg:height="4.32cm" draw:transform="rotate (1.5707963267949) translate (12.115cm 13.63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draw:layer="composants" svg:width="0.08cm" svg:height="0.08cm" draw:transform="rotate (1.5707963267949) translate (12.467cm 13.50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composants" svg:width="0.08cm" svg:height="0.08cm" draw:transform="rotate (1.5707963267949) translate (12.721cm 13.50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composants" svg:width="0.08cm" svg:height="0.08cm" draw:transform="rotate (1.5707963267949) translate (12.975cm 13.50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composants" svg:width="0.08cm" svg:height="0.08cm" draw:transform="rotate (1.5707963267949) translate (13.23cm 13.50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composants" svg:width="0.08cm" svg:height="0.08cm" draw:transform="rotate (1.5707963267949) translate (13.484cm 13.50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composants" svg:width="0.08cm" svg:height="0.08cm" draw:transform="rotate (1.5707963267949) translate (13.738cm 13.50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composants" svg:width="0.08cm" svg:height="0.08cm" draw:transform="rotate (1.5707963267949) translate (13.992cm 13.50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composants" svg:width="0.08cm" svg:height="0.08cm" draw:transform="rotate (1.5707963267949) translate (14.246cm 13.50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composants" svg:width="0.08cm" svg:height="0.08cm" draw:transform="rotate (1.5707963267949) translate (14.501cm 13.50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composants" svg:width="0.08cm" svg:height="0.08cm" draw:transform="rotate (1.5707963267949) translate (14.755cm 13.50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composants" svg:width="0.08cm" svg:height="0.08cm" draw:transform="rotate (1.5707963267949) translate (15.009cm 13.50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composants" svg:width="0.08cm" svg:height="0.08cm" draw:transform="rotate (1.5707963267949) translate (15.263cm 13.50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composants" svg:width="0.08cm" svg:height="0.08cm" draw:transform="rotate (1.5707963267949) translate (15.518cm 13.50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composants" svg:width="0.08cm" svg:height="0.08cm" draw:transform="rotate (1.5707963267949) translate (15.772cm 13.50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composants" svg:width="0.08cm" svg:height="0.08cm" draw:transform="rotate (1.5707963267949) translate (16.024cm 13.50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composants" svg:width="0.08cm" svg:height="0.08cm" draw:transform="rotate (1.5707963267949) translate (12.462cm 11.9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composants" svg:width="0.08cm" svg:height="0.08cm" draw:transform="rotate (1.5707963267949) translate (12.716cm 11.9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composants" svg:width="0.08cm" svg:height="0.08cm" draw:transform="rotate (1.5707963267949) translate (12.97cm 11.9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composants" svg:width="0.08cm" svg:height="0.08cm" draw:transform="rotate (1.5707963267949) translate (13.225cm 11.9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composants" svg:width="0.08cm" svg:height="0.08cm" draw:transform="rotate (1.5707963267949) translate (13.479cm 11.9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composants" svg:width="0.08cm" svg:height="0.08cm" draw:transform="rotate (1.5707963267949) translate (13.733cm 11.9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composants" svg:width="0.08cm" svg:height="0.08cm" draw:transform="rotate (1.5707963267949) translate (13.987cm 11.9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composants" svg:width="0.08cm" svg:height="0.08cm" draw:transform="rotate (1.5707963267949) translate (14.241cm 11.9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composants" svg:width="0.08cm" svg:height="0.08cm" draw:transform="rotate (1.5707963267949) translate (14.496cm 11.9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composants" svg:width="0.08cm" svg:height="0.08cm" draw:transform="rotate (1.5707963267949) translate (14.75cm 11.9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composants" svg:width="0.08cm" svg:height="0.08cm" draw:transform="rotate (1.5707963267949) translate (15.004cm 11.9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composants" svg:width="0.08cm" svg:height="0.08cm" draw:transform="rotate (1.5707963267949) translate (15.258cm 11.9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composants" svg:width="0.08cm" svg:height="0.08cm" draw:transform="rotate (1.5707963267949) translate (15.513cm 11.9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composants" svg:width="0.08cm" svg:height="0.08cm" draw:transform="rotate (1.5707963267949) translate (15.767cm 11.9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composants" svg:width="0.08cm" svg:height="0.08cm" draw:transform="rotate (1.5707963267949) translate (16.019cm 11.9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composants" svg:width="0.507cm" svg:height="0.546cm" draw:transform="rotate (1.5707963267949) translate (11.955cm 12.96cm)">
            <text:p text:style-name="P1"><text:span text:style-name="T2">US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8" draw:layer="composants" svg:width="0.815cm" svg:height="0.408cm" draw:transform="rotate (1.5707963267949) translate (15.102cm 12.619cm)">
            <draw:text-box>
              <text:p text:style-name="P7"><text:span text:style-name="T3">G</text:span><text:span text:style-name="T3">N</text:span><text:span text:style-name="T3">D</text:span></text:p>
            </draw:text-box>
          </draw:frame>
          <draw:frame draw:style-name="gr9" draw:text-style-name="P9" draw:layer="composants" svg:width="0.671cm" svg:height="0.408cm" draw:transform="rotate (1.5707963267949) translate (13.063cm 13.625cm)">
            <draw:text-box>
              <text:p><text:span text:style-name="T3">A0</text:span></text:p>
            </draw:text-box>
          </draw:frame>
          <draw:frame draw:style-name="gr9" draw:text-style-name="P9" draw:layer="composants" svg:width="0.671cm" svg:height="0.408cm" draw:transform="rotate (1.5707963267949) translate (13.563cm 13.625cm)">
            <draw:text-box>
              <text:p><text:span text:style-name="T3">A2</text:span></text:p>
            </draw:text-box>
          </draw:frame>
          <draw:frame draw:style-name="gr9" draw:text-style-name="P9" draw:layer="composants" svg:width="0.671cm" svg:height="0.408cm" draw:transform="rotate (1.5707963267949) translate (13.311cm 13.623cm)">
            <draw:text-box>
              <text:p><text:span text:style-name="T3">A1</text:span></text:p>
            </draw:text-box>
          </draw:frame>
          <draw:frame draw:style-name="gr8" draw:text-style-name="P9" draw:layer="composants" svg:width="0.815cm" svg:height="0.408cm" draw:transform="rotate (1.5707963267949) translate (15.614cm 13.61cm)">
            <draw:text-box>
              <text:p><text:span text:style-name="T3">GND</text:span></text:p>
            </draw:text-box>
          </draw:frame>
          <draw:frame draw:style-name="gr9" draw:text-style-name="P9" draw:layer="composants" svg:width="0.671cm" svg:height="0.408cm" draw:transform="rotate (1.5707963267949) translate (13.838cm 13.625cm)">
            <draw:text-box>
              <text:p><text:span text:style-name="T3">A3</text:span></text:p>
            </draw:text-box>
          </draw:frame>
        </draw:g>
        <draw:custom-shape draw:style-name="gr10" draw:text-style-name="P10" draw:layer="acastillage" svg:width="0.5cm" svg:height="0.5cm" draw:transform="rotate (1.5707963267949) translate (14.53cm 14.7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acastillage" svg:width="0.5cm" svg:height="0.5cm" draw:transform="rotate (1.5707963267949) translate (14.54cm 8.9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11" draw:layer="composants" svg:width="1.5cm" svg:height="3cm" svg:x="12.145cm" svg:y="8.4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2" draw:layer="composants" svg:width="0.08cm" svg:height="0.08cm" svg:x="12.464cm" svg:y="8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2" draw:layer="composants" svg:width="0.08cm" svg:height="0.08cm" svg:x="12.717cm" svg:y="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2" draw:layer="composants" svg:width="0.08cm" svg:height="0.08cm" svg:x="12.971cm" svg:y="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2" draw:layer="composants" svg:width="0.08cm" svg:height="0.08cm" svg:x="13.224cm" svg:y="8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2" draw:layer="composants" svg:width="0.08cm" svg:height="0.08cm" svg:x="12.464cm" svg:y="8.8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2" draw:layer="composants" svg:width="0.08cm" svg:height="0.08cm" svg:x="12.717cm" svg:y="8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2" draw:layer="composants" svg:width="0.08cm" svg:height="0.08cm" svg:x="12.971cm" svg:y="8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2" draw:layer="composants" svg:width="0.08cm" svg:height="0.08cm" svg:x="13.224cm" svg:y="8.8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2" draw:text-style-name="P2" draw:layer="coupures" svg:x1="12.427cm" svg:y1="8.765cm" svg:x2="13.366cm" svg:y2="8.765cm">
          <text:p/>
        </draw:line>
        <draw:g>
          <draw:custom-shape draw:style-name="gr13" draw:text-style-name="P10" draw:layer="composants" svg:width="0.264cm" svg:height="0.502cm" draw:transform="rotate (1.5707963267949) translate (16.43cm 8.54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3" draw:layer="composants" svg:width="0.08cm" svg:height="0.08cm" draw:transform="rotate (1.5707963267949) translate (16.518cm 8.45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composants" svg:width="0.08cm" svg:height="0.08cm" draw:transform="rotate (1.5707963267949) translate (16.772cm 8.44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" draw:text-style-name="P10" draw:layer="composants" svg:width="0.264cm" svg:height="0.502cm" draw:transform="rotate (1.5707963267949) translate (12.88cm 14.0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3" draw:layer="composants" svg:width="0.08cm" svg:height="0.08cm" draw:transform="rotate (1.5707963267949) translate (12.968cm 14.00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composants" svg:width="0.08cm" svg:height="0.08cm" draw:transform="rotate (1.5707963267949) translate (13.222cm 14.00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2" draw:text-style-name="P2" draw:layer="coupures" svg:x1="12.914cm" svg:y1="13.808cm" svg:x2="13.126cm" svg:y2="13.808cm">
          <text:p/>
        </draw:line>
        <draw:custom-shape draw:style-name="gr15" draw:text-style-name="P2" draw:layer="layout" svg:width="5.4cm" svg:height="6.7cm" svg:x="12.041cm" svg:y="8.226cm">
          <text:p/>
          <draw:enhanced-geometry svg:viewBox="0 0 21600 21600" draw:type="rectangle" draw:enhanced-path="M 0 0 L 21600 0 21600 21600 0 21600 0 0 Z N"/>
        </draw:custom-shape>
        <draw:line draw:style-name="gr12" draw:text-style-name="P2" draw:layer="coupures" svg:x1="12.412cm" svg:y1="9.794cm" svg:x2="13.351cm" svg:y2="9.794cm">
          <text:p/>
        </draw:line>
        <draw:line draw:style-name="gr4" draw:text-style-name="P2" draw:layer="coupures" svg:x1="12.378cm" svg:y1="11.444cm" svg:x2="16.122cm" svg:y2="11.438cm">
          <text:p/>
        </draw:line>
        <draw:line draw:style-name="gr12" draw:text-style-name="P2" draw:layer="coupures" svg:x1="15.967cm" svg:y1="9.16cm" svg:x2="16.906cm" svg:y2="9.16cm">
          <text:p/>
        </draw:line>
        <draw:line draw:style-name="gr12" draw:text-style-name="P2" draw:layer="coupures" svg:x1="15.725cm" svg:y1="10.424cm" svg:x2="16.42cm" svg:y2="10.424cm">
          <text:p/>
        </draw:line>
        <draw:g>
          <draw:custom-shape draw:style-name="gr16" draw:text-style-name="P14" draw:layer="composants" svg:width="1.905cm" svg:height="0.667cm" svg:x="15.089cm" svg:y="9.79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2" draw:layer="composants" svg:width="0.08cm" svg:height="0.08cm" svg:x="15.767cm" svg:y="10.1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2" draw:layer="composants" svg:width="0.08cm" svg:height="0.08cm" svg:x="16.02cm" svg:y="10.1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2" draw:layer="composants" svg:width="0.08cm" svg:height="0.08cm" svg:x="16.274cm" svg:y="10.1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15" draw:layer="composants" svg:width="0.815cm" svg:height="0.409cm" draw:transform="rotate (1.5707963267949) translate (16.124cm 10.874cm)">
            <draw:text-box>
              <text:p text:style-name="P7"><text:span text:style-name="T3">G</text:span><text:span text:style-name="T3">N</text:span><text:span text:style-name="T3">D</text:span></text:p>
            </draw:text-box>
          </draw:frame>
          <draw:frame draw:style-name="gr17" draw:text-style-name="P15" draw:layer="composants" svg:width="0.815cm" svg:height="0.409cm" draw:transform="rotate (1.5707963267949) translate (15.853cm 10.874cm)">
            <draw:text-box>
              <text:p text:style-name="P7"><text:span text:style-name="T3">V</text:span><text:span text:style-name="T3">C</text:span><text:span text:style-name="T3">C</text:span></text:p>
            </draw:text-box>
          </draw:frame>
          <draw:frame draw:style-name="gr18" draw:text-style-name="P15" draw:layer="composants" svg:width="0.861cm" svg:height="0.408cm" draw:transform="rotate (1.5707963267949) translate (15.603cm 10.92cm)">
            <draw:text-box>
              <text:p text:style-name="P7"><text:span text:style-name="T3">D</text:span><text:span text:style-name="T3">A</text:span><text:span text:style-name="T3">T</text:span><text:span text:style-name="T3">A</text:span></text:p>
            </draw:text-box>
          </draw:frame>
          <draw:custom-shape draw:style-name="gr19" draw:text-style-name="P16" draw:layer="composants" svg:width="2.3cm" svg:height="0.133cm" svg:x="14.9cm" svg:y="10.46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11" draw:layer="composants" svg:width="0.725cm" svg:height="0.489cm" draw:transform="rotate (-3.14159265358979) translate (16.434cm 9.299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2" draw:layer="composants" svg:width="0.08cm" svg:height="0.08cm" draw:transform="rotate (-3.14159265358979) translate (16.838cm 8.96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2" draw:layer="composants" svg:width="0.08cm" svg:height="0.08cm" draw:transform="rotate (-3.14159265358979) translate (16.585cm 8.96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2" draw:layer="composants" svg:width="0.08cm" svg:height="0.08cm" draw:transform="rotate (-3.14159265358979) translate (16.331cm 8.96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2" draw:layer="composants" svg:width="0.08cm" svg:height="0.08cm" draw:transform="rotate (-3.14159265358979) translate (16.078cm 8.96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1" draw:layer="composants" svg:width="1.5cm" svg:height="0.111cm" draw:transform="rotate (-3.14159265358979) translate (17.157cm 9.41cm)">
            <text:p/>
            <draw:enhanced-geometry svg:viewBox="0 0 21600 21600" draw:type="rectangle" draw:enhanced-path="M 0 0 L 21600 0 21600 21600 0 21600 0 0 Z N"/>
          </draw:custom-shape>
          <draw:frame draw:style-name="gr17" draw:text-style-name="P15" draw:layer="composants" svg:width="0.815cm" svg:height="0.409cm" draw:transform="rotate (1.5707963267949) translate (16.351cm 9.617cm)">
            <draw:text-box>
              <text:p text:style-name="P7"><text:span text:style-name="T3">G</text:span><text:span text:style-name="T3">N</text:span><text:span text:style-name="T3">D</text:span></text:p>
            </draw:text-box>
          </draw:frame>
          <draw:frame draw:style-name="gr17" draw:text-style-name="P15" draw:layer="composants" svg:width="0.815cm" svg:height="0.409cm" draw:transform="rotate (1.5707963267949) translate (16.61cm 9.617cm)">
            <draw:text-box>
              <text:p text:style-name="P7"><text:span text:style-name="T3">V</text:span><text:span text:style-name="T3">C</text:span><text:span text:style-name="T3">C</text:span></text:p>
            </draw:text-box>
          </draw:frame>
          <draw:frame draw:style-name="gr17" draw:text-style-name="P15" draw:layer="composants" svg:width="0.746cm" svg:height="0.409cm" draw:transform="rotate (1.5707963267949) translate (15.855cm 9.548cm)">
            <draw:text-box>
              <text:p text:style-name="P7"><text:span text:style-name="T3">A</text:span><text:span text:style-name="T3">O</text:span></text:p>
            </draw:text-box>
          </draw:frame>
          <draw:frame draw:style-name="gr17" draw:text-style-name="P15" draw:layer="composants" svg:width="0.746cm" svg:height="0.409cm" draw:transform="rotate (1.5707963267949) translate (16.113cm 9.548cm)">
            <draw:text-box>
              <text:p text:style-name="P7"><text:span text:style-name="T3">D</text:span><text:span text:style-name="T3">O</text:span></text:p>
            </draw:text-box>
          </draw:frame>
        </draw:g>
        <draw:frame draw:style-name="gr17" draw:text-style-name="P15" draw:layer="composants" svg:width="0.815cm" svg:height="0.409cm" draw:transform="rotate (1.5707963267949) translate (16.386cm 8.419cm)">
          <draw:text-box>
            <text:p text:style-name="P7"><text:span text:style-name="T3">G</text:span><text:span text:style-name="T3">N</text:span><text:span text:style-name="T3">D</text:span></text:p>
          </draw:text-box>
        </draw:frame>
        <draw:frame draw:style-name="gr17" draw:text-style-name="P15" draw:layer="composants" svg:width="0.815cm" svg:height="0.409cm" draw:transform="rotate (1.5707963267949) translate (16.645cm 8.419cm)">
          <draw:text-box>
            <text:p text:style-name="P7"><text:span text:style-name="T3">V</text:span><text:span text:style-name="T3">C</text:span><text:span text:style-name="T3">C</text:span></text:p>
          </draw:text-box>
        </draw:frame>
        <draw:frame draw:style-name="gr22" draw:text-style-name="P18" draw:layer="layout" svg:width="11.314cm" svg:height="2.738cm" svg:x="17.386cm" svg:y="17.262cm">
          <draw:text-box>
            <text:p text:style-name="P17"><text:span text:style-name="T4">P</text:span><text:span text:style-name="T4">C</text:span><text:span text:style-name="T4">B</text:span><text:span text:style-name="T4"> </text:span><text:span text:style-name="T4">v</text:span><text:span text:style-name="T4">4</text:span></text:p>
            <text:p><text:span text:style-name="T5">m</text:span><text:span text:style-name="T5">y</text:span><text:span text:style-name="T5">s</text:span><text:span text:style-name="T5">C</text:span><text:span text:style-name="T5">e</text:span><text:span text:style-name="T5">l</text:span><text:span text:style-name="T5">l</text:span><text:span text:style-name="T5">a</text:span><text:span text:style-name="T5">r</text:span><text:span text:style-name="T5"> </text:span><text:span text:style-name="T5">v</text:span><text:span text:style-name="T5">6</text:span><text:span text:style-name="T5">.</text:span><text:span text:style-name="T5">0</text:span><text:span text:style-name="T5">.</text:span><text:span text:style-name="T5">2</text:span><text:span text:style-name="T5">0</text:span><text:span text:style-name="T5">1</text:span><text:span text:style-name="T5">7</text:span></text:p>
            <text:p><text:span text:style-name="T5">C</text:span><text:span text:style-name="T5">o</text:span><text:span text:style-name="T5">p</text:span><text:span text:style-name="T5">y</text:span><text:span text:style-name="T5">r</text:span><text:span text:style-name="T5">i</text:span><text:span text:style-name="T5">g</text:span><text:span text:style-name="T5">h</text:span><text:span text:style-name="T5">t</text:span><text:span text:style-name="T5"> </text:span><text:span text:style-name="T5">@</text:span><text:span text:style-name="T5"> </text:span><text:span text:style-name="T5">2</text:span><text:span text:style-name="T5">0</text:span><text:span text:style-name="T5">1</text:span><text:span text:style-name="T5">5</text:span><text:span text:style-name="T5">-</text:span><text:span text:style-name="T5">2</text:span><text:span text:style-name="T5">0</text:span><text:span text:style-name="T5">1</text:span><text:span text:style-name="T5">7</text:span><text:span text:style-name="T5"> </text:span><text:span text:style-name="T5">P</text:span><text:span text:style-name="T5">i</text:span><text:span text:style-name="T5">e</text:span><text:span text:style-name="T5">r</text:span><text:span text:style-name="T5">r</text:span><text:span text:style-name="T5">e</text:span><text:span text:style-name="T5"> </text:span><text:span text:style-name="T5">W</text:span><text:span text:style-name="T5">i</text:span><text:span text:style-name="T5">e</text:span><text:span text:style-name="T5">s</text:span><text:span text:style-name="T5">e</text:span><text:span text:style-name="T5">r</text:span><text:span text:style-name="T5"> </text:span><text:span text:style-name="T5">&lt;</text:span><text:span text:style-name="T5"><text:a xlink:href="mailto:pwieser@trychlos.org" xlink:type="simple">pwieser@trychlos.org</text:a></text:span><text:span text:style-name="T5">&gt;</text:span></text:p>
            <text:p><text:span text:style-name="T5"/></text:p>
            <text:p><text:span text:style-name="T6">L</text:span><text:span text:style-name="T6">a</text:span><text:span text:style-name="T6">s</text:span><text:span text:style-name="T6">t</text:span><text:span text:style-name="T6"> </text:span><text:span text:style-name="T6">u</text:span><text:span text:style-name="T6">p</text:span><text:span text:style-name="T6">d</text:span><text:span text:style-name="T6">a</text:span><text:span text:style-name="T6">t</text:span><text:span text:style-name="T6">e</text:span><text:span text:style-name="T6">d</text:span><text:span text:style-name="T6"> </text:span><text:span text:style-name="T6">o</text:span><text:span text:style-name="T6">n</text:span><text:span text:style-name="T6"> </text:span><text:span text:style-name="T6">2</text:span><text:span text:style-name="T6">0</text:span><text:span text:style-name="T6">1</text:span><text:span text:style-name="T6">7</text:span><text:span text:style-name="T6">-</text:span><text:span text:style-name="T6">0</text:span><text:span text:style-name="T6">5</text:span><text:span text:style-name="T6">-</text:span><text:span text:style-name="T6">2</text:span><text:span text:style-name="T6">0</text:span></text:p>
          </draw:text-box>
        </draw:frame>
        <draw:g>
          <draw:custom-shape draw:style-name="gr23" draw:text-style-name="P2" draw:layer="composants" svg:width="0.25cm" svg:height="0.25cm" draw:transform="rotate (1.5707963267949) translate (13.401cm 14.34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9" draw:layer="composants" svg:width="0.09cm" svg:height="0.09cm" draw:transform="rotate (1.5707963267949) translate (13.481cm 14.01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9" draw:layer="composants" svg:width="0.09cm" svg:height="0.09cm" draw:transform="rotate (1.5707963267949) translate (13.481cm 14.2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19" draw:layer="composants" svg:x1="13.525cm" svg:y1="14.092cm" svg:x2="13.525cm" svg:y2="13.967cm">
            <text:p text:style-name="P1"><text:span text:style-name="T7">1</text:span><text:span text:style-name="T7">k</text:span></text:p>
          </draw:line>
        </draw:g>
        <draw:line draw:style-name="gr12" draw:text-style-name="P2" draw:layer="coupures" svg:x1="13.42cm" svg:y1="14.088cm" svg:x2="13.632cm" svg:y2="14.088cm">
          <text:p/>
        </draw:line>
        <draw:g>
          <draw:custom-shape draw:style-name="gr26" draw:text-style-name="P20" draw:layer="composants" svg:width="0.08cm" svg:height="0.08cm" draw:transform="rotate (-3.14159265358979) translate (13.557cm 14.51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0" draw:layer="composants" svg:width="0.08cm" svg:height="0.08cm" draw:transform="rotate (-3.14159265358979) translate (13.051cm 14.51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7" draw:text-style-name="P21" draw:layer="composants" svg:width="0.26cm" svg:height="0.299cm" draw:transform="rotate (-3.14159265358979) translate (13.519cm 14.626cm)" svg:viewBox="0 0 261 300" svg:d="M261 253c-27 29-66 47-111 47-85 0-150-65-150-150s65-150 150-150c45 0 84 18 111 47z">
            <text:p/>
          </draw:path>
          <draw:custom-shape draw:style-name="gr28" draw:text-style-name="P21" draw:layer="composants" svg:width="0.225cm" svg:height="0.225cm" draw:transform="rotate (-3.14159265358979) translate (13.481cm 14.5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9" draw:text-style-name="P23" draw:layer="composants" svg:width="0.066cm" svg:height="0.12cm" draw:transform="rotate (-3.14159265358979) translate (13.549cm 14.627cm)">
            <draw:text-box>
              <text:p text:style-name="P22"><text:span text:style-name="T8">+</text:span></text:p>
            </draw:text-box>
          </draw:frame>
          <draw:line draw:style-name="gr30" draw:text-style-name="P2" draw:layer="composants" svg:x1="13.042cm" svg:y1="14.478cm" svg:x2="13.266cm" svg:y2="14.478cm">
            <text:p/>
          </draw:line>
        </draw:g>
        <draw:g>
          <draw:custom-shape draw:style-name="gr23" draw:text-style-name="P2" draw:layer="composants" svg:width="0.25cm" svg:height="0.25cm" draw:transform="rotate (-1.5707963267949) translate (14.148cm 11.0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9" draw:layer="composants" svg:width="0.09cm" svg:height="0.09cm" draw:transform="rotate (-1.5707963267949) translate (14.068cm 11.1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19" draw:layer="composants" svg:x1="14.024cm" svg:y1="11.314cm" svg:x2="14.024cm" svg:y2="11.724cm">
            <text:p text:style-name="P1"><text:span text:style-name="T7">1</text:span><text:span text:style-name="T7">k</text:span></text:p>
          </draw:line>
        </draw:g>
        <draw:g>
          <draw:custom-shape draw:style-name="gr23" draw:text-style-name="P2" draw:layer="composants" svg:width="0.25cm" svg:height="0.25cm" draw:transform="rotate (-1.5707963267949) translate (14.408cm 11.06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9" draw:layer="composants" svg:width="0.09cm" svg:height="0.09cm" draw:transform="rotate (-1.5707963267949) translate (14.328cm 11.14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19" draw:layer="composants" svg:x1="14.284cm" svg:y1="11.317cm" svg:x2="14.284cm" svg:y2="11.727cm">
            <text:p text:style-name="P1"><text:span text:style-name="T7">1</text:span><text:span text:style-name="T7">k</text:span></text:p>
          </draw:line>
        </draw:g>
        <draw:g>
          <draw:custom-shape draw:style-name="gr26" draw:text-style-name="P20" draw:layer="composants" svg:width="0.08cm" svg:height="0.08cm" draw:transform="rotate (1.5707963267949) translate (14.238cm 10.97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0" draw:layer="composants" svg:width="0.08cm" svg:height="0.08cm" draw:transform="rotate (1.5707963267949) translate (14.235cm 10.46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7" draw:text-style-name="P21" draw:layer="composants" svg:width="0.26cm" svg:height="0.299cm" draw:transform="rotate (1.5707963267949) translate (14.128cm 10.934cm)" svg:viewBox="0 0 261 300" svg:d="M261 253c-27 29-66 47-111 47-85 0-150-65-150-150s65-150 150-150c45 0 84 18 111 47z">
            <text:p/>
          </draw:path>
          <draw:custom-shape draw:style-name="gr28" draw:text-style-name="P21" draw:layer="composants" svg:width="0.225cm" svg:height="0.225cm" draw:transform="rotate (1.5707963267949) translate (14.166cm 10.89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9" draw:text-style-name="P23" draw:layer="composants" svg:width="0.066cm" svg:height="0.12cm" draw:transform="rotate (1.5707963267949) translate (14.127cm 10.964cm)">
            <draw:text-box>
              <text:p text:style-name="P22"><text:span text:style-name="T8">+</text:span></text:p>
            </draw:text-box>
          </draw:frame>
          <draw:line draw:style-name="gr30" draw:text-style-name="P2" draw:layer="composants" svg:x1="14.276cm" svg:y1="10.457cm" svg:x2="14.276cm" svg:y2="10.681cm">
            <text:p/>
          </draw:line>
        </draw:g>
        <draw:line draw:style-name="gr12" draw:text-style-name="P2" draw:layer="coupures" svg:x1="13.917cm" svg:y1="10.796cm" svg:x2="14.412cm" svg:y2="10.796cm">
          <text:p/>
        </draw:line>
        <draw:g>
          <draw:custom-shape draw:style-name="gr26" draw:text-style-name="P20" draw:layer="composants" svg:width="0.08cm" svg:height="0.08cm" draw:transform="rotate (1.5707963267949) translate (13.986cm 10.97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0" draw:layer="composants" svg:width="0.08cm" svg:height="0.08cm" draw:transform="rotate (1.5707963267949) translate (13.986cm 10.7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2" draw:text-style-name="P24" draw:layer="composants" svg:width="0.26cm" svg:height="0.299cm" draw:transform="rotate (1.5707963267949) translate (13.876cm 10.937cm)" svg:viewBox="0 0 261 300" svg:d="M261 253c-27 29-66 47-111 47-85 0-150-65-150-150s65-150 150-150c45 0 84 18 111 47z">
            <text:p/>
          </draw:path>
          <draw:custom-shape draw:style-name="gr33" draw:text-style-name="P24" draw:layer="composants" svg:width="0.225cm" svg:height="0.225cm" draw:transform="rotate (1.5707963267949) translate (13.914cm 10.89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9" draw:text-style-name="P23" draw:layer="composants" svg:width="0.066cm" svg:height="0.12cm" draw:transform="rotate (1.5707963267949) translate (13.875cm 10.967cm)">
            <draw:text-box>
              <text:p text:style-name="P22"><text:span text:style-name="T8">+</text:span></text:p>
            </draw:text-box>
          </draw:frame>
          <draw:frame draw:style-name="gr29" draw:text-style-name="P23" draw:layer="composants" svg:width="0.036cm" svg:height="0.12cm" draw:transform="rotate (1.5707963267949) translate (14.027cm 10.666cm)">
            <draw:text-box>
              <text:p text:style-name="P22"><text:span text:style-name="T8">-</text:span></text:p>
            </draw:text-box>
          </draw:frame>
        </draw:g>
        <draw:line draw:style-name="gr34" draw:text-style-name="P25" draw:layer="straps" svg:x1="15.296cm" svg:y1="11.733cm" svg:x2="15.296cm" svg:y2="11.15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ircuit imprimé"/>
      <draw:layer draw:name="perçages"/>
      <draw:layer draw:name="composants"/>
      <draw:layer draw:name="coupures"/>
      <draw:layer draw:name="straps"/>
      <draw:layer draw:name="acastillage"/>
      <draw:layer draw:name="Cartouche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.0$Linux_X86_64 LibreOffice_project/10$Build-2</meta:generator>
    <meta:initial-creator>Pierre Wieser</meta:initial-creator>
    <meta:creation-date>2007-11-11T21:53:05</meta:creation-date>
    <dc:date>2017-05-20T15:07:28.102500057</dc:date>
    <meta:editing-cycles>50</meta:editing-cycles>
    <meta:editing-duration>PT21H20M56S</meta:editing-duration>
    <meta:document-statistic meta:object-count="1290"/>
    <meta:user-defined meta:name="Info 1"/>
    <meta:user-defined meta:name="Info 2"/>
    <meta:user-defined meta:name="Info 3"/>
    <meta:user-defined meta:name="Info 4"/>
  </office:meta>
</office:document-meta>
</file>